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42"/>
    <style:style style:name="ce7" style:family="table-cell" style:parent-style-name="Default" style:data-style-name="N45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3.45016666666667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4.16983333333333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4.381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4.8471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5.0165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2.32833333333333cm" style:use-optimal-column-width="true"/>
    </style:style>
    <style:style style:name="co15" style:family="table-column">
      <style:table-column-properties fo:break-before="auto" style:column-width="3.72533333333333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302cm"/>
    </style:style>
    <style:style style:name="co18" style:family="table-column">
      <style:table-column-properties fo:break-before="auto" style:column-width="3.40783333333333cm"/>
    </style:style>
    <style:style style:name="co19" style:family="table-column">
      <style:table-column-properties fo:break-before="auto" style:column-width="3.09033333333333cm"/>
    </style:style>
    <style:style style:name="co20" style:family="table-column">
      <style:table-column-properties fo:break-before="auto" style:column-width="4.191cm"/>
    </style:style>
    <style:style style:name="co21" style:family="table-column">
      <style:table-column-properties fo:break-before="auto" style:column-width="1.8415cm"/>
    </style:style>
    <style:style style:name="co22" style:family="table-column">
      <style:table-column-properties fo:break-before="auto" style:column-width="3.619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56116666666667cm" style:use-optimal-column-width="true"/>
    </style:style>
    <style:style style:name="co25" style:family="table-column">
      <style:table-column-properties fo:break-before="auto" style:column-width="2.58233333333333cm" style:use-optimal-column-width="true"/>
    </style:style>
    <style:style style:name="co26" style:family="table-column">
      <style:table-column-properties fo:break-before="auto" style:column-width="3.048cm" style:use-optimal-column-width="true"/>
    </style:style>
    <style:style style:name="co27" style:family="table-column">
      <style:table-column-properties fo:break-before="auto" style:column-width="2.2013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stato</text:p>
          </table:table-cell>
          <table:table-cell office:value-type="string" table:style-name="ce2">
            <text:p>ricoverati_con_sintomi</text:p>
          </table:table-cell>
          <table:table-cell office:value-type="string" table:style-name="ce2">
            <text:p>terapia_intensiva</text:p>
          </table:table-cell>
          <table:table-cell office:value-type="string" table:style-name="ce2">
            <text:p>ospedalizzati</text:p>
          </table:table-cell>
          <table:table-cell office:value-type="string" table:style-name="ce2">
            <text:p>isolamento_domiciliare</text:p>
          </table:table-cell>
          <table:table-cell office:value-type="string" table:style-name="ce2">
            <text:p>attualmente_positivi</text:p>
          </table:table-cell>
          <table:table-cell office:value-type="string" table:style-name="ce2">
            <text:p>nuovi_attualmente_positivi</text:p>
          </table:table-cell>
          <table:table-cell office:value-type="string" table:style-name="ce2">
            <text:p>dimessi_guariti</text:p>
          </table:table-cell>
          <table:table-cell office:value-type="string" table:style-name="ce2">
            <text:p>deceduti</text:p>
          </table:table-cell>
          <table:table-cell office:value-type="string" table:style-name="ce2">
            <text:p>totale_casi</text:p>
          </table:table-cell>
          <table:table-cell office:value-type="string" table:style-name="ce2">
            <text:p>tamponi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7">
            <text:p>24/2</text:p>
          </table:table-cell>
          <table:table-cell office:value-type="string" table:style-name="ce3">
            <text:p>ITA</text:p>
          </table:table-cell>
          <table:table-cell office:value-type="float" office:value="101" table:style-name="ce3">
            <text:p>101</text:p>
          </table:table-cell>
          <table:table-cell office:value-type="float" office:value="26" table:style-name="ce3">
            <text:p>26</text:p>
          </table:table-cell>
          <table:table-cell office:value-type="float" office:value="127" table:style-name="ce3">
            <text:p>127</text:p>
          </table:table-cell>
          <table:table-cell office:value-type="float" office:value="94" table:style-name="ce3">
            <text:p>94</text:p>
          </table:table-cell>
          <table:table-cell office:value-type="float" office:value="221" table:style-name="ce3">
            <text:p>221</text:p>
          </table:table-cell>
          <table:table-cell office:value-type="float" office:value="221" table:style-name="ce3">
            <text:p>22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229" table:style-name="ce3">
            <text:p>22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5T00:00:00" table:style-name="ce7">
            <text:p>25/2</text:p>
          </table:table-cell>
          <table:table-cell office:value-type="string" table:style-name="ce3">
            <text:p>ITA</text:p>
          </table:table-cell>
          <table:table-cell office:value-type="float" office:value="114" table:style-name="ce3">
            <text:p>114</text:p>
          </table:table-cell>
          <table:table-cell office:value-type="float" office:value="35" table:style-name="ce3">
            <text:p>35</text:p>
          </table:table-cell>
          <table:table-cell office:value-type="float" office:value="149" table:style-name="ce3">
            <text:p>149</text:p>
          </table:table-cell>
          <table:table-cell office:value-type="float" office:value="162" table:style-name="ce3">
            <text:p>162</text:p>
          </table:table-cell>
          <table:table-cell office:value-type="float" office:value="311" table:style-name="ce3">
            <text:p>311</text:p>
          </table:table-cell>
          <table:table-cell office:value-type="float" office:value="90" table:style-name="ce3">
            <text:p>9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322" table:style-name="ce3">
            <text:p>32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6T00:00:00" table:style-name="ce7">
            <text:p>26/2</text:p>
          </table:table-cell>
          <table:table-cell office:value-type="string" table:style-name="ce3">
            <text:p>ITA</text:p>
          </table:table-cell>
          <table:table-cell office:value-type="float" office:value="128" table:style-name="ce3">
            <text:p>128</text:p>
          </table:table-cell>
          <table:table-cell office:value-type="float" office:value="36" table:style-name="ce3">
            <text:p>36</text:p>
          </table:table-cell>
          <table:table-cell office:value-type="float" office:value="164" table:style-name="ce3">
            <text:p>164</text:p>
          </table:table-cell>
          <table:table-cell office:value-type="float" office:value="221" table:style-name="ce3">
            <text:p>221</text:p>
          </table:table-cell>
          <table:table-cell office:value-type="float" office:value="385" table:style-name="ce3">
            <text:p>385</text:p>
          </table:table-cell>
          <table:table-cell office:value-type="float" office:value="74" table:style-name="ce3">
            <text:p>74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400" table:style-name="ce3">
            <text:p>4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7T00:00:00" table:style-name="ce7">
            <text:p>27/2</text:p>
          </table:table-cell>
          <table:table-cell office:value-type="string" table:style-name="ce3">
            <text:p>ITA</text:p>
          </table:table-cell>
          <table:table-cell office:value-type="float" office:value="248" table:style-name="ce3">
            <text:p>248</text:p>
          </table:table-cell>
          <table:table-cell office:value-type="float" office:value="56" table:style-name="ce3">
            <text:p>56</text:p>
          </table:table-cell>
          <table:table-cell office:value-type="float" office:value="304" table:style-name="ce3">
            <text:p>304</text:p>
          </table:table-cell>
          <table:table-cell office:value-type="float" office:value="284" table:style-name="ce3">
            <text:p>284</text:p>
          </table:table-cell>
          <table:table-cell office:value-type="float" office:value="588" table:style-name="ce3">
            <text:p>588</text:p>
          </table:table-cell>
          <table:table-cell office:value-type="float" office:value="203" table:style-name="ce3">
            <text:p>203</text:p>
          </table:table-cell>
          <table:table-cell office:value-type="float" office:value="45" table:style-name="ce3">
            <text:p>45</text:p>
          </table:table-cell>
          <table:table-cell office:value-type="float" office:value="17" table:style-name="ce3">
            <text:p>17</text:p>
          </table:table-cell>
          <table:table-cell office:value-type="float" office:value="650" table:style-name="ce3">
            <text:p>65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8T00:00:00" table:style-name="ce7">
            <text:p>28/2</text:p>
          </table:table-cell>
          <table:table-cell office:value-type="string" table:style-name="ce3">
            <text:p>ITA</text:p>
          </table:table-cell>
          <table:table-cell office:value-type="float" office:value="345" table:style-name="ce3">
            <text:p>345</text:p>
          </table:table-cell>
          <table:table-cell office:value-type="float" office:value="64" table:style-name="ce3">
            <text:p>64</text:p>
          </table:table-cell>
          <table:table-cell office:value-type="float" office:value="409" table:style-name="ce3">
            <text:p>409</text:p>
          </table:table-cell>
          <table:table-cell office:value-type="float" office:value="412" table:style-name="ce3">
            <text:p>412</text:p>
          </table:table-cell>
          <table:table-cell office:value-type="float" office:value="821" table:style-name="ce3">
            <text:p>821</text:p>
          </table:table-cell>
          <table:table-cell office:value-type="float" office:value="233" table:style-name="ce3">
            <text:p>233</text:p>
          </table:table-cell>
          <table:table-cell office:value-type="float" office:value="46" table:style-name="ce3">
            <text:p>46</text:p>
          </table:table-cell>
          <table:table-cell office:value-type="float" office:value="21" table:style-name="ce3">
            <text:p>21</text:p>
          </table:table-cell>
          <table:table-cell office:value-type="float" office:value="888" table:style-name="ce3">
            <text:p>88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9T00:00:00" table:style-name="ce7">
            <text:p>29/2</text:p>
          </table:table-cell>
          <table:table-cell office:value-type="string" table:style-name="ce3">
            <text:p>ITA</text:p>
          </table:table-cell>
          <table:table-cell office:value-type="float" office:value="401" table:style-name="ce3">
            <text:p>401</text:p>
          </table:table-cell>
          <table:table-cell office:value-type="float" office:value="105" table:style-name="ce3">
            <text:p>105</text:p>
          </table:table-cell>
          <table:table-cell office:value-type="float" office:value="506" table:style-name="ce3">
            <text:p>506</text:p>
          </table:table-cell>
          <table:table-cell office:value-type="float" office:value="543" table:style-name="ce3">
            <text:p>543</text:p>
          </table:table-cell>
          <table:table-cell office:value-type="float" office:value="1049" table:style-name="ce3">
            <text:p>1049</text:p>
          </table:table-cell>
          <table:table-cell office:value-type="float" office:value="228" table:style-name="ce3">
            <text:p>228</text:p>
          </table:table-cell>
          <table:table-cell office:value-type="float" office:value="50" table:style-name="ce3">
            <text:p>50</text:p>
          </table:table-cell>
          <table:table-cell office:value-type="float" office:value="29" table:style-name="ce3">
            <text:p>29</text:p>
          </table:table-cell>
          <table:table-cell office:value-type="float" office:value="1128" table:style-name="ce3">
            <text:p>112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1T00:00:00" table:style-name="ce7">
            <text:p>1/3</text:p>
          </table:table-cell>
          <table:table-cell office:value-type="string" table:style-name="ce3">
            <text:p>ITA</text:p>
          </table:table-cell>
          <table:table-cell office:value-type="float" office:value="639" table:style-name="ce3">
            <text:p>639</text:p>
          </table:table-cell>
          <table:table-cell office:value-type="float" office:value="140" table:style-name="ce3">
            <text:p>140</text:p>
          </table:table-cell>
          <table:table-cell office:value-type="float" office:value="779" table:style-name="ce3">
            <text:p>779</text:p>
          </table:table-cell>
          <table:table-cell office:value-type="float" office:value="798" table:style-name="ce3">
            <text:p>798</text:p>
          </table:table-cell>
          <table:table-cell office:value-type="float" office:value="1577" table:style-name="ce3">
            <text:p>1577</text:p>
          </table:table-cell>
          <table:table-cell office:value-type="float" office:value="528" table:style-name="ce3">
            <text:p>528</text:p>
          </table:table-cell>
          <table:table-cell office:value-type="float" office:value="83" table:style-name="ce3">
            <text:p>83</text:p>
          </table:table-cell>
          <table:table-cell office:value-type="float" office:value="34" table:style-name="ce3">
            <text:p>34</text:p>
          </table:table-cell>
          <table:table-cell office:value-type="float" office:value="1694" table:style-name="ce3">
            <text:p>1694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2T00:00:00" table:style-name="ce7">
            <text:p>2/3</text:p>
          </table:table-cell>
          <table:table-cell office:value-type="string" table:style-name="ce3">
            <text:p>ITA</text:p>
          </table:table-cell>
          <table:table-cell office:value-type="float" office:value="742" table:style-name="ce3">
            <text:p>742</text:p>
          </table:table-cell>
          <table:table-cell office:value-type="float" office:value="166" table:style-name="ce3">
            <text:p>166</text:p>
          </table:table-cell>
          <table:table-cell office:value-type="float" office:value="908" table:style-name="ce3">
            <text:p>908</text:p>
          </table:table-cell>
          <table:table-cell office:value-type="float" office:value="927" table:style-name="ce3">
            <text:p>927</text:p>
          </table:table-cell>
          <table:table-cell office:value-type="float" office:value="1835" table:style-name="ce3">
            <text:p>1835</text:p>
          </table:table-cell>
          <table:table-cell office:value-type="float" office:value="258" table:style-name="ce3">
            <text:p>258</text:p>
          </table:table-cell>
          <table:table-cell office:value-type="float" office:value="149" table:style-name="ce3">
            <text:p>149</text:p>
          </table:table-cell>
          <table:table-cell office:value-type="float" office:value="52" table:style-name="ce3">
            <text:p>52</text:p>
          </table:table-cell>
          <table:table-cell office:value-type="float" office:value="2036" table:style-name="ce3">
            <text:p>20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3T00:00:00" table:style-name="ce7">
            <text:p>3/3</text:p>
          </table:table-cell>
          <table:table-cell office:value-type="string" table:style-name="ce3">
            <text:p>ITA</text:p>
          </table:table-cell>
          <table:table-cell office:value-type="float" office:value="1034" table:style-name="ce3">
            <text:p>1034</text:p>
          </table:table-cell>
          <table:table-cell office:value-type="float" office:value="229" table:style-name="ce3">
            <text:p>229</text:p>
          </table:table-cell>
          <table:table-cell office:value-type="float" office:value="1263" table:style-name="ce3">
            <text:p>1263</text:p>
          </table:table-cell>
          <table:table-cell office:value-type="float" office:value="1000" table:style-name="ce3">
            <text:p>1000</text:p>
          </table:table-cell>
          <table:table-cell office:value-type="float" office:value="2263" table:style-name="ce3">
            <text:p>2263</text:p>
          </table:table-cell>
          <table:table-cell office:value-type="float" office:value="428" table:style-name="ce3">
            <text:p>428</text:p>
          </table:table-cell>
          <table:table-cell office:value-type="float" office:value="160" table:style-name="ce3">
            <text:p>160</text:p>
          </table:table-cell>
          <table:table-cell office:value-type="float" office:value="79" table:style-name="ce3">
            <text:p>79</text:p>
          </table:table-cell>
          <table:table-cell office:value-type="float" office:value="2502" table:style-name="ce3">
            <text:p>250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4T00:00:00" table:style-name="ce7">
            <text:p>4/3</text:p>
          </table:table-cell>
          <table:table-cell office:value-type="string" table:style-name="ce3">
            <text:p>ITA</text:p>
          </table:table-cell>
          <table:table-cell office:value-type="float" office:value="1346" table:style-name="ce3">
            <text:p>1346</text:p>
          </table:table-cell>
          <table:table-cell office:value-type="float" office:value="295" table:style-name="ce3">
            <text:p>295</text:p>
          </table:table-cell>
          <table:table-cell office:value-type="float" office:value="1641" table:style-name="ce3">
            <text:p>1641</text:p>
          </table:table-cell>
          <table:table-cell office:value-type="float" office:value="1065" table:style-name="ce3">
            <text:p>1065</text:p>
          </table:table-cell>
          <table:table-cell office:value-type="float" office:value="2706" table:style-name="ce3">
            <text:p>2706</text:p>
          </table:table-cell>
          <table:table-cell office:value-type="float" office:value="443" table:style-name="ce3">
            <text:p>443</text:p>
          </table:table-cell>
          <table:table-cell office:value-type="float" office:value="276" table:style-name="ce3">
            <text:p>276</text:p>
          </table:table-cell>
          <table:table-cell office:value-type="float" office:value="107" table:style-name="ce3">
            <text:p>107</text:p>
          </table:table-cell>
          <table:table-cell office:value-type="float" office:value="3089" table:style-name="ce3">
            <text:p>308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5T00:00:00" table:style-name="ce7">
            <text:p>5/3</text:p>
          </table:table-cell>
          <table:table-cell office:value-type="string" table:style-name="ce3">
            <text:p>ITA</text:p>
          </table:table-cell>
          <table:table-cell office:value-type="float" office:value="1790" table:style-name="ce3">
            <text:p>1790</text:p>
          </table:table-cell>
          <table:table-cell office:value-type="float" office:value="351" table:style-name="ce3">
            <text:p>351</text:p>
          </table:table-cell>
          <table:table-cell office:value-type="float" office:value="2141" table:style-name="ce3">
            <text:p>2141</text:p>
          </table:table-cell>
          <table:table-cell office:value-type="float" office:value="1155" table:style-name="ce3">
            <text:p>1155</text:p>
          </table:table-cell>
          <table:table-cell office:value-type="float" office:value="3296" table:style-name="ce3">
            <text:p>3296</text:p>
          </table:table-cell>
          <table:table-cell office:value-type="float" office:value="590" table:style-name="ce3">
            <text:p>590</text:p>
          </table:table-cell>
          <table:table-cell office:value-type="float" office:value="414" table:style-name="ce3">
            <text:p>414</text:p>
          </table:table-cell>
          <table:table-cell office:value-type="float" office:value="148" table:style-name="ce3">
            <text:p>148</text:p>
          </table:table-cell>
          <table:table-cell office:value-type="float" office:value="3858" table:style-name="ce3">
            <text:p>385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6T00:00:00" table:style-name="ce7">
            <text:p>6/3</text:p>
          </table:table-cell>
          <table:table-cell office:value-type="string" table:style-name="ce3">
            <text:p>ITA</text:p>
          </table:table-cell>
          <table:table-cell office:value-type="float" office:value="2394" table:style-name="ce3">
            <text:p>2394</text:p>
          </table:table-cell>
          <table:table-cell office:value-type="float" office:value="462" table:style-name="ce3">
            <text:p>462</text:p>
          </table:table-cell>
          <table:table-cell office:value-type="float" office:value="2856" table:style-name="ce3">
            <text:p>2856</text:p>
          </table:table-cell>
          <table:table-cell office:value-type="float" office:value="1060" table:style-name="ce3">
            <text:p>1060</text:p>
          </table:table-cell>
          <table:table-cell office:value-type="float" office:value="3916" table:style-name="ce3">
            <text:p>3916</text:p>
          </table:table-cell>
          <table:table-cell office:value-type="float" office:value="620" table:style-name="ce3">
            <text:p>620</text:p>
          </table:table-cell>
          <table:table-cell office:value-type="float" office:value="523" table:style-name="ce3">
            <text:p>523</text:p>
          </table:table-cell>
          <table:table-cell office:value-type="float" office:value="197" table:style-name="ce3">
            <text:p>197</text:p>
          </table:table-cell>
          <table:table-cell office:value-type="float" office:value="4636" table:style-name="ce3">
            <text:p>46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7T00:00:00" table:style-name="ce7">
            <text:p>7/3</text:p>
          </table:table-cell>
          <table:table-cell office:value-type="string" table:style-name="ce3">
            <text:p>ITA</text:p>
          </table:table-cell>
          <table:table-cell office:value-type="float" office:value="2651" table:style-name="ce3">
            <text:p>2651</text:p>
          </table:table-cell>
          <table:table-cell office:value-type="float" office:value="567" table:style-name="ce3">
            <text:p>567</text:p>
          </table:table-cell>
          <table:table-cell office:value-type="float" office:value="3218" table:style-name="ce3">
            <text:p>3218</text:p>
          </table:table-cell>
          <table:table-cell office:value-type="float" office:value="1843" table:style-name="ce3">
            <text:p>1843</text:p>
          </table:table-cell>
          <table:table-cell office:value-type="float" office:value="5061" table:style-name="ce3">
            <text:p>5061</text:p>
          </table:table-cell>
          <table:table-cell office:value-type="float" office:value="1145" table:style-name="ce3">
            <text:p>1145</text:p>
          </table:table-cell>
          <table:table-cell office:value-type="float" office:value="589" table:style-name="ce3">
            <text:p>589</text:p>
          </table:table-cell>
          <table:table-cell office:value-type="float" office:value="233" table:style-name="ce3">
            <text:p>233</text:p>
          </table:table-cell>
          <table:table-cell office:value-type="float" office:value="5883" table:style-name="ce3">
            <text:p>5883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8T00:00:00" table:style-name="ce7">
            <text:p>8/3</text:p>
          </table:table-cell>
          <table:table-cell office:value-type="string" table:style-name="ce3">
            <text:p>ITA</text:p>
          </table:table-cell>
          <table:table-cell office:value-type="float" office:value="3557" table:style-name="ce3">
            <text:p>3557</text:p>
          </table:table-cell>
          <table:table-cell office:value-type="float" office:value="650" table:style-name="ce3">
            <text:p>650</text:p>
          </table:table-cell>
          <table:table-cell office:value-type="float" office:value="4207" table:style-name="ce3">
            <text:p>4207</text:p>
          </table:table-cell>
          <table:table-cell office:value-type="float" office:value="2180" table:style-name="ce3">
            <text:p>2180</text:p>
          </table:table-cell>
          <table:table-cell office:value-type="float" office:value="6387" table:style-name="ce3">
            <text:p>6387</text:p>
          </table:table-cell>
          <table:table-cell office:value-type="float" office:value="1326" table:style-name="ce3">
            <text:p>1326</text:p>
          </table:table-cell>
          <table:table-cell office:value-type="float" office:value="622" table:style-name="ce3">
            <text:p>622</text:p>
          </table:table-cell>
          <table:table-cell office:value-type="float" office:value="366" table:style-name="ce3">
            <text:p>366</text:p>
          </table:table-cell>
          <table:table-cell office:value-type="float" office:value="7375" table:style-name="ce3">
            <text:p>7375</text:p>
          </table:table-cell>
          <table:table-cell office:value-type="float" office:value="49937" table:style-name="ce3">
            <text:p>49937</text:p>
          </table:table-cell>
          <table:table-cell table:number-columns-repeated="16372"/>
        </table:table-row>
        <table:table-row table:style-name="ro1">
          <table:table-cell office:value-type="date" office:date-value="2020-03-09T00:00:00" table:style-name="ce7">
            <text:p>9/3</text:p>
          </table:table-cell>
          <table:table-cell office:value-type="string" table:style-name="ce3">
            <text:p>ITA</text:p>
          </table:table-cell>
          <table:table-cell office:value-type="float" office:value="4316" table:style-name="ce3">
            <text:p>4316</text:p>
          </table:table-cell>
          <table:table-cell office:value-type="float" office:value="733" table:style-name="ce3">
            <text:p>733</text:p>
          </table:table-cell>
          <table:table-cell office:value-type="float" office:value="5049" table:style-name="ce3">
            <text:p>5049</text:p>
          </table:table-cell>
          <table:table-cell office:value-type="float" office:value="2936" table:style-name="ce3">
            <text:p>2936</text:p>
          </table:table-cell>
          <table:table-cell office:value-type="float" office:value="7985" table:style-name="ce3">
            <text:p>7985</text:p>
          </table:table-cell>
          <table:table-cell office:value-type="float" office:value="1598" table:style-name="ce3">
            <text:p>1598</text:p>
          </table:table-cell>
          <table:table-cell office:value-type="float" office:value="724" table:style-name="ce3">
            <text:p>724</text:p>
          </table:table-cell>
          <table:table-cell office:value-type="float" office:value="463" table:style-name="ce3">
            <text:p>463</text:p>
          </table:table-cell>
          <table:table-cell office:value-type="float" office:value="9172" table:style-name="ce3">
            <text:p>9172</text:p>
          </table:table-cell>
          <table:table-cell office:value-type="float" office:value="53826" table:style-name="ce3">
            <text:p>53826</text:p>
          </table:table-cell>
          <table:table-cell table:number-columns-repeated="16372"/>
        </table:table-row>
        <table:table-row table:style-name="ro1">
          <table:table-cell office:value-type="date" office:date-value="2020-03-10T00:00:00" table:style-name="ce7">
            <text:p>10/3</text:p>
          </table:table-cell>
          <table:table-cell office:value-type="string" table:style-name="ce3">
            <text:p>ITA</text:p>
          </table:table-cell>
          <table:table-cell office:value-type="float" office:value="5038" table:style-name="ce3">
            <text:p>5038</text:p>
          </table:table-cell>
          <table:table-cell office:value-type="float" office:value="877" table:style-name="ce3">
            <text:p>877</text:p>
          </table:table-cell>
          <table:table-cell office:value-type="float" office:value="5915" table:style-name="ce3">
            <text:p>5915</text:p>
          </table:table-cell>
          <table:table-cell office:value-type="float" office:value="2599" table:style-name="ce3">
            <text:p>2599</text:p>
          </table:table-cell>
          <table:table-cell office:value-type="float" office:value="8514" table:style-name="ce3">
            <text:p>8514</text:p>
          </table:table-cell>
          <table:table-cell office:value-type="float" office:value="529" table:style-name="ce3">
            <text:p>529</text:p>
          </table:table-cell>
          <table:table-cell office:value-type="float" office:value="1004" table:style-name="ce3">
            <text:p>1004</text:p>
          </table:table-cell>
          <table:table-cell office:value-type="float" office:value="631" table:style-name="ce3">
            <text:p>631</text:p>
          </table:table-cell>
          <table:table-cell office:value-type="float" office:value="10149" table:style-name="ce3">
            <text:p>10149</text:p>
          </table:table-cell>
          <table:table-cell office:value-type="float" office:value="60761" table:style-name="ce3">
            <text:p>60761</text:p>
          </table:table-cell>
          <table:table-cell table:number-columns-repeated="16372"/>
        </table:table-row>
        <table:table-row table:style-name="ro1">
          <table:table-cell office:value-type="date" office:date-value="2020-03-11T00:00:00" table:style-name="ce7">
            <text:p>11/3</text:p>
          </table:table-cell>
          <table:table-cell office:value-type="string" table:style-name="ce3">
            <text:p>ITA</text:p>
          </table:table-cell>
          <table:table-cell office:value-type="float" office:value="5838" table:style-name="ce3">
            <text:p>5838</text:p>
          </table:table-cell>
          <table:table-cell office:value-type="float" office:value="1028" table:style-name="ce3">
            <text:p>1028</text:p>
          </table:table-cell>
          <table:table-cell office:value-type="float" office:value="6866" table:style-name="ce3">
            <text:p>6866</text:p>
          </table:table-cell>
          <table:table-cell office:value-type="float" office:value="3724" table:style-name="ce3">
            <text:p>3724</text:p>
          </table:table-cell>
          <table:table-cell office:value-type="float" office:value="10590" table:style-name="ce3">
            <text:p>10590</text:p>
          </table:table-cell>
          <table:table-cell office:value-type="float" office:value="2076" table:style-name="ce3">
            <text:p>2076</text:p>
          </table:table-cell>
          <table:table-cell office:value-type="float" office:value="1045" table:style-name="ce3">
            <text:p>1045</text:p>
          </table:table-cell>
          <table:table-cell office:value-type="float" office:value="827" table:style-name="ce3">
            <text:p>827</text:p>
          </table:table-cell>
          <table:table-cell office:value-type="float" office:value="12462" table:style-name="ce3">
            <text:p>12462</text:p>
          </table:table-cell>
          <table:table-cell office:value-type="float" office:value="73154" table:style-name="ce3">
            <text:p>73154</text:p>
          </table:table-cell>
          <table:table-cell table:number-columns-repeated="16372"/>
        </table:table-row>
        <table:table-row table:style-name="ro1">
          <table:table-cell office:value-type="date" office:date-value="2020-03-12T00:00:00" table:style-name="ce7">
            <text:p>12/3</text:p>
          </table:table-cell>
          <table:table-cell office:value-type="string" table:style-name="ce3">
            <text:p>ITA</text:p>
          </table:table-cell>
          <table:table-cell office:value-type="float" office:value="6650" table:style-name="ce3">
            <text:p>6650</text:p>
          </table:table-cell>
          <table:table-cell office:value-type="float" office:value="1153" table:style-name="ce3">
            <text:p>1153</text:p>
          </table:table-cell>
          <table:table-cell office:value-type="float" office:value="7803" table:style-name="ce3">
            <text:p>7803</text:p>
          </table:table-cell>
          <table:table-cell office:value-type="float" office:value="5036" table:style-name="ce3">
            <text:p>5036</text:p>
          </table:table-cell>
          <table:table-cell office:value-type="float" office:value="12839" table:style-name="ce3">
            <text:p>12839</text:p>
          </table:table-cell>
          <table:table-cell office:value-type="float" office:value="2249" table:style-name="ce3">
            <text:p>2249</text:p>
          </table:table-cell>
          <table:table-cell office:value-type="float" office:value="1258" table:style-name="ce3">
            <text:p>1258</text:p>
          </table:table-cell>
          <table:table-cell office:value-type="float" office:value="1016" table:style-name="ce3">
            <text:p>1016</text:p>
          </table:table-cell>
          <table:table-cell office:value-type="float" office:value="15113" table:style-name="ce3">
            <text:p>15113</text:p>
          </table:table-cell>
          <table:table-cell office:value-type="float" office:value="86011" table:style-name="ce3">
            <text:p>86011</text:p>
          </table:table-cell>
          <table:table-cell table:number-columns-repeated="16372"/>
        </table:table-row>
        <table:table-row table:style-name="ro1">
          <table:table-cell office:value-type="date" office:date-value="2020-03-13T00:00:00" table:style-name="ce7">
            <text:p>13/3</text:p>
          </table:table-cell>
          <table:table-cell office:value-type="string" table:style-name="ce3">
            <text:p>ITA</text:p>
          </table:table-cell>
          <table:table-cell office:value-type="float" office:value="7426" table:style-name="ce3">
            <text:p>7426</text:p>
          </table:table-cell>
          <table:table-cell office:value-type="float" office:value="1328" table:style-name="ce3">
            <text:p>1328</text:p>
          </table:table-cell>
          <table:table-cell office:value-type="float" office:value="8754" table:style-name="ce3">
            <text:p>8754</text:p>
          </table:table-cell>
          <table:table-cell office:value-type="float" office:value="6201" table:style-name="ce3">
            <text:p>6201</text:p>
          </table:table-cell>
          <table:table-cell office:value-type="float" office:value="14955" table:style-name="ce3">
            <text:p>14955</text:p>
          </table:table-cell>
          <table:table-cell office:value-type="float" office:value="2116" table:style-name="ce3">
            <text:p>2116</text:p>
          </table:table-cell>
          <table:table-cell office:value-type="float" office:value="1439" table:style-name="ce3">
            <text:p>1439</text:p>
          </table:table-cell>
          <table:table-cell office:value-type="float" office:value="1266" table:style-name="ce3">
            <text:p>1266</text:p>
          </table:table-cell>
          <table:table-cell office:value-type="float" office:value="17660" table:style-name="ce3">
            <text:p>17660</text:p>
          </table:table-cell>
          <table:table-cell office:value-type="float" office:value="97488" table:style-name="ce3">
            <text:p>97488</text:p>
          </table:table-cell>
          <table:table-cell table:number-columns-repeated="16372"/>
        </table:table-row>
        <table:table-row table:style-name="ro1">
          <table:table-cell office:value-type="date" office:date-value="2020-03-14T00:00:00" table:style-name="ce7">
            <text:p>14/3</text:p>
          </table:table-cell>
          <table:table-cell office:value-type="string" table:style-name="ce3">
            <text:p>ITA</text:p>
          </table:table-cell>
          <table:table-cell office:value-type="float" office:value="8372" table:style-name="ce3">
            <text:p>8372</text:p>
          </table:table-cell>
          <table:table-cell office:value-type="float" office:value="1518" table:style-name="ce3">
            <text:p>1518</text:p>
          </table:table-cell>
          <table:table-cell office:value-type="float" office:value="9890" table:style-name="ce3">
            <text:p>9890</text:p>
          </table:table-cell>
          <table:table-cell office:value-type="float" office:value="7860" table:style-name="ce3">
            <text:p>7860</text:p>
          </table:table-cell>
          <table:table-cell office:value-type="float" office:value="17750" table:style-name="ce3">
            <text:p>17750</text:p>
          </table:table-cell>
          <table:table-cell office:value-type="float" office:value="2795" table:style-name="ce3">
            <text:p>2795</text:p>
          </table:table-cell>
          <table:table-cell office:value-type="float" office:value="1966" table:style-name="ce3">
            <text:p>1966</text:p>
          </table:table-cell>
          <table:table-cell office:value-type="float" office:value="1441" table:style-name="ce3">
            <text:p>1441</text:p>
          </table:table-cell>
          <table:table-cell office:value-type="float" office:value="21157" table:style-name="ce3">
            <text:p>21157</text:p>
          </table:table-cell>
          <table:table-cell office:value-type="float" office:value="109170" table:style-name="ce3">
            <text:p>109170</text:p>
          </table:table-cell>
          <table:table-cell table:number-columns-repeated="16372"/>
        </table:table-row>
        <table:table-row table:style-name="ro1">
          <table:table-cell office:value-type="date" office:date-value="2020-03-15T00:00:00" table:style-name="ce7">
            <text:p>15/3</text:p>
          </table:table-cell>
          <table:table-cell office:value-type="string" table:style-name="ce3">
            <text:p>ITA</text:p>
          </table:table-cell>
          <table:table-cell office:value-type="float" office:value="9663" table:style-name="ce3">
            <text:p>9663</text:p>
          </table:table-cell>
          <table:table-cell office:value-type="float" office:value="1672" table:style-name="ce3">
            <text:p>1672</text:p>
          </table:table-cell>
          <table:table-cell office:value-type="float" office:value="11335" table:style-name="ce3">
            <text:p>11335</text:p>
          </table:table-cell>
          <table:table-cell office:value-type="float" office:value="9268" table:style-name="ce3">
            <text:p>9268</text:p>
          </table:table-cell>
          <table:table-cell office:value-type="float" office:value="20603" table:style-name="ce3">
            <text:p>20603</text:p>
          </table:table-cell>
          <table:table-cell office:value-type="float" office:value="2853" table:style-name="ce3">
            <text:p>2853</text:p>
          </table:table-cell>
          <table:table-cell office:value-type="float" office:value="2335" table:style-name="ce3">
            <text:p>2335</text:p>
          </table:table-cell>
          <table:table-cell office:value-type="float" office:value="1809" table:style-name="ce3">
            <text:p>1809</text:p>
          </table:table-cell>
          <table:table-cell office:value-type="float" office:value="24747" table:style-name="ce3">
            <text:p>24747</text:p>
          </table:table-cell>
          <table:table-cell office:value-type="float" office:value="124899" table:style-name="ce3">
            <text:p>124899</text:p>
          </table:table-cell>
          <table:table-cell table:number-columns-repeated="16372"/>
        </table:table-row>
        <table:table-row table:style-name="ro1">
          <table:table-cell office:value-type="date" office:date-value="2020-03-16T00:00:00" table:style-name="ce7">
            <text:p>16/3</text:p>
          </table:table-cell>
          <table:table-cell office:value-type="string" table:style-name="ce3">
            <text:p>ITA</text:p>
          </table:table-cell>
          <table:table-cell office:value-type="float" office:value="11025" table:style-name="ce3">
            <text:p>11025</text:p>
          </table:table-cell>
          <table:table-cell office:value-type="float" office:value="1851" table:style-name="ce3">
            <text:p>1851</text:p>
          </table:table-cell>
          <table:table-cell office:value-type="float" office:value="12876" table:style-name="ce3">
            <text:p>12876</text:p>
          </table:table-cell>
          <table:table-cell office:value-type="float" office:value="10197" table:style-name="ce3">
            <text:p>10197</text:p>
          </table:table-cell>
          <table:table-cell office:value-type="float" office:value="23073" table:style-name="ce3">
            <text:p>23073</text:p>
          </table:table-cell>
          <table:table-cell office:value-type="float" office:value="2470" table:style-name="ce3">
            <text:p>2470</text:p>
          </table:table-cell>
          <table:table-cell office:value-type="float" office:value="2749" table:style-name="ce3">
            <text:p>2749</text:p>
          </table:table-cell>
          <table:table-cell office:value-type="float" office:value="2158" table:style-name="ce3">
            <text:p>2158</text:p>
          </table:table-cell>
          <table:table-cell office:value-type="float" office:value="27980" table:style-name="ce3">
            <text:p>27980</text:p>
          </table:table-cell>
          <table:table-cell office:value-type="float" office:value="137962" table:style-name="ce3">
            <text:p>137962</text:p>
          </table:table-cell>
          <table:table-cell table:number-columns-repeated="16372"/>
        </table:table-row>
        <table:table-row table:style-name="ro1">
          <table:table-cell office:value-type="date" office:date-value="2020-03-17T00:00:00" table:style-name="ce7">
            <text:p>17/3</text:p>
          </table:table-cell>
          <table:table-cell office:value-type="string" table:style-name="ce3">
            <text:p>ITA</text:p>
          </table:table-cell>
          <table:table-cell office:value-type="float" office:value="12894" table:style-name="ce3">
            <text:p>12894</text:p>
          </table:table-cell>
          <table:table-cell office:value-type="float" office:value="2060" table:style-name="ce3">
            <text:p>2060</text:p>
          </table:table-cell>
          <table:table-cell office:value-type="float" office:value="14954" table:style-name="ce3">
            <text:p>14954</text:p>
          </table:table-cell>
          <table:table-cell office:value-type="float" office:value="11108" table:style-name="ce3">
            <text:p>11108</text:p>
          </table:table-cell>
          <table:table-cell office:value-type="float" office:value="26062" table:style-name="ce3">
            <text:p>26062</text:p>
          </table:table-cell>
          <table:table-cell office:value-type="float" office:value="2989" table:style-name="ce3">
            <text:p>2989</text:p>
          </table:table-cell>
          <table:table-cell office:value-type="float" office:value="2941" table:style-name="ce3">
            <text:p>2941</text:p>
          </table:table-cell>
          <table:table-cell office:value-type="float" office:value="2503" table:style-name="ce3">
            <text:p>2503</text:p>
          </table:table-cell>
          <table:table-cell office:value-type="float" office:value="31506" table:style-name="ce3">
            <text:p>31506</text:p>
          </table:table-cell>
          <table:table-cell office:value-type="float" office:value="148657" table:style-name="ce3">
            <text:p>148657</text:p>
          </table:table-cell>
          <table:table-cell table:number-columns-repeated="16372"/>
        </table:table-row>
        <table:table-row table:style-name="ro1">
          <table:table-cell office:value-type="date" office:date-value="2020-03-18T00:00:00" table:style-name="ce7">
            <text:p>18/3</text:p>
          </table:table-cell>
          <table:table-cell office:value-type="string" table:style-name="ce3">
            <text:p>ITA</text:p>
          </table:table-cell>
          <table:table-cell office:value-type="float" office:value="14363" table:style-name="ce3">
            <text:p>14363</text:p>
          </table:table-cell>
          <table:table-cell office:value-type="float" office:value="2257" table:style-name="ce3">
            <text:p>2257</text:p>
          </table:table-cell>
          <table:table-cell office:value-type="float" office:value="16620" table:style-name="ce3">
            <text:p>16620</text:p>
          </table:table-cell>
          <table:table-cell office:value-type="float" office:value="12090" table:style-name="ce3">
            <text:p>12090</text:p>
          </table:table-cell>
          <table:table-cell office:value-type="float" office:value="28710" table:style-name="ce3">
            <text:p>28710</text:p>
          </table:table-cell>
          <table:table-cell office:value-type="float" office:value="2648" table:style-name="ce3">
            <text:p>2648</text:p>
          </table:table-cell>
          <table:table-cell office:value-type="float" office:value="4025" table:style-name="ce3">
            <text:p>4025</text:p>
          </table:table-cell>
          <table:table-cell office:value-type="float" office:value="2978" table:style-name="ce3">
            <text:p>2978</text:p>
          </table:table-cell>
          <table:table-cell office:value-type="float" office:value="35713" table:style-name="ce3">
            <text:p>35713</text:p>
          </table:table-cell>
          <table:table-cell office:value-type="float" office:value="165541" table:style-name="ce3">
            <text:p>165541</text:p>
          </table:table-cell>
          <table:table-cell table:number-columns-repeated="16372"/>
        </table:table-row>
        <table:table-row table:style-name="ro1">
          <table:table-cell office:value-type="date" office:date-value="2020-03-19T00:00:00" table:style-name="ce7">
            <text:p>19/3</text:p>
          </table:table-cell>
          <table:table-cell office:value-type="string" table:style-name="ce3">
            <text:p>ITA</text:p>
          </table:table-cell>
          <table:table-cell office:value-type="float" office:value="15757" table:style-name="ce3">
            <text:p>15757</text:p>
          </table:table-cell>
          <table:table-cell office:value-type="float" office:value="2498" table:style-name="ce3">
            <text:p>2498</text:p>
          </table:table-cell>
          <table:table-cell office:value-type="float" office:value="18255" table:style-name="ce3">
            <text:p>18255</text:p>
          </table:table-cell>
          <table:table-cell office:value-type="float" office:value="14935" table:style-name="ce3">
            <text:p>14935</text:p>
          </table:table-cell>
          <table:table-cell office:value-type="float" office:value="33190" table:style-name="ce3">
            <text:p>33190</text:p>
          </table:table-cell>
          <table:table-cell office:value-type="float" office:value="4480" table:style-name="ce3">
            <text:p>4480</text:p>
          </table:table-cell>
          <table:table-cell office:value-type="float" office:value="4440" table:style-name="ce3">
            <text:p>4440</text:p>
          </table:table-cell>
          <table:table-cell office:value-type="float" office:value="3405" table:style-name="ce3">
            <text:p>3405</text:p>
          </table:table-cell>
          <table:table-cell office:value-type="float" office:value="41035" table:style-name="ce3">
            <text:p>41035</text:p>
          </table:table-cell>
          <table:table-cell office:value-type="float" office:value="182777" table:style-name="ce3">
            <text:p>182777</text:p>
          </table:table-cell>
          <table:table-cell table:number-columns-repeated="16372"/>
        </table:table-row>
        <table:table-row table:style-name="ro1">
          <table:table-cell office:value-type="date" office:date-value="2020-03-20T00:00:00" table:style-name="ce7">
            <text:p>20/3</text:p>
          </table:table-cell>
          <table:table-cell office:value-type="string" table:style-name="ce3">
            <text:p>ITA</text:p>
          </table:table-cell>
          <table:table-cell office:value-type="float" office:value="16020" table:style-name="ce3">
            <text:p>16020</text:p>
          </table:table-cell>
          <table:table-cell office:value-type="float" office:value="2655" table:style-name="ce3">
            <text:p>2655</text:p>
          </table:table-cell>
          <table:table-cell office:value-type="float" office:value="18675" table:style-name="ce3">
            <text:p>18675</text:p>
          </table:table-cell>
          <table:table-cell office:value-type="float" office:value="19185" table:style-name="ce3">
            <text:p>19185</text:p>
          </table:table-cell>
          <table:table-cell office:value-type="float" office:value="37860" table:style-name="ce3">
            <text:p>37860</text:p>
          </table:table-cell>
          <table:table-cell office:value-type="float" office:value="4670" table:style-name="ce3">
            <text:p>4670</text:p>
          </table:table-cell>
          <table:table-cell office:value-type="float" office:value="5129" table:style-name="ce3">
            <text:p>5129</text:p>
          </table:table-cell>
          <table:table-cell office:value-type="float" office:value="4032" table:style-name="ce3">
            <text:p>4032</text:p>
          </table:table-cell>
          <table:table-cell office:value-type="float" office:value="47021" table:style-name="ce3">
            <text:p>47021</text:p>
          </table:table-cell>
          <table:table-cell office:value-type="float" office:value="206886" table:style-name="ce3">
            <text:p>206886</text:p>
          </table:table-cell>
          <table:table-cell table:number-columns-repeated="16372"/>
        </table:table-row>
        <table:table-row table:style-name="ro1">
          <table:table-cell office:value-type="date" office:date-value="2020-03-21T00:00:00" table:style-name="ce7">
            <text:p>21/3</text:p>
          </table:table-cell>
          <table:table-cell office:value-type="string" table:style-name="ce3">
            <text:p>ITA</text:p>
          </table:table-cell>
          <table:table-cell office:value-type="float" office:value="17708" table:style-name="ce3">
            <text:p>17708</text:p>
          </table:table-cell>
          <table:table-cell office:value-type="float" office:value="2857" table:style-name="ce3">
            <text:p>2857</text:p>
          </table:table-cell>
          <table:table-cell office:value-type="float" office:value="20565" table:style-name="ce3">
            <text:p>20565</text:p>
          </table:table-cell>
          <table:table-cell office:value-type="float" office:value="22116" table:style-name="ce3">
            <text:p>22116</text:p>
          </table:table-cell>
          <table:table-cell office:value-type="float" office:value="42681" table:style-name="ce3">
            <text:p>42681</text:p>
          </table:table-cell>
          <table:table-cell office:value-type="float" office:value="4821" table:style-name="ce3">
            <text:p>4821</text:p>
          </table:table-cell>
          <table:table-cell office:value-type="float" office:value="6072" table:style-name="ce3">
            <text:p>6072</text:p>
          </table:table-cell>
          <table:table-cell office:value-type="float" office:value="4825" table:style-name="ce3">
            <text:p>4825</text:p>
          </table:table-cell>
          <table:table-cell office:value-type="float" office:value="53578" table:style-name="ce3">
            <text:p>53578</text:p>
          </table:table-cell>
          <table:table-cell office:value-type="float" office:value="233222" table:style-name="ce3">
            <text:p>233222</text:p>
          </table:table-cell>
          <table:table-cell table:number-columns-repeated="16372"/>
        </table:table-row>
        <table:table-row table:style-name="ro1">
          <table:table-cell office:value-type="date" office:date-value="2020-03-22T00:00:00" table:style-name="ce7">
            <text:p>22/3</text:p>
          </table:table-cell>
          <table:table-cell office:value-type="string" table:style-name="ce3">
            <text:p>ITA</text:p>
          </table:table-cell>
          <table:table-cell office:value-type="float" office:value="19846" table:style-name="ce3">
            <text:p>19846</text:p>
          </table:table-cell>
          <table:table-cell office:value-type="float" office:value="3009" table:style-name="ce3">
            <text:p>3009</text:p>
          </table:table-cell>
          <table:table-cell office:value-type="float" office:value="22855" table:style-name="ce3">
            <text:p>22855</text:p>
          </table:table-cell>
          <table:table-cell office:value-type="float" office:value="23783" table:style-name="ce3">
            <text:p>23783</text:p>
          </table:table-cell>
          <table:table-cell office:value-type="float" office:value="46638" table:style-name="ce3">
            <text:p>46638</text:p>
          </table:table-cell>
          <table:table-cell office:value-type="float" office:value="3957" table:style-name="ce3">
            <text:p>3957</text:p>
          </table:table-cell>
          <table:table-cell office:value-type="float" office:value="7024" table:style-name="ce3">
            <text:p>7024</text:p>
          </table:table-cell>
          <table:table-cell office:value-type="float" office:value="5476" table:style-name="ce3">
            <text:p>5476</text:p>
          </table:table-cell>
          <table:table-cell office:value-type="float" office:value="59138" table:style-name="ce3">
            <text:p>59138</text:p>
          </table:table-cell>
          <table:table-cell office:value-type="float" office:value="258402" table:style-name="ce3">
            <text:p>258402</text:p>
          </table:table-cell>
          <table:table-cell table:number-columns-repeated="16372"/>
        </table:table-row>
        <table:table-row table:style-name="ro1">
          <table:table-cell office:value-type="date" office:date-value="2020-03-23T00:00:00" table:style-name="ce7">
            <text:p>23/3</text:p>
          </table:table-cell>
          <table:table-cell office:value-type="string" table:style-name="ce3">
            <text:p>ITA</text:p>
          </table:table-cell>
          <table:table-cell office:value-type="float" office:value="20692" table:style-name="ce3">
            <text:p>20692</text:p>
          </table:table-cell>
          <table:table-cell office:value-type="float" office:value="3204" table:style-name="ce3">
            <text:p>3204</text:p>
          </table:table-cell>
          <table:table-cell office:value-type="float" office:value="23896" table:style-name="ce3">
            <text:p>23896</text:p>
          </table:table-cell>
          <table:table-cell office:value-type="float" office:value="26522" table:style-name="ce3">
            <text:p>26522</text:p>
          </table:table-cell>
          <table:table-cell office:value-type="float" office:value="50418" table:style-name="ce3">
            <text:p>50418</text:p>
          </table:table-cell>
          <table:table-cell office:value-type="float" office:value="3780" table:style-name="ce3">
            <text:p>3780</text:p>
          </table:table-cell>
          <table:table-cell office:value-type="float" office:value="7432" table:style-name="ce3">
            <text:p>7432</text:p>
          </table:table-cell>
          <table:table-cell office:value-type="float" office:value="6077" table:style-name="ce3">
            <text:p>6077</text:p>
          </table:table-cell>
          <table:table-cell office:value-type="float" office:value="63927" table:style-name="ce3">
            <text:p>63927</text:p>
          </table:table-cell>
          <table:table-cell office:value-type="float" office:value="275468" table:style-name="ce3">
            <text:p>275468</text:p>
          </table:table-cell>
          <table:table-cell table:number-columns-repeated="16372"/>
        </table:table-row>
        <table:table-row table:style-name="ro1">
          <table:table-cell office:value-type="date" office:date-value="2020-03-24T00:00:00" table:style-name="ce7">
            <text:p>24/3</text:p>
          </table:table-cell>
          <table:table-cell office:value-type="string" table:style-name="ce3">
            <text:p>ITA</text:p>
          </table:table-cell>
          <table:table-cell office:value-type="float" office:value="21937" table:style-name="ce3">
            <text:p>21937</text:p>
          </table:table-cell>
          <table:table-cell office:value-type="float" office:value="3396" table:style-name="ce3">
            <text:p>3396</text:p>
          </table:table-cell>
          <table:table-cell office:value-type="float" office:value="25333" table:style-name="ce3">
            <text:p>25333</text:p>
          </table:table-cell>
          <table:table-cell office:value-type="float" office:value="28697" table:style-name="ce3">
            <text:p>28697</text:p>
          </table:table-cell>
          <table:table-cell office:value-type="float" office:value="54030" table:style-name="ce3">
            <text:p>54030</text:p>
          </table:table-cell>
          <table:table-cell office:value-type="float" office:value="3612" table:style-name="ce3">
            <text:p>3612</text:p>
          </table:table-cell>
          <table:table-cell office:value-type="float" office:value="8326" table:style-name="ce3">
            <text:p>8326</text:p>
          </table:table-cell>
          <table:table-cell office:value-type="float" office:value="6820" table:style-name="ce3">
            <text:p>6820</text:p>
          </table:table-cell>
          <table:table-cell office:value-type="float" office:value="69176" table:style-name="ce3">
            <text:p>69176</text:p>
          </table:table-cell>
          <table:table-cell office:value-type="float" office:value="296964" table:style-name="ce3">
            <text:p>296964</text:p>
          </table:table-cell>
          <table:table-cell table:number-columns-repeated="16372"/>
        </table:table-row>
        <table:table-row table:style-name="ro1">
          <table:table-cell office:value-type="date" office:date-value="2020-03-25T00:00:00" table:style-name="ce7">
            <text:p>25/3</text:p>
          </table:table-cell>
          <table:table-cell office:value-type="string" table:style-name="ce3">
            <text:p>ITA</text:p>
          </table:table-cell>
          <table:table-cell office:value-type="float" office:value="23112" table:style-name="ce3">
            <text:p>23112</text:p>
          </table:table-cell>
          <table:table-cell office:value-type="float" office:value="3489" table:style-name="ce3">
            <text:p>3489</text:p>
          </table:table-cell>
          <table:table-cell office:value-type="float" office:value="26601" table:style-name="ce3">
            <text:p>26601</text:p>
          </table:table-cell>
          <table:table-cell office:value-type="float" office:value="30920" table:style-name="ce3">
            <text:p>30920</text:p>
          </table:table-cell>
          <table:table-cell office:value-type="float" office:value="57521" table:style-name="ce3">
            <text:p>57521</text:p>
          </table:table-cell>
          <table:table-cell office:value-type="float" office:value="3491" table:style-name="ce3">
            <text:p>3491</text:p>
          </table:table-cell>
          <table:table-cell office:value-type="float" office:value="9362" table:style-name="ce3">
            <text:p>9362</text:p>
          </table:table-cell>
          <table:table-cell office:value-type="float" office:value="7503" table:style-name="ce3">
            <text:p>7503</text:p>
          </table:table-cell>
          <table:table-cell office:value-type="float" office:value="74386" table:style-name="ce3">
            <text:p>74386</text:p>
          </table:table-cell>
          <table:table-cell office:value-type="float" office:value="324445" table:style-name="ce3">
            <text:p>324445</text:p>
          </table:table-cell>
          <table:table-cell table:number-columns-repeated="16372"/>
        </table:table-row>
        <table:table-row table:style-name="ro1">
          <table:table-cell office:value-type="date" office:date-value="2020-03-26T00:00:00" table:style-name="ce7">
            <text:p>26/3</text:p>
          </table:table-cell>
          <table:table-cell office:value-type="string" table:style-name="ce3">
            <text:p>ITA</text:p>
          </table:table-cell>
          <table:table-cell office:value-type="float" office:value="24753" table:style-name="ce3">
            <text:p>24753</text:p>
          </table:table-cell>
          <table:table-cell office:value-type="float" office:value="3612" table:style-name="ce3">
            <text:p>3612</text:p>
          </table:table-cell>
          <table:table-cell office:value-type="float" office:value="28365" table:style-name="ce3">
            <text:p>28365</text:p>
          </table:table-cell>
          <table:table-cell office:value-type="float" office:value="33648" table:style-name="ce3">
            <text:p>33648</text:p>
          </table:table-cell>
          <table:table-cell office:value-type="float" office:value="62013" table:style-name="ce3">
            <text:p>62013</text:p>
          </table:table-cell>
          <table:table-cell office:value-type="float" office:value="4492" table:style-name="ce3">
            <text:p>4492</text:p>
          </table:table-cell>
          <table:table-cell office:value-type="float" office:value="10361" table:style-name="ce3">
            <text:p>10361</text:p>
          </table:table-cell>
          <table:table-cell office:value-type="float" office:value="8165" table:style-name="ce3">
            <text:p>8165</text:p>
          </table:table-cell>
          <table:table-cell office:value-type="float" office:value="80539" table:style-name="ce3">
            <text:p>80539</text:p>
          </table:table-cell>
          <table:table-cell office:value-type="float" office:value="361060" table:style-name="ce3">
            <text:p>361060</text:p>
          </table:table-cell>
          <table:table-cell table:number-columns-repeated="16372"/>
        </table:table-row>
        <table:table-row table:style-name="ro1">
          <table:table-cell office:value-type="date" office:date-value="2020-03-27T00:00:00" table:style-name="ce7">
            <text:p>27/3</text:p>
          </table:table-cell>
          <table:table-cell office:value-type="string" table:style-name="ce3">
            <text:p>ITA</text:p>
          </table:table-cell>
          <table:table-cell office:value-type="float" office:value="26029" table:style-name="ce3">
            <text:p>26029</text:p>
          </table:table-cell>
          <table:table-cell office:value-type="float" office:value="3732" table:style-name="ce3">
            <text:p>3732</text:p>
          </table:table-cell>
          <table:table-cell office:value-type="float" office:value="29761" table:style-name="ce3">
            <text:p>29761</text:p>
          </table:table-cell>
          <table:table-cell office:value-type="float" office:value="36653" table:style-name="ce3">
            <text:p>36653</text:p>
          </table:table-cell>
          <table:table-cell office:value-type="float" office:value="66414" table:style-name="ce3">
            <text:p>66414</text:p>
          </table:table-cell>
          <table:table-cell office:value-type="float" office:value="4401" table:style-name="ce3">
            <text:p>4401</text:p>
          </table:table-cell>
          <table:table-cell office:value-type="float" office:value="10950" table:style-name="ce3">
            <text:p>10950</text:p>
          </table:table-cell>
          <table:table-cell office:value-type="float" office:value="9134" table:style-name="ce3">
            <text:p>9134</text:p>
          </table:table-cell>
          <table:table-cell office:value-type="float" office:value="86498" table:style-name="ce3">
            <text:p>86498</text:p>
          </table:table-cell>
          <table:table-cell office:value-type="float" office:value="394079" table:style-name="ce3">
            <text:p>394079</text:p>
          </table:table-cell>
          <table:table-cell table:number-columns-repeated="16372"/>
        </table:table-row>
        <table:table-row table:number-rows-repeated="1048541" table:style-name="ro1">
          <table:table-cell table:number-columns-repeated="16384"/>
        </table:table-row>
      </table:table>
      <table:table table:name="Casi_totali" table:style-name="ta1">
        <table:shapes>
          <draw:frame draw:z-index="1" draw:id="id0" draw:style-name="a0" draw:name="Grafico 1" svg:x="6.83976in" svg:y="0.1023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6.92441in" svg:y="3.681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0" table:number-columns-repeated="4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otale_cas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7">
            <text:p>24/2</text:p>
          </table:table-cell>
          <table:table-cell office:value-type="float" office:value="229" table:formula="of:=[Dati.K3]" table:style-name="ce3">
            <text:p>22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00:00:00" table:style-name="ce7">
            <text:p>25/2</text:p>
          </table:table-cell>
          <table:table-cell office:value-type="float" office:value="322" table:formula="of:=[Dati.K4]" table:style-name="ce3">
            <text:p>322</text:p>
          </table:table-cell>
          <table:table-cell office:value-type="float" office:value="93" table:formula="of:=[.B4]-[.B3]" table:style-name="ce1">
            <text:p>93</text:p>
          </table:table-cell>
          <table:table-cell table:number-columns-repeated="13" table:style-name="ce1"/>
          <table:table-cell table:style-name="ce1">
            <draw:frame draw:z-index="3" draw:id="id2" draw:style-name="a2" draw:name="Grafico 3" svg:x="0.1875in" svg:y="0.02917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date" office:date-value="2020-02-26T00:00:00" table:style-name="ce7">
            <text:p>26/2</text:p>
          </table:table-cell>
          <table:table-cell office:value-type="float" office:value="400" table:formula="of:=[Dati.K5]" table:style-name="ce3">
            <text:p>400</text:p>
          </table:table-cell>
          <table:table-cell office:value-type="float" office:value="78" table:formula="of:=[.B5]-[.B4]" table:style-name="ce1">
            <text:p>78</text:p>
          </table:table-cell>
          <table:table-cell office:value-type="float" office:value="-15" table:formula="of:=[.C5]-[.C4]" table:style-name="ce1">
            <text:p>-15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7">
            <text:p>27/2</text:p>
          </table:table-cell>
          <table:table-cell office:value-type="float" office:value="650" table:formula="of:=[Dati.K6]" table:style-name="ce3">
            <text:p>650</text:p>
          </table:table-cell>
          <table:table-cell office:value-type="float" office:value="250" table:formula="of:=[.B6]-[.B5]" table:style-name="ce1">
            <text:p>250</text:p>
          </table:table-cell>
          <table:table-cell office:value-type="float" office:value="172" table:formula="of:=[.C6]-[.C5]" table:style-name="ce1">
            <text:p>172</text:p>
          </table:table-cell>
          <table:table-cell office:value-type="float" office:value="187" table:formula="of:=[.D6]-[.D5]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7">
            <text:p>28/2</text:p>
          </table:table-cell>
          <table:table-cell office:value-type="float" office:value="888" table:formula="of:=[Dati.K7]" table:style-name="ce3">
            <text:p>888</text:p>
          </table:table-cell>
          <table:table-cell office:value-type="float" office:value="238" table:formula="of:=[.B7]-[.B6]" table:style-name="ce1">
            <text:p>23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184" table:formula="of:=[.D7]-[.D6]" table:style-name="ce1">
            <text:p>-184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7">
            <text:p>29/2</text:p>
          </table:table-cell>
          <table:table-cell office:value-type="float" office:value="1128" table:formula="of:=[Dati.K8]" table:style-name="ce3">
            <text:p>1128</text:p>
          </table:table-cell>
          <table:table-cell office:value-type="float" office:value="240" table:formula="of:=[.B8]-[.B7]" table:style-name="ce1">
            <text:p>240</text:p>
          </table:table-cell>
          <table:table-cell office:value-type="float" office:value="2" table:formula="of:=[.C8]-[.C7]" table:style-name="ce1">
            <text:p>2</text:p>
          </table:table-cell>
          <table:table-cell office:value-type="float" office:value="14" table:formula="of:=[.D8]-[.D7]" table:style-name="ce1">
            <text:p>14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7">
            <text:p>1/3</text:p>
          </table:table-cell>
          <table:table-cell office:value-type="float" office:value="1694" table:formula="of:=[Dati.K9]" table:style-name="ce3">
            <text:p>1694</text:p>
          </table:table-cell>
          <table:table-cell office:value-type="float" office:value="566" table:formula="of:=[.B9]-[.B8]" table:style-name="ce1">
            <text:p>566</text:p>
          </table:table-cell>
          <table:table-cell office:value-type="float" office:value="326" table:formula="of:=[.C9]-[.C8]" table:style-name="ce1">
            <text:p>326</text:p>
          </table:table-cell>
          <table:table-cell office:value-type="float" office:value="324" table:formula="of:=[.D9]-[.D8]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7">
            <text:p>2/3</text:p>
          </table:table-cell>
          <table:table-cell office:value-type="float" office:value="2036" table:formula="of:=[Dati.K10]" table:style-name="ce3">
            <text:p>2036</text:p>
          </table:table-cell>
          <table:table-cell office:value-type="float" office:value="342" table:formula="of:=[.B10]-[.B9]" table:style-name="ce1">
            <text:p>342</text:p>
          </table:table-cell>
          <table:table-cell office:value-type="float" office:value="-224" table:formula="of:=[.C10]-[.C9]" table:style-name="ce1">
            <text:p>-224</text:p>
          </table:table-cell>
          <table:table-cell office:value-type="float" office:value="-550" table:formula="of:=[.D10]-[.D9]" table:style-name="ce1">
            <text:p>-550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7">
            <text:p>3/3</text:p>
          </table:table-cell>
          <table:table-cell office:value-type="float" office:value="2502" table:formula="of:=[Dati.K11]" table:style-name="ce3">
            <text:p>2502</text:p>
          </table:table-cell>
          <table:table-cell office:value-type="float" office:value="466" table:formula="of:=[.B11]-[.B10]" table:style-name="ce1">
            <text:p>466</text:p>
          </table:table-cell>
          <table:table-cell office:value-type="float" office:value="124" table:formula="of:=[.C11]-[.C10]" table:style-name="ce1">
            <text:p>124</text:p>
          </table:table-cell>
          <table:table-cell office:value-type="float" office:value="348" table:formula="of:=[.D11]-[.D10]" table:style-name="ce1">
            <text:p>348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7">
            <text:p>4/3</text:p>
          </table:table-cell>
          <table:table-cell office:value-type="float" office:value="3089" table:formula="of:=[Dati.K12]" table:style-name="ce3">
            <text:p>3089</text:p>
          </table:table-cell>
          <table:table-cell office:value-type="float" office:value="587" table:formula="of:=[.B12]-[.B11]" table:style-name="ce1">
            <text:p>587</text:p>
          </table:table-cell>
          <table:table-cell office:value-type="float" office:value="121" table:formula="of:=[.C12]-[.C11]" table:style-name="ce1">
            <text:p>121</text:p>
          </table:table-cell>
          <table:table-cell office:value-type="float" office:value="-3" table:formula="of:=[.D12]-[.D11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7">
            <text:p>5/3</text:p>
          </table:table-cell>
          <table:table-cell office:value-type="float" office:value="3858" table:formula="of:=[Dati.K13]" table:style-name="ce3">
            <text:p>3858</text:p>
          </table:table-cell>
          <table:table-cell office:value-type="float" office:value="769" table:formula="of:=[.B13]-[.B12]" table:style-name="ce1">
            <text:p>769</text:p>
          </table:table-cell>
          <table:table-cell office:value-type="float" office:value="182" table:formula="of:=[.C13]-[.C12]" table:style-name="ce1">
            <text:p>182</text:p>
          </table:table-cell>
          <table:table-cell office:value-type="float" office:value="61" table:formula="of:=[.D13]-[.D12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7">
            <text:p>6/3</text:p>
          </table:table-cell>
          <table:table-cell office:value-type="float" office:value="4636" table:formula="of:=[Dati.K14]" table:style-name="ce3">
            <text:p>4636</text:p>
          </table:table-cell>
          <table:table-cell office:value-type="float" office:value="778" table:formula="of:=[.B14]-[.B13]" table:style-name="ce1">
            <text:p>778</text:p>
          </table:table-cell>
          <table:table-cell office:value-type="float" office:value="9" table:formula="of:=[.C14]-[.C13]" table:style-name="ce1">
            <text:p>9</text:p>
          </table:table-cell>
          <table:table-cell office:value-type="float" office:value="-173" table:formula="of:=[.D14]-[.D13]" table:style-name="ce1">
            <text:p>-173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7">
            <text:p>7/3</text:p>
          </table:table-cell>
          <table:table-cell office:value-type="float" office:value="5883" table:formula="of:=[Dati.K15]" table:style-name="ce3">
            <text:p>5883</text:p>
          </table:table-cell>
          <table:table-cell office:value-type="float" office:value="1247" table:formula="of:=[.B15]-[.B14]" table:style-name="ce1">
            <text:p>1247</text:p>
          </table:table-cell>
          <table:table-cell office:value-type="float" office:value="469" table:formula="of:=[.C15]-[.C14]" table:style-name="ce1">
            <text:p>469</text:p>
          </table:table-cell>
          <table:table-cell office:value-type="float" office:value="460" table:formula="of:=[.D15]-[.D14]" table:style-name="ce1">
            <text:p>460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7">
            <text:p>8/3</text:p>
          </table:table-cell>
          <table:table-cell office:value-type="float" office:value="7375" table:formula="of:=[Dati.K16]" table:style-name="ce3">
            <text:p>7375</text:p>
          </table:table-cell>
          <table:table-cell office:value-type="float" office:value="1492" table:formula="of:=[.B16]-[.B15]" table:style-name="ce1">
            <text:p>1492</text:p>
          </table:table-cell>
          <table:table-cell office:value-type="float" office:value="245" table:formula="of:=[.C16]-[.C15]" table:style-name="ce1">
            <text:p>245</text:p>
          </table:table-cell>
          <table:table-cell office:value-type="float" office:value="-224" table:formula="of:=[.D16]-[.D15]" table:style-name="ce1">
            <text:p>-224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7">
            <text:p>9/3</text:p>
          </table:table-cell>
          <table:table-cell office:value-type="float" office:value="9172" table:formula="of:=[Dati.K17]" table:style-name="ce3">
            <text:p>9172</text:p>
          </table:table-cell>
          <table:table-cell office:value-type="float" office:value="1797" table:formula="of:=[.B17]-[.B16]" table:style-name="ce1">
            <text:p>1797</text:p>
          </table:table-cell>
          <table:table-cell office:value-type="float" office:value="305" table:formula="of:=[.C17]-[.C16]" table:style-name="ce1">
            <text:p>305</text:p>
          </table:table-cell>
          <table:table-cell office:value-type="float" office:value="60" table:formula="of:=[.D17]-[.D16]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7">
            <text:p>10/3</text:p>
          </table:table-cell>
          <table:table-cell office:value-type="float" office:value="10149" table:formula="of:=[Dati.K18]" table:style-name="ce3">
            <text:p>10149</text:p>
          </table:table-cell>
          <table:table-cell office:value-type="float" office:value="977" table:formula="of:=[.B18]-[.B17]" table:style-name="ce1">
            <text:p>977</text:p>
          </table:table-cell>
          <table:table-cell office:value-type="float" office:value="-820" table:formula="of:=[.C18]-[.C17]" table:style-name="ce1">
            <text:p>-820</text:p>
          </table:table-cell>
          <table:table-cell office:value-type="float" office:value="-1125" table:formula="of:=[.D18]-[.D17]" table:style-name="ce1">
            <text:p>-1125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7">
            <text:p>11/3</text:p>
          </table:table-cell>
          <table:table-cell office:value-type="float" office:value="12462" table:formula="of:=[Dati.K19]" table:style-name="ce3">
            <text:p>12462</text:p>
          </table:table-cell>
          <table:table-cell office:value-type="float" office:value="2313" table:formula="of:=[.B19]-[.B18]" table:style-name="ce1">
            <text:p>2313</text:p>
          </table:table-cell>
          <table:table-cell office:value-type="float" office:value="1336" table:formula="of:=[.C19]-[.C18]" table:style-name="ce1">
            <text:p>1336</text:p>
          </table:table-cell>
          <table:table-cell office:value-type="float" office:value="2156" table:formula="of:=[.D19]-[.D18]" table:style-name="ce1">
            <text:p>2156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7">
            <text:p>12/3</text:p>
          </table:table-cell>
          <table:table-cell office:value-type="float" office:value="15113" table:formula="of:=[Dati.K20]" table:style-name="ce3">
            <text:p>15113</text:p>
          </table:table-cell>
          <table:table-cell office:value-type="float" office:value="2651" table:formula="of:=[.B20]-[.B19]" table:style-name="ce1">
            <text:p>2651</text:p>
          </table:table-cell>
          <table:table-cell office:value-type="float" office:value="338" table:formula="of:=[.C20]-[.C19]" table:style-name="ce1">
            <text:p>338</text:p>
          </table:table-cell>
          <table:table-cell office:value-type="float" office:value="-998" table:formula="of:=[.D20]-[.D19]" table:style-name="ce1">
            <text:p>-998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7">
            <text:p>13/3</text:p>
          </table:table-cell>
          <table:table-cell office:value-type="float" office:value="17660" table:formula="of:=[Dati.K21]" table:style-name="ce3">
            <text:p>17660</text:p>
          </table:table-cell>
          <table:table-cell office:value-type="float" office:value="2547" table:formula="of:=[.B21]-[.B20]" table:style-name="ce1">
            <text:p>2547</text:p>
          </table:table-cell>
          <table:table-cell office:value-type="float" office:value="-104" table:formula="of:=[.C21]-[.C20]" table:style-name="ce1">
            <text:p>-104</text:p>
          </table:table-cell>
          <table:table-cell office:value-type="float" office:value="-442" table:formula="of:=[.D21]-[.D20]" table:style-name="ce1">
            <text:p>-442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7">
            <text:p>14/3</text:p>
          </table:table-cell>
          <table:table-cell office:value-type="float" office:value="21157" table:formula="of:=[Dati.K22]" table:style-name="ce3">
            <text:p>21157</text:p>
          </table:table-cell>
          <table:table-cell office:value-type="float" office:value="3497" table:formula="of:=[.B22]-[.B21]" table:style-name="ce1">
            <text:p>3497</text:p>
          </table:table-cell>
          <table:table-cell office:value-type="float" office:value="950" table:formula="of:=[.C22]-[.C21]" table:style-name="ce1">
            <text:p>950</text:p>
          </table:table-cell>
          <table:table-cell office:value-type="float" office:value="1054" table:formula="of:=[.D22]-[.D21]" table:style-name="ce1">
            <text:p>1054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7">
            <text:p>15/3</text:p>
          </table:table-cell>
          <table:table-cell office:value-type="float" office:value="24747" table:formula="of:=[Dati.K23]" table:style-name="ce3">
            <text:p>24747</text:p>
          </table:table-cell>
          <table:table-cell office:value-type="float" office:value="3590" table:formula="of:=[.B23]-[.B22]" table:style-name="ce1">
            <text:p>3590</text:p>
          </table:table-cell>
          <table:table-cell office:value-type="float" office:value="93" table:formula="of:=[.C23]-[.C22]" table:style-name="ce1">
            <text:p>93</text:p>
          </table:table-cell>
          <table:table-cell office:value-type="float" office:value="-857" table:formula="of:=[.D23]-[.D22]" table:style-name="ce1">
            <text:p>-857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7">
            <text:p>16/3</text:p>
          </table:table-cell>
          <table:table-cell office:value-type="float" office:value="27980" table:formula="of:=[Dati.K24]" table:style-name="ce3">
            <text:p>27980</text:p>
          </table:table-cell>
          <table:table-cell office:value-type="float" office:value="3233" table:formula="of:=[.B24]-[.B23]" table:style-name="ce1">
            <text:p>3233</text:p>
          </table:table-cell>
          <table:table-cell office:value-type="float" office:value="-357" table:formula="of:=[.C24]-[.C23]" table:style-name="ce1">
            <text:p>-357</text:p>
          </table:table-cell>
          <table:table-cell office:value-type="float" office:value="-450" table:formula="of:=[.D24]-[.D23]" table:style-name="ce1">
            <text:p>-450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7">
            <text:p>17/3</text:p>
          </table:table-cell>
          <table:table-cell office:value-type="float" office:value="31506" table:formula="of:=[Dati.K25]" table:style-name="ce3">
            <text:p>31506</text:p>
          </table:table-cell>
          <table:table-cell office:value-type="float" office:value="3526" table:formula="of:=[.B25]-[.B24]" table:style-name="ce1">
            <text:p>3526</text:p>
          </table:table-cell>
          <table:table-cell office:value-type="float" office:value="293" table:formula="of:=[.C25]-[.C24]" table:style-name="ce1">
            <text:p>293</text:p>
          </table:table-cell>
          <table:table-cell office:value-type="float" office:value="650" table:formula="of:=[.D25]-[.D24]" table:style-name="ce1">
            <text:p>650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7">
            <text:p>18/3</text:p>
          </table:table-cell>
          <table:table-cell office:value-type="float" office:value="35713" table:formula="of:=[Dati.K26]" table:style-name="ce3">
            <text:p>35713</text:p>
          </table:table-cell>
          <table:table-cell office:value-type="float" office:value="4207" table:formula="of:=[.B26]-[.B25]" table:style-name="ce1">
            <text:p>4207</text:p>
          </table:table-cell>
          <table:table-cell office:value-type="float" office:value="681" table:formula="of:=[.C26]-[.C25]" table:style-name="ce1">
            <text:p>681</text:p>
          </table:table-cell>
          <table:table-cell office:value-type="float" office:value="388" table:formula="of:=[.D26]-[.D25]" table:style-name="ce1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7">
            <text:p>19/3</text:p>
          </table:table-cell>
          <table:table-cell office:value-type="float" office:value="41035" table:formula="of:=[Dati.K27]" table:style-name="ce3">
            <text:p>41035</text:p>
          </table:table-cell>
          <table:table-cell office:value-type="float" office:value="5322" table:formula="of:=[.B27]-[.B26]" table:style-name="ce1">
            <text:p>5322</text:p>
          </table:table-cell>
          <table:table-cell office:value-type="float" office:value="1115" table:formula="of:=[.C27]-[.C26]" table:style-name="ce1">
            <text:p>1115</text:p>
          </table:table-cell>
          <table:table-cell office:value-type="float" office:value="434" table:formula="of:=[.D27]-[.D26]" table:style-name="ce1">
            <text:p>434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7">
            <text:p>20/3</text:p>
          </table:table-cell>
          <table:table-cell office:value-type="float" office:value="47021" table:formula="of:=[Dati.K28]" table:style-name="ce3">
            <text:p>47021</text:p>
          </table:table-cell>
          <table:table-cell office:value-type="float" office:value="5986" table:formula="of:=[.B28]-[.B27]" table:style-name="ce1">
            <text:p>5986</text:p>
          </table:table-cell>
          <table:table-cell office:value-type="float" office:value="664" table:formula="of:=[.C28]-[.C27]" table:style-name="ce1">
            <text:p>664</text:p>
          </table:table-cell>
          <table:table-cell office:value-type="float" office:value="-451" table:formula="of:=[.D28]-[.D27]" table:style-name="ce1">
            <text:p>-451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7">
            <text:p>21/3</text:p>
          </table:table-cell>
          <table:table-cell office:value-type="float" office:value="53578" table:formula="of:=[Dati.K29]" table:style-name="ce3">
            <text:p>53578</text:p>
          </table:table-cell>
          <table:table-cell office:value-type="float" office:value="6557" table:formula="of:=[.B29]-[.B28]" table:style-name="ce1">
            <text:p>6557</text:p>
          </table:table-cell>
          <table:table-cell office:value-type="float" office:value="571" table:formula="of:=[.C29]-[.C28]" table:style-name="ce1">
            <text:p>571</text:p>
          </table:table-cell>
          <table:table-cell office:value-type="float" office:value="-93" table:formula="of:=[.D29]-[.D28]" table:style-name="ce1">
            <text:p>-93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7">
            <text:p>22/3</text:p>
          </table:table-cell>
          <table:table-cell office:value-type="float" office:value="59138" table:formula="of:=[Dati.K30]" table:style-name="ce3">
            <text:p>59138</text:p>
          </table:table-cell>
          <table:table-cell office:value-type="float" office:value="5560" table:formula="of:=[.B30]-[.B29]" table:style-name="ce1">
            <text:p>5560</text:p>
          </table:table-cell>
          <table:table-cell office:value-type="float" office:value="-997" table:formula="of:=[.C30]-[.C29]" table:style-name="ce1">
            <text:p>-997</text:p>
          </table:table-cell>
          <table:table-cell office:value-type="float" office:value="-1568" table:formula="of:=[.D30]-[.D29]" table:style-name="ce1">
            <text:p>-1568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7">
            <text:p>23/3</text:p>
          </table:table-cell>
          <table:table-cell office:value-type="float" office:value="63927" table:formula="of:=[Dati.K31]" table:style-name="ce3">
            <text:p>63927</text:p>
          </table:table-cell>
          <table:table-cell office:value-type="float" office:value="4789" table:formula="of:=[.B31]-[.B30]" table:style-name="ce1">
            <text:p>4789</text:p>
          </table:table-cell>
          <table:table-cell office:value-type="float" office:value="-771" table:formula="of:=[.C31]-[.C30]" table:style-name="ce1">
            <text:p>-771</text:p>
          </table:table-cell>
          <table:table-cell office:value-type="float" office:value="226" table:formula="of:=[.D31]-[.D30]" table:style-name="ce1">
            <text:p>226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7">
            <text:p>24/3</text:p>
          </table:table-cell>
          <table:table-cell office:value-type="float" office:value="69176" table:formula="of:=[Dati.K32]" table:style-name="ce3">
            <text:p>69176</text:p>
          </table:table-cell>
          <table:table-cell office:value-type="float" office:value="5249" table:formula="of:=[.B32]-[.B31]" table:style-name="ce1">
            <text:p>5249</text:p>
          </table:table-cell>
          <table:table-cell office:value-type="float" office:value="460" table:formula="of:=[.C32]-[.C31]" table:style-name="ce1">
            <text:p>460</text:p>
          </table:table-cell>
          <table:table-cell office:value-type="float" office:value="1231" table:formula="of:=[.D32]-[.D31]" table:style-name="ce1">
            <text:p>1231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7">
            <text:p>25/3</text:p>
          </table:table-cell>
          <table:table-cell office:value-type="float" office:value="74386" table:formula="of:=[Dati.K33]" table:style-name="ce3">
            <text:p>74386</text:p>
          </table:table-cell>
          <table:table-cell office:value-type="float" office:value="5210" table:formula="of:=[.B33]-[.B32]" table:style-name="ce1">
            <text:p>5210</text:p>
          </table:table-cell>
          <table:table-cell office:value-type="float" office:value="-39" table:formula="of:=[.C33]-[.C32]" table:style-name="ce1">
            <text:p>-39</text:p>
          </table:table-cell>
          <table:table-cell office:value-type="float" office:value="-499" table:formula="of:=[.D33]-[.D32]" table:style-name="ce1">
            <text:p>-499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7">
            <text:p>26/3</text:p>
          </table:table-cell>
          <table:table-cell office:value-type="float" office:value="80539" table:formula="of:=[Dati.K34]" table:style-name="ce3">
            <text:p>80539</text:p>
          </table:table-cell>
          <table:table-cell office:value-type="float" office:value="6153" table:formula="of:=[.B34]-[.B33]" table:style-name="ce1">
            <text:p>6153</text:p>
          </table:table-cell>
          <table:table-cell office:value-type="float" office:value="943" table:formula="of:=[.C34]-[.C33]" table:style-name="ce1">
            <text:p>943</text:p>
          </table:table-cell>
          <table:table-cell office:value-type="float" office:value="982" table:formula="of:=[.D34]-[.D33]" table:style-name="ce1">
            <text:p>982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7">
            <text:p>27/3</text:p>
          </table:table-cell>
          <table:table-cell office:value-type="float" office:value="86498" table:formula="of:=[Dati.K35]" table:style-name="ce3">
            <text:p>86498</text:p>
          </table:table-cell>
          <table:table-cell office:value-type="float" office:value="5959" table:formula="of:=[.B35]-[.B34]" table:style-name="ce1">
            <text:p>5959</text:p>
          </table:table-cell>
          <table:table-cell office:value-type="float" office:value="-194" table:formula="of:=[.C35]-[.C34]" table:style-name="ce1">
            <text:p>-194</text:p>
          </table:table-cell>
          <table:table-cell office:value-type="float" office:value="-1137" table:formula="of:=[.D35]-[.D34]" table:style-name="ce1">
            <text:p>-1137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Terapia_inten" table:style-name="ta2">
        <table:shapes>
          <draw:frame draw:z-index="1" draw:id="id3" draw:style-name="a3" draw:name="Grafico 1" svg:x="8.05833in" svg:y="0.36667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2" table:number-columns-repeated="1638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erapia_intensiv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7">
            <text:p>24/2</text:p>
          </table:table-cell>
          <table:table-cell office:value-type="float" office:value="26" table:formula="of:=[Dati.D3]" table:style-name="ce3">
            <text:p>26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00:00:00" table:style-name="ce7">
            <text:p>25/2</text:p>
          </table:table-cell>
          <table:table-cell office:value-type="float" office:value="35" table:formula="of:=[Dati.D4]" table:style-name="ce3">
            <text:p>35</text:p>
          </table:table-cell>
          <table:table-cell office:value-type="float" office:value="9" table:formula="of:=[.B4]-[.B3]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00:00:00" table:style-name="ce7">
            <text:p>26/2</text:p>
          </table:table-cell>
          <table:table-cell office:value-type="float" office:value="36" table:formula="of:=[Dati.D5]" table:style-name="ce3">
            <text:p>36</text:p>
          </table:table-cell>
          <table:table-cell office:value-type="float" office:value="1" table:formula="of:=[.B5]-[.B4]" table:style-name="ce1">
            <text:p>1</text:p>
          </table:table-cell>
          <table:table-cell office:value-type="float" office:value="-8" table:formula="of:=[.C5]-[.C4]" table:style-name="ce1">
            <text:p>-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7">
            <text:p>27/2</text:p>
          </table:table-cell>
          <table:table-cell office:value-type="float" office:value="56" table:formula="of:=[Dati.D6]" table:style-name="ce3">
            <text:p>56</text:p>
          </table:table-cell>
          <table:table-cell office:value-type="float" office:value="20" table:formula="of:=[.B6]-[.B5]" table:style-name="ce1">
            <text:p>20</text:p>
          </table:table-cell>
          <table:table-cell office:value-type="float" office:value="19" table:formula="of:=[.C6]-[.C5]" table:style-name="ce1">
            <text:p>19</text:p>
          </table:table-cell>
          <table:table-cell office:value-type="float" office:value="27" table:formula="of:=[.D6]-[.D5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7">
            <text:p>28/2</text:p>
          </table:table-cell>
          <table:table-cell office:value-type="float" office:value="64" table:formula="of:=[Dati.D7]" table:style-name="ce3">
            <text:p>64</text:p>
          </table:table-cell>
          <table:table-cell office:value-type="float" office:value="8" table:formula="of:=[.B7]-[.B6]" table:style-name="ce1">
            <text:p>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31" table:formula="of:=[.D7]-[.D6]" table:style-name="ce1">
            <text:p>-31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7">
            <text:p>29/2</text:p>
          </table:table-cell>
          <table:table-cell office:value-type="float" office:value="105" table:formula="of:=[Dati.D8]" table:style-name="ce3">
            <text:p>105</text:p>
          </table:table-cell>
          <table:table-cell office:value-type="float" office:value="41" table:formula="of:=[.B8]-[.B7]" table:style-name="ce1">
            <text:p>41</text:p>
          </table:table-cell>
          <table:table-cell office:value-type="float" office:value="33" table:formula="of:=[.C8]-[.C7]" table:style-name="ce1">
            <text:p>33</text:p>
          </table:table-cell>
          <table:table-cell office:value-type="float" office:value="45" table:formula="of:=[.D8]-[.D7]" table:style-name="ce1">
            <text:p>45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7">
            <text:p>1/3</text:p>
          </table:table-cell>
          <table:table-cell office:value-type="float" office:value="140" table:formula="of:=[Dati.D9]" table:style-name="ce3">
            <text:p>140</text:p>
          </table:table-cell>
          <table:table-cell office:value-type="float" office:value="35" table:formula="of:=[.B9]-[.B8]" table:style-name="ce1">
            <text:p>35</text:p>
          </table:table-cell>
          <table:table-cell office:value-type="float" office:value="-6" table:formula="of:=[.C9]-[.C8]" table:style-name="ce1">
            <text:p>-6</text:p>
          </table:table-cell>
          <table:table-cell office:value-type="float" office:value="-39" table:formula="of:=[.D9]-[.D8]" table:style-name="ce1">
            <text:p>-39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7">
            <text:p>2/3</text:p>
          </table:table-cell>
          <table:table-cell office:value-type="float" office:value="166" table:formula="of:=[Dati.D10]" table:style-name="ce3">
            <text:p>166</text:p>
          </table:table-cell>
          <table:table-cell office:value-type="float" office:value="26" table:formula="of:=[.B10]-[.B9]" table:style-name="ce1">
            <text:p>26</text:p>
          </table:table-cell>
          <table:table-cell office:value-type="float" office:value="-9" table:formula="of:=[.C10]-[.C9]" table:style-name="ce1">
            <text:p>-9</text:p>
          </table:table-cell>
          <table:table-cell office:value-type="float" office:value="-3" table:formula="of:=[.D10]-[.D9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7">
            <text:p>3/3</text:p>
          </table:table-cell>
          <table:table-cell office:value-type="float" office:value="229" table:formula="of:=[Dati.D11]" table:style-name="ce3">
            <text:p>229</text:p>
          </table:table-cell>
          <table:table-cell office:value-type="float" office:value="63" table:formula="of:=[.B11]-[.B10]" table:style-name="ce1">
            <text:p>63</text:p>
          </table:table-cell>
          <table:table-cell office:value-type="float" office:value="37" table:formula="of:=[.C11]-[.C10]" table:style-name="ce1">
            <text:p>37</text:p>
          </table:table-cell>
          <table:table-cell office:value-type="float" office:value="46" table:formula="of:=[.D11]-[.D10]" table:style-name="ce1">
            <text:p>46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7">
            <text:p>4/3</text:p>
          </table:table-cell>
          <table:table-cell office:value-type="float" office:value="295" table:formula="of:=[Dati.D12]" table:style-name="ce3">
            <text:p>295</text:p>
          </table:table-cell>
          <table:table-cell office:value-type="float" office:value="66" table:formula="of:=[.B12]-[.B11]" table:style-name="ce1">
            <text:p>66</text:p>
          </table:table-cell>
          <table:table-cell office:value-type="float" office:value="3" table:formula="of:=[.C12]-[.C11]" table:style-name="ce1">
            <text:p>3</text:p>
          </table:table-cell>
          <table:table-cell office:value-type="float" office:value="-34" table:formula="of:=[.D12]-[.D11]" table:style-name="ce1">
            <text:p>-34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7">
            <text:p>5/3</text:p>
          </table:table-cell>
          <table:table-cell office:value-type="float" office:value="351" table:formula="of:=[Dati.D13]" table:style-name="ce3">
            <text:p>351</text:p>
          </table:table-cell>
          <table:table-cell office:value-type="float" office:value="56" table:formula="of:=[.B13]-[.B12]" table:style-name="ce1">
            <text:p>56</text:p>
          </table:table-cell>
          <table:table-cell office:value-type="float" office:value="-10" table:formula="of:=[.C13]-[.C12]" table:style-name="ce1">
            <text:p>-10</text:p>
          </table:table-cell>
          <table:table-cell office:value-type="float" office:value="-13" table:formula="of:=[.D13]-[.D12]" table:style-name="ce1">
            <text:p>-13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7">
            <text:p>6/3</text:p>
          </table:table-cell>
          <table:table-cell office:value-type="float" office:value="462" table:formula="of:=[Dati.D14]" table:style-name="ce3">
            <text:p>462</text:p>
          </table:table-cell>
          <table:table-cell office:value-type="float" office:value="111" table:formula="of:=[.B14]-[.B13]" table:style-name="ce1">
            <text:p>111</text:p>
          </table:table-cell>
          <table:table-cell office:value-type="float" office:value="55" table:formula="of:=[.C14]-[.C13]" table:style-name="ce1">
            <text:p>55</text:p>
          </table:table-cell>
          <table:table-cell office:value-type="float" office:value="65" table:formula="of:=[.D14]-[.D13]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7">
            <text:p>7/3</text:p>
          </table:table-cell>
          <table:table-cell office:value-type="float" office:value="567" table:formula="of:=[Dati.D15]" table:style-name="ce3">
            <text:p>567</text:p>
          </table:table-cell>
          <table:table-cell office:value-type="float" office:value="105" table:formula="of:=[.B15]-[.B14]" table:style-name="ce1">
            <text:p>105</text:p>
          </table:table-cell>
          <table:table-cell office:value-type="float" office:value="-6" table:formula="of:=[.C15]-[.C14]" table:style-name="ce1">
            <text:p>-6</text:p>
          </table:table-cell>
          <table:table-cell office:value-type="float" office:value="-61" table:formula="of:=[.D15]-[.D14]" table:style-name="ce1">
            <text:p>-61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7">
            <text:p>8/3</text:p>
          </table:table-cell>
          <table:table-cell office:value-type="float" office:value="650" table:formula="of:=[Dati.D16]" table:style-name="ce3">
            <text:p>650</text:p>
          </table:table-cell>
          <table:table-cell office:value-type="float" office:value="83" table:formula="of:=[.B16]-[.B15]" table:style-name="ce1">
            <text:p>83</text:p>
          </table:table-cell>
          <table:table-cell office:value-type="float" office:value="-22" table:formula="of:=[.C16]-[.C15]" table:style-name="ce1">
            <text:p>-22</text:p>
          </table:table-cell>
          <table:table-cell office:value-type="float" office:value="-16" table:formula="of:=[.D16]-[.D15]" table:style-name="ce1">
            <text:p>-16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7">
            <text:p>9/3</text:p>
          </table:table-cell>
          <table:table-cell office:value-type="float" office:value="733" table:formula="of:=[Dati.D17]" table:style-name="ce3">
            <text:p>733</text:p>
          </table:table-cell>
          <table:table-cell office:value-type="float" office:value="83" table:formula="of:=[.B17]-[.B16]" table:style-name="ce1">
            <text:p>83</text:p>
          </table:table-cell>
          <table:table-cell office:value-type="float" office:value="0" table:formula="of:=[.C17]-[.C16]" table:style-name="ce1">
            <text:p>0</text:p>
          </table:table-cell>
          <table:table-cell office:value-type="float" office:value="22" table:formula="of:=[.D17]-[.D16]" table:style-name="ce1">
            <text:p>22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7">
            <text:p>10/3</text:p>
          </table:table-cell>
          <table:table-cell office:value-type="float" office:value="877" table:formula="of:=[Dati.D18]" table:style-name="ce3">
            <text:p>877</text:p>
          </table:table-cell>
          <table:table-cell office:value-type="float" office:value="144" table:formula="of:=[.B18]-[.B17]" table:style-name="ce1">
            <text:p>144</text:p>
          </table:table-cell>
          <table:table-cell office:value-type="float" office:value="61" table:formula="of:=[.C18]-[.C17]" table:style-name="ce1">
            <text:p>61</text:p>
          </table:table-cell>
          <table:table-cell office:value-type="float" office:value="61" table:formula="of:=[.D18]-[.D17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7">
            <text:p>11/3</text:p>
          </table:table-cell>
          <table:table-cell office:value-type="float" office:value="1028" table:formula="of:=[Dati.D19]" table:style-name="ce3">
            <text:p>1028</text:p>
          </table:table-cell>
          <table:table-cell office:value-type="float" office:value="151" table:formula="of:=[.B19]-[.B18]" table:style-name="ce1">
            <text:p>151</text:p>
          </table:table-cell>
          <table:table-cell office:value-type="float" office:value="7" table:formula="of:=[.C19]-[.C18]" table:style-name="ce1">
            <text:p>7</text:p>
          </table:table-cell>
          <table:table-cell office:value-type="float" office:value="-54" table:formula="of:=[.D19]-[.D18]" table:style-name="ce1">
            <text:p>-54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7">
            <text:p>12/3</text:p>
          </table:table-cell>
          <table:table-cell office:value-type="float" office:value="1153" table:formula="of:=[Dati.D20]" table:style-name="ce3">
            <text:p>1153</text:p>
          </table:table-cell>
          <table:table-cell office:value-type="float" office:value="125" table:formula="of:=[.B20]-[.B19]" table:style-name="ce1">
            <text:p>125</text:p>
          </table:table-cell>
          <table:table-cell office:value-type="float" office:value="-26" table:formula="of:=[.C20]-[.C19]" table:style-name="ce1">
            <text:p>-26</text:p>
          </table:table-cell>
          <table:table-cell office:value-type="float" office:value="-33" table:formula="of:=[.D20]-[.D19]" table:style-name="ce1">
            <text:p>-33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7">
            <text:p>13/3</text:p>
          </table:table-cell>
          <table:table-cell office:value-type="float" office:value="1328" table:formula="of:=[Dati.D21]" table:style-name="ce3">
            <text:p>1328</text:p>
          </table:table-cell>
          <table:table-cell office:value-type="float" office:value="175" table:formula="of:=[.B21]-[.B20]" table:style-name="ce1">
            <text:p>175</text:p>
          </table:table-cell>
          <table:table-cell office:value-type="float" office:value="50" table:formula="of:=[.C21]-[.C20]" table:style-name="ce1">
            <text:p>50</text:p>
          </table:table-cell>
          <table:table-cell office:value-type="float" office:value="76" table:formula="of:=[.D21]-[.D20]" table:style-name="ce1">
            <text:p>76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7">
            <text:p>14/3</text:p>
          </table:table-cell>
          <table:table-cell office:value-type="float" office:value="1518" table:formula="of:=[Dati.D22]" table:style-name="ce3">
            <text:p>1518</text:p>
          </table:table-cell>
          <table:table-cell office:value-type="float" office:value="190" table:formula="of:=[.B22]-[.B21]" table:style-name="ce1">
            <text:p>190</text:p>
          </table:table-cell>
          <table:table-cell office:value-type="float" office:value="15" table:formula="of:=[.C22]-[.C21]" table:style-name="ce1">
            <text:p>15</text:p>
          </table:table-cell>
          <table:table-cell office:value-type="float" office:value="-35" table:formula="of:=[.D22]-[.D21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7">
            <text:p>15/3</text:p>
          </table:table-cell>
          <table:table-cell office:value-type="float" office:value="1672" table:formula="of:=[Dati.D23]" table:style-name="ce3">
            <text:p>1672</text:p>
          </table:table-cell>
          <table:table-cell office:value-type="float" office:value="154" table:formula="of:=[.B23]-[.B22]" table:style-name="ce1">
            <text:p>154</text:p>
          </table:table-cell>
          <table:table-cell office:value-type="float" office:value="-36" table:formula="of:=[.C23]-[.C22]" table:style-name="ce1">
            <text:p>-36</text:p>
          </table:table-cell>
          <table:table-cell office:value-type="float" office:value="-51" table:formula="of:=[.D23]-[.D22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7">
            <text:p>16/3</text:p>
          </table:table-cell>
          <table:table-cell office:value-type="float" office:value="1851" table:formula="of:=[Dati.D24]" table:style-name="ce3">
            <text:p>1851</text:p>
          </table:table-cell>
          <table:table-cell office:value-type="float" office:value="179" table:formula="of:=[.B24]-[.B23]" table:style-name="ce1">
            <text:p>179</text:p>
          </table:table-cell>
          <table:table-cell office:value-type="float" office:value="25" table:formula="of:=[.C24]-[.C23]" table:style-name="ce1">
            <text:p>25</text:p>
          </table:table-cell>
          <table:table-cell office:value-type="float" office:value="61" table:formula="of:=[.D24]-[.D23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7">
            <text:p>17/3</text:p>
          </table:table-cell>
          <table:table-cell office:value-type="float" office:value="2060" table:formula="of:=[Dati.D25]" table:style-name="ce3">
            <text:p>2060</text:p>
          </table:table-cell>
          <table:table-cell office:value-type="float" office:value="209" table:formula="of:=[.B25]-[.B24]" table:style-name="ce1">
            <text:p>209</text:p>
          </table:table-cell>
          <table:table-cell office:value-type="float" office:value="30" table:formula="of:=[.C25]-[.C24]" table:style-name="ce1">
            <text:p>30</text:p>
          </table:table-cell>
          <table:table-cell office:value-type="float" office:value="5" table:formula="of:=[.D25]-[.D24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7">
            <text:p>18/3</text:p>
          </table:table-cell>
          <table:table-cell office:value-type="float" office:value="2257" table:formula="of:=[Dati.D26]" table:style-name="ce3">
            <text:p>2257</text:p>
          </table:table-cell>
          <table:table-cell office:value-type="float" office:value="197" table:formula="of:=[.B26]-[.B25]" table:style-name="ce1">
            <text:p>197</text:p>
          </table:table-cell>
          <table:table-cell office:value-type="float" office:value="-12" table:formula="of:=[.C26]-[.C25]" table:style-name="ce1">
            <text:p>-12</text:p>
          </table:table-cell>
          <table:table-cell office:value-type="float" office:value="-42" table:formula="of:=[.D26]-[.D25]" table:style-name="ce1">
            <text:p>-42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7">
            <text:p>19/3</text:p>
          </table:table-cell>
          <table:table-cell office:value-type="float" office:value="2498" table:formula="of:=[Dati.D27]" table:style-name="ce3">
            <text:p>2498</text:p>
          </table:table-cell>
          <table:table-cell office:value-type="float" office:value="241" table:formula="of:=[.B27]-[.B26]" table:style-name="ce1">
            <text:p>241</text:p>
          </table:table-cell>
          <table:table-cell office:value-type="float" office:value="44" table:formula="of:=[.C27]-[.C26]" table:style-name="ce1">
            <text:p>44</text:p>
          </table:table-cell>
          <table:table-cell office:value-type="float" office:value="56" table:formula="of:=[.D27]-[.D26]" table:style-name="ce1">
            <text:p>56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7">
            <text:p>20/3</text:p>
          </table:table-cell>
          <table:table-cell office:value-type="float" office:value="2655" table:formula="of:=[Dati.D28]" table:style-name="ce3">
            <text:p>2655</text:p>
          </table:table-cell>
          <table:table-cell office:value-type="float" office:value="157" table:formula="of:=[.B28]-[.B27]" table:style-name="ce1">
            <text:p>157</text:p>
          </table:table-cell>
          <table:table-cell office:value-type="float" office:value="-84" table:formula="of:=[.C28]-[.C27]" table:style-name="ce1">
            <text:p>-84</text:p>
          </table:table-cell>
          <table:table-cell office:value-type="float" office:value="-128" table:formula="of:=[.D28]-[.D27]" table:style-name="ce1">
            <text:p>-128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7">
            <text:p>21/3</text:p>
          </table:table-cell>
          <table:table-cell office:value-type="float" office:value="2857" table:formula="of:=[Dati.D29]" table:style-name="ce3">
            <text:p>2857</text:p>
          </table:table-cell>
          <table:table-cell office:value-type="float" office:value="202" table:formula="of:=[.B29]-[.B28]" table:style-name="ce1">
            <text:p>202</text:p>
          </table:table-cell>
          <table:table-cell office:value-type="float" office:value="45" table:formula="of:=[.C29]-[.C28]" table:style-name="ce1">
            <text:p>45</text:p>
          </table:table-cell>
          <table:table-cell office:value-type="float" office:value="129" table:formula="of:=[.D29]-[.D28]" table:style-name="ce1">
            <text:p>129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7">
            <text:p>22/3</text:p>
          </table:table-cell>
          <table:table-cell office:value-type="float" office:value="3009" table:formula="of:=[Dati.D30]" table:style-name="ce3">
            <text:p>3009</text:p>
          </table:table-cell>
          <table:table-cell office:value-type="float" office:value="152" table:formula="of:=[.B30]-[.B29]" table:style-name="ce1">
            <text:p>152</text:p>
          </table:table-cell>
          <table:table-cell office:value-type="float" office:value="-50" table:formula="of:=[.C30]-[.C29]" table:style-name="ce1">
            <text:p>-50</text:p>
          </table:table-cell>
          <table:table-cell office:value-type="float" office:value="-95" table:formula="of:=[.D30]-[.D29]" table:style-name="ce1">
            <text:p>-95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7">
            <text:p>23/3</text:p>
          </table:table-cell>
          <table:table-cell office:value-type="float" office:value="3204" table:formula="of:=[Dati.D31]" table:style-name="ce3">
            <text:p>3204</text:p>
          </table:table-cell>
          <table:table-cell office:value-type="float" office:value="195" table:formula="of:=[.B31]-[.B30]" table:style-name="ce1">
            <text:p>195</text:p>
          </table:table-cell>
          <table:table-cell office:value-type="float" office:value="43" table:formula="of:=[.C31]-[.C30]" table:style-name="ce1">
            <text:p>43</text:p>
          </table:table-cell>
          <table:table-cell office:value-type="float" office:value="93" table:formula="of:=[.D31]-[.D30]" table:style-name="ce1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7">
            <text:p>24/3</text:p>
          </table:table-cell>
          <table:table-cell office:value-type="float" office:value="3396" table:formula="of:=[Dati.D32]" table:style-name="ce3">
            <text:p>3396</text:p>
          </table:table-cell>
          <table:table-cell office:value-type="float" office:value="192" table:formula="of:=[.B32]-[.B31]" table:style-name="ce1">
            <text:p>192</text:p>
          </table:table-cell>
          <table:table-cell office:value-type="float" office:value="-3" table:formula="of:=[.C32]-[.C31]" table:style-name="ce1">
            <text:p>-3</text:p>
          </table:table-cell>
          <table:table-cell office:value-type="float" office:value="-46" table:formula="of:=[.D32]-[.D31]" table:style-name="ce1">
            <text:p>-46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7">
            <text:p>25/3</text:p>
          </table:table-cell>
          <table:table-cell office:value-type="float" office:value="3489" table:formula="of:=[Dati.D33]" table:style-name="ce3">
            <text:p>3489</text:p>
          </table:table-cell>
          <table:table-cell office:value-type="float" office:value="93" table:formula="of:=[.B33]-[.B32]" table:style-name="ce1">
            <text:p>93</text:p>
          </table:table-cell>
          <table:table-cell office:value-type="float" office:value="-99" table:formula="of:=[.C33]-[.C32]" table:style-name="ce1">
            <text:p>-99</text:p>
          </table:table-cell>
          <table:table-cell office:value-type="float" office:value="-96" table:formula="of:=[.D33]-[.D32]" table:style-name="ce1">
            <text:p>-96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7">
            <text:p>26/3</text:p>
          </table:table-cell>
          <table:table-cell office:value-type="float" office:value="3612" table:formula="of:=[Dati.D34]" table:style-name="ce3">
            <text:p>3612</text:p>
          </table:table-cell>
          <table:table-cell office:value-type="float" office:value="123" table:formula="of:=[.B34]-[.B33]" table:style-name="ce1">
            <text:p>123</text:p>
          </table:table-cell>
          <table:table-cell office:value-type="float" office:value="30" table:formula="of:=[.C34]-[.C33]" table:style-name="ce1">
            <text:p>30</text:p>
          </table:table-cell>
          <table:table-cell office:value-type="float" office:value="129" table:formula="of:=[.D34]-[.D33]" table:style-name="ce1">
            <text:p>129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7">
            <text:p>27/3</text:p>
          </table:table-cell>
          <table:table-cell office:value-type="float" office:value="3732" table:formula="of:=[Dati.D35]" table:style-name="ce3">
            <text:p>3732</text:p>
          </table:table-cell>
          <table:table-cell office:value-type="float" office:value="120" table:formula="of:=[.B35]-[.B34]" table:style-name="ce1">
            <text:p>120</text:p>
          </table:table-cell>
          <table:table-cell office:value-type="float" office:value="-3" table:formula="of:=[.C35]-[.C34]" table:style-name="ce1">
            <text:p>-3</text:p>
          </table:table-cell>
          <table:table-cell office:value-type="float" office:value="-33" table:formula="of:=[.D35]-[.D34]" table:style-name="ce1">
            <text:p>-33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Guariti" table:style-name="ta1">
        <table:shapes>
          <draw:frame draw:z-index="1" draw:id="id4" draw:style-name="a4" draw:name="Grafico 1" svg:x="7.60512in" svg:y="0.02913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Grafico 2" svg:x="7.57618in" svg:y="3.69803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imessi_guari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7">
            <text:p>24/2</text:p>
          </table:table-cell>
          <table:table-cell office:value-type="float" office:value="1" table:formula="of:=[Dati.I3]" table:style-name="ce3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00:00:00" table:style-name="ce7">
            <text:p>25/2</text:p>
          </table:table-cell>
          <table:table-cell office:value-type="float" office:value="1" table:formula="of:=[Dati.I4]" table:style-name="ce3">
            <text:p>1</text:p>
          </table:table-cell>
          <table:table-cell office:value-type="float" office:value="0" table:formula="of:=[.B4]-[.B3]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00:00:00" table:style-name="ce7">
            <text:p>26/2</text:p>
          </table:table-cell>
          <table:table-cell office:value-type="float" office:value="3" table:formula="of:=[Dati.I5]" table:style-name="ce3">
            <text:p>3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2" table:formula="of:=[.C5]-[.C4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7">
            <text:p>27/2</text:p>
          </table:table-cell>
          <table:table-cell office:value-type="float" office:value="45" table:formula="of:=[Dati.I6]" table:style-name="ce3">
            <text:p>45</text:p>
          </table:table-cell>
          <table:table-cell office:value-type="float" office:value="42" table:formula="of:=[.B6]-[.B5]" table:style-name="ce1">
            <text:p>42</text:p>
          </table:table-cell>
          <table:table-cell office:value-type="float" office:value="40" table:formula="of:=[.C6]-[.C5]" table:style-name="ce1">
            <text:p>40</text:p>
          </table:table-cell>
          <table:table-cell office:value-type="float" office:value="38" table:formula="of:=[.D6]-[.D5]" table:style-name="ce1">
            <text:p>38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7">
            <text:p>28/2</text:p>
          </table:table-cell>
          <table:table-cell office:value-type="float" office:value="46" table:formula="of:=[Dati.I7]" table:style-name="ce3">
            <text:p>46</text:p>
          </table:table-cell>
          <table:table-cell office:value-type="float" office:value="1" table:formula="of:=[.B7]-[.B6]" table:style-name="ce1">
            <text:p>1</text:p>
          </table:table-cell>
          <table:table-cell office:value-type="float" office:value="-41" table:formula="of:=[.C7]-[.C6]" table:style-name="ce1">
            <text:p>-41</text:p>
          </table:table-cell>
          <table:table-cell office:value-type="float" office:value="-81" table:formula="of:=[.D7]-[.D6]" table:style-name="ce1">
            <text:p>-81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7">
            <text:p>29/2</text:p>
          </table:table-cell>
          <table:table-cell office:value-type="float" office:value="50" table:formula="of:=[Dati.I8]" table:style-name="ce3">
            <text:p>50</text:p>
          </table:table-cell>
          <table:table-cell office:value-type="float" office:value="4" table:formula="of:=[.B8]-[.B7]" table:style-name="ce1">
            <text:p>4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44" table:formula="of:=[.D8]-[.D7]" table:style-name="ce1">
            <text:p>44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7">
            <text:p>1/3</text:p>
          </table:table-cell>
          <table:table-cell office:value-type="float" office:value="83" table:formula="of:=[Dati.I9]" table:style-name="ce3">
            <text:p>83</text:p>
          </table:table-cell>
          <table:table-cell office:value-type="float" office:value="33" table:formula="of:=[.B9]-[.B8]" table:style-name="ce1">
            <text:p>33</text:p>
          </table:table-cell>
          <table:table-cell office:value-type="float" office:value="29" table:formula="of:=[.C9]-[.C8]" table:style-name="ce1">
            <text:p>29</text:p>
          </table:table-cell>
          <table:table-cell office:value-type="float" office:value="26" table:formula="of:=[.D9]-[.D8]" table:style-name="ce1">
            <text:p>26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7">
            <text:p>2/3</text:p>
          </table:table-cell>
          <table:table-cell office:value-type="float" office:value="149" table:formula="of:=[Dati.I10]" table:style-name="ce3">
            <text:p>149</text:p>
          </table:table-cell>
          <table:table-cell office:value-type="float" office:value="66" table:formula="of:=[.B10]-[.B9]" table:style-name="ce1">
            <text:p>66</text:p>
          </table:table-cell>
          <table:table-cell office:value-type="float" office:value="33" table:formula="of:=[.C10]-[.C9]" table:style-name="ce1">
            <text:p>33</text:p>
          </table:table-cell>
          <table:table-cell office:value-type="float" office:value="4" table:formula="of:=[.D10]-[.D9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7">
            <text:p>3/3</text:p>
          </table:table-cell>
          <table:table-cell office:value-type="float" office:value="160" table:formula="of:=[Dati.I11]" table:style-name="ce3">
            <text:p>160</text:p>
          </table:table-cell>
          <table:table-cell office:value-type="float" office:value="11" table:formula="of:=[.B11]-[.B10]" table:style-name="ce1">
            <text:p>11</text:p>
          </table:table-cell>
          <table:table-cell office:value-type="float" office:value="-55" table:formula="of:=[.C11]-[.C10]" table:style-name="ce1">
            <text:p>-55</text:p>
          </table:table-cell>
          <table:table-cell office:value-type="float" office:value="-88" table:formula="of:=[.D11]-[.D10]" table:style-name="ce1">
            <text:p>-88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7">
            <text:p>4/3</text:p>
          </table:table-cell>
          <table:table-cell office:value-type="float" office:value="276" table:formula="of:=[Dati.I12]" table:style-name="ce3">
            <text:p>276</text:p>
          </table:table-cell>
          <table:table-cell office:value-type="float" office:value="116" table:formula="of:=[.B12]-[.B11]" table:style-name="ce1">
            <text:p>116</text:p>
          </table:table-cell>
          <table:table-cell office:value-type="float" office:value="105" table:formula="of:=[.C12]-[.C11]" table:style-name="ce1">
            <text:p>105</text:p>
          </table:table-cell>
          <table:table-cell office:value-type="float" office:value="160" table:formula="of:=[.D12]-[.D11]" table:style-name="ce1">
            <text:p>160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7">
            <text:p>5/3</text:p>
          </table:table-cell>
          <table:table-cell office:value-type="float" office:value="414" table:formula="of:=[Dati.I13]" table:style-name="ce3">
            <text:p>414</text:p>
          </table:table-cell>
          <table:table-cell office:value-type="float" office:value="138" table:formula="of:=[.B13]-[.B12]" table:style-name="ce1">
            <text:p>138</text:p>
          </table:table-cell>
          <table:table-cell office:value-type="float" office:value="22" table:formula="of:=[.C13]-[.C12]" table:style-name="ce1">
            <text:p>22</text:p>
          </table:table-cell>
          <table:table-cell office:value-type="float" office:value="-83" table:formula="of:=[.D13]-[.D12]" table:style-name="ce1">
            <text:p>-83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7">
            <text:p>6/3</text:p>
          </table:table-cell>
          <table:table-cell office:value-type="float" office:value="523" table:formula="of:=[Dati.I14]" table:style-name="ce3">
            <text:p>523</text:p>
          </table:table-cell>
          <table:table-cell office:value-type="float" office:value="109" table:formula="of:=[.B14]-[.B13]" table:style-name="ce1">
            <text:p>109</text:p>
          </table:table-cell>
          <table:table-cell office:value-type="float" office:value="-29" table:formula="of:=[.C14]-[.C13]" table:style-name="ce1">
            <text:p>-29</text:p>
          </table:table-cell>
          <table:table-cell office:value-type="float" office:value="-51" table:formula="of:=[.D14]-[.D13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7">
            <text:p>7/3</text:p>
          </table:table-cell>
          <table:table-cell office:value-type="float" office:value="589" table:formula="of:=[Dati.I15]" table:style-name="ce3">
            <text:p>589</text:p>
          </table:table-cell>
          <table:table-cell office:value-type="float" office:value="66" table:formula="of:=[.B15]-[.B14]" table:style-name="ce1">
            <text:p>66</text:p>
          </table:table-cell>
          <table:table-cell office:value-type="float" office:value="-43" table:formula="of:=[.C15]-[.C14]" table:style-name="ce1">
            <text:p>-43</text:p>
          </table:table-cell>
          <table:table-cell office:value-type="float" office:value="-14" table:formula="of:=[.D15]-[.D14]" table:style-name="ce1">
            <text:p>-14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7">
            <text:p>8/3</text:p>
          </table:table-cell>
          <table:table-cell office:value-type="float" office:value="622" table:formula="of:=[Dati.I16]" table:style-name="ce3">
            <text:p>622</text:p>
          </table:table-cell>
          <table:table-cell office:value-type="float" office:value="33" table:formula="of:=[.B16]-[.B15]" table:style-name="ce1">
            <text:p>33</text:p>
          </table:table-cell>
          <table:table-cell office:value-type="float" office:value="-33" table:formula="of:=[.C16]-[.C15]" table:style-name="ce1">
            <text:p>-33</text:p>
          </table:table-cell>
          <table:table-cell office:value-type="float" office:value="10" table:formula="of:=[.D16]-[.D15]" table:style-name="ce1">
            <text:p>10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7">
            <text:p>9/3</text:p>
          </table:table-cell>
          <table:table-cell office:value-type="float" office:value="724" table:formula="of:=[Dati.I17]" table:style-name="ce3">
            <text:p>724</text:p>
          </table:table-cell>
          <table:table-cell office:value-type="float" office:value="102" table:formula="of:=[.B17]-[.B16]" table:style-name="ce1">
            <text:p>102</text:p>
          </table:table-cell>
          <table:table-cell office:value-type="float" office:value="69" table:formula="of:=[.C17]-[.C16]" table:style-name="ce1">
            <text:p>69</text:p>
          </table:table-cell>
          <table:table-cell office:value-type="float" office:value="102" table:formula="of:=[.D17]-[.D16]" table:style-name="ce1">
            <text:p>102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7">
            <text:p>10/3</text:p>
          </table:table-cell>
          <table:table-cell office:value-type="float" office:value="1004" table:formula="of:=[Dati.I18]" table:style-name="ce3">
            <text:p>1004</text:p>
          </table:table-cell>
          <table:table-cell office:value-type="float" office:value="280" table:formula="of:=[.B18]-[.B17]" table:style-name="ce1">
            <text:p>280</text:p>
          </table:table-cell>
          <table:table-cell office:value-type="float" office:value="178" table:formula="of:=[.C18]-[.C17]" table:style-name="ce1">
            <text:p>178</text:p>
          </table:table-cell>
          <table:table-cell office:value-type="float" office:value="109" table:formula="of:=[.D18]-[.D17]" table:style-name="ce1">
            <text:p>109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7">
            <text:p>11/3</text:p>
          </table:table-cell>
          <table:table-cell office:value-type="float" office:value="1045" table:formula="of:=[Dati.I19]" table:style-name="ce3">
            <text:p>1045</text:p>
          </table:table-cell>
          <table:table-cell office:value-type="float" office:value="41" table:formula="of:=[.B19]-[.B18]" table:style-name="ce1">
            <text:p>41</text:p>
          </table:table-cell>
          <table:table-cell office:value-type="float" office:value="-239" table:formula="of:=[.C19]-[.C18]" table:style-name="ce1">
            <text:p>-239</text:p>
          </table:table-cell>
          <table:table-cell office:value-type="float" office:value="-417" table:formula="of:=[.D19]-[.D18]" table:style-name="ce1">
            <text:p>-417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7">
            <text:p>12/3</text:p>
          </table:table-cell>
          <table:table-cell office:value-type="float" office:value="1258" table:formula="of:=[Dati.I20]" table:style-name="ce3">
            <text:p>1258</text:p>
          </table:table-cell>
          <table:table-cell office:value-type="float" office:value="213" table:formula="of:=[.B20]-[.B19]" table:style-name="ce1">
            <text:p>213</text:p>
          </table:table-cell>
          <table:table-cell office:value-type="float" office:value="172" table:formula="of:=[.C20]-[.C19]" table:style-name="ce1">
            <text:p>172</text:p>
          </table:table-cell>
          <table:table-cell office:value-type="float" office:value="411" table:formula="of:=[.D20]-[.D19]" table:style-name="ce1">
            <text:p>411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7">
            <text:p>13/3</text:p>
          </table:table-cell>
          <table:table-cell office:value-type="float" office:value="1439" table:formula="of:=[Dati.I21]" table:style-name="ce3">
            <text:p>1439</text:p>
          </table:table-cell>
          <table:table-cell office:value-type="float" office:value="181" table:formula="of:=[.B21]-[.B20]" table:style-name="ce1">
            <text:p>181</text:p>
          </table:table-cell>
          <table:table-cell office:value-type="float" office:value="-32" table:formula="of:=[.C21]-[.C20]" table:style-name="ce1">
            <text:p>-32</text:p>
          </table:table-cell>
          <table:table-cell office:value-type="float" office:value="-204" table:formula="of:=[.D21]-[.D20]" table:style-name="ce1">
            <text:p>-204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7">
            <text:p>14/3</text:p>
          </table:table-cell>
          <table:table-cell office:value-type="float" office:value="1966" table:formula="of:=[Dati.I22]" table:style-name="ce3">
            <text:p>1966</text:p>
          </table:table-cell>
          <table:table-cell office:value-type="float" office:value="527" table:formula="of:=[.B22]-[.B21]" table:style-name="ce1">
            <text:p>527</text:p>
          </table:table-cell>
          <table:table-cell office:value-type="float" office:value="346" table:formula="of:=[.C22]-[.C21]" table:style-name="ce1">
            <text:p>346</text:p>
          </table:table-cell>
          <table:table-cell office:value-type="float" office:value="378" table:formula="of:=[.D22]-[.D21]" table:style-name="ce1">
            <text:p>378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7">
            <text:p>15/3</text:p>
          </table:table-cell>
          <table:table-cell office:value-type="float" office:value="2335" table:formula="of:=[Dati.I23]" table:style-name="ce3">
            <text:p>2335</text:p>
          </table:table-cell>
          <table:table-cell office:value-type="float" office:value="369" table:formula="of:=[.B23]-[.B22]" table:style-name="ce1">
            <text:p>369</text:p>
          </table:table-cell>
          <table:table-cell office:value-type="float" office:value="-158" table:formula="of:=[.C23]-[.C22]" table:style-name="ce1">
            <text:p>-158</text:p>
          </table:table-cell>
          <table:table-cell office:value-type="float" office:value="-504" table:formula="of:=[.D23]-[.D22]" table:style-name="ce1">
            <text:p>-504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7">
            <text:p>16/3</text:p>
          </table:table-cell>
          <table:table-cell office:value-type="float" office:value="2749" table:formula="of:=[Dati.I24]" table:style-name="ce3">
            <text:p>2749</text:p>
          </table:table-cell>
          <table:table-cell office:value-type="float" office:value="414" table:formula="of:=[.B24]-[.B23]" table:style-name="ce1">
            <text:p>414</text:p>
          </table:table-cell>
          <table:table-cell office:value-type="float" office:value="45" table:formula="of:=[.C24]-[.C23]" table:style-name="ce1">
            <text:p>45</text:p>
          </table:table-cell>
          <table:table-cell office:value-type="float" office:value="203" table:formula="of:=[.D24]-[.D23]" table:style-name="ce1">
            <text:p>203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7">
            <text:p>17/3</text:p>
          </table:table-cell>
          <table:table-cell office:value-type="float" office:value="2941" table:formula="of:=[Dati.I25]" table:style-name="ce3">
            <text:p>2941</text:p>
          </table:table-cell>
          <table:table-cell office:value-type="float" office:value="192" table:formula="of:=[.B25]-[.B24]" table:style-name="ce1">
            <text:p>192</text:p>
          </table:table-cell>
          <table:table-cell office:value-type="float" office:value="-222" table:formula="of:=[.C25]-[.C24]" table:style-name="ce1">
            <text:p>-222</text:p>
          </table:table-cell>
          <table:table-cell office:value-type="float" office:value="-267" table:formula="of:=[.D25]-[.D24]" table:style-name="ce1">
            <text:p>-267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7">
            <text:p>18/3</text:p>
          </table:table-cell>
          <table:table-cell office:value-type="float" office:value="4025" table:formula="of:=[Dati.I26]" table:style-name="ce3">
            <text:p>4025</text:p>
          </table:table-cell>
          <table:table-cell office:value-type="float" office:value="1084" table:formula="of:=[.B26]-[.B25]" table:style-name="ce1">
            <text:p>1084</text:p>
          </table:table-cell>
          <table:table-cell office:value-type="float" office:value="892" table:formula="of:=[.C26]-[.C25]" table:style-name="ce1">
            <text:p>892</text:p>
          </table:table-cell>
          <table:table-cell office:value-type="float" office:value="1114" table:formula="of:=[.D26]-[.D25]" table:style-name="ce1">
            <text:p>1114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7">
            <text:p>19/3</text:p>
          </table:table-cell>
          <table:table-cell office:value-type="float" office:value="4440" table:formula="of:=[Dati.I27]" table:style-name="ce3">
            <text:p>4440</text:p>
          </table:table-cell>
          <table:table-cell office:value-type="float" office:value="415" table:formula="of:=[.B27]-[.B26]" table:style-name="ce1">
            <text:p>415</text:p>
          </table:table-cell>
          <table:table-cell office:value-type="float" office:value="-669" table:formula="of:=[.C27]-[.C26]" table:style-name="ce1">
            <text:p>-669</text:p>
          </table:table-cell>
          <table:table-cell office:value-type="float" office:value="-1561" table:formula="of:=[.D27]-[.D26]" table:style-name="ce1">
            <text:p>-1561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7">
            <text:p>20/3</text:p>
          </table:table-cell>
          <table:table-cell office:value-type="float" office:value="5129" table:formula="of:=[Dati.I28]" table:style-name="ce3">
            <text:p>5129</text:p>
          </table:table-cell>
          <table:table-cell office:value-type="float" office:value="689" table:formula="of:=[.B28]-[.B27]" table:style-name="ce1">
            <text:p>689</text:p>
          </table:table-cell>
          <table:table-cell office:value-type="float" office:value="274" table:formula="of:=[.C28]-[.C27]" table:style-name="ce1">
            <text:p>274</text:p>
          </table:table-cell>
          <table:table-cell office:value-type="float" office:value="943" table:formula="of:=[.D28]-[.D27]" table:style-name="ce1">
            <text:p>943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7">
            <text:p>21/3</text:p>
          </table:table-cell>
          <table:table-cell office:value-type="float" office:value="6072" table:formula="of:=[Dati.I29]" table:style-name="ce3">
            <text:p>6072</text:p>
          </table:table-cell>
          <table:table-cell office:value-type="float" office:value="943" table:formula="of:=[.B29]-[.B28]" table:style-name="ce1">
            <text:p>943</text:p>
          </table:table-cell>
          <table:table-cell office:value-type="float" office:value="254" table:formula="of:=[.C29]-[.C28]" table:style-name="ce1">
            <text:p>254</text:p>
          </table:table-cell>
          <table:table-cell office:value-type="float" office:value="-20" table:formula="of:=[.D29]-[.D28]" table:style-name="ce1">
            <text:p>-20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7">
            <text:p>22/3</text:p>
          </table:table-cell>
          <table:table-cell office:value-type="float" office:value="7024" table:formula="of:=[Dati.I30]" table:style-name="ce3">
            <text:p>7024</text:p>
          </table:table-cell>
          <table:table-cell office:value-type="float" office:value="952" table:formula="of:=[.B30]-[.B29]" table:style-name="ce1">
            <text:p>952</text:p>
          </table:table-cell>
          <table:table-cell office:value-type="float" office:value="9" table:formula="of:=[.C30]-[.C29]" table:style-name="ce1">
            <text:p>9</text:p>
          </table:table-cell>
          <table:table-cell office:value-type="float" office:value="-245" table:formula="of:=[.D30]-[.D29]" table:style-name="ce1">
            <text:p>-245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7">
            <text:p>23/3</text:p>
          </table:table-cell>
          <table:table-cell office:value-type="float" office:value="7432" table:formula="of:=[Dati.I31]" table:style-name="ce3">
            <text:p>7432</text:p>
          </table:table-cell>
          <table:table-cell office:value-type="float" office:value="408" table:formula="of:=[.B31]-[.B30]" table:style-name="ce1">
            <text:p>408</text:p>
          </table:table-cell>
          <table:table-cell office:value-type="float" office:value="-544" table:formula="of:=[.C31]-[.C30]" table:style-name="ce1">
            <text:p>-544</text:p>
          </table:table-cell>
          <table:table-cell office:value-type="float" office:value="-553" table:formula="of:=[.D31]-[.D30]" table:style-name="ce1">
            <text:p>-553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7">
            <text:p>24/3</text:p>
          </table:table-cell>
          <table:table-cell office:value-type="float" office:value="8326" table:formula="of:=[Dati.I32]" table:style-name="ce3">
            <text:p>8326</text:p>
          </table:table-cell>
          <table:table-cell office:value-type="float" office:value="894" table:formula="of:=[.B32]-[.B31]" table:style-name="ce1">
            <text:p>894</text:p>
          </table:table-cell>
          <table:table-cell office:value-type="float" office:value="486" table:formula="of:=[.C32]-[.C31]" table:style-name="ce1">
            <text:p>486</text:p>
          </table:table-cell>
          <table:table-cell office:value-type="float" office:value="1030" table:formula="of:=[.D32]-[.D31]" table:style-name="ce1">
            <text:p>1030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7">
            <text:p>25/3</text:p>
          </table:table-cell>
          <table:table-cell office:value-type="float" office:value="9362" table:formula="of:=[Dati.I33]" table:style-name="ce3">
            <text:p>9362</text:p>
          </table:table-cell>
          <table:table-cell office:value-type="float" office:value="1036" table:formula="of:=[.B33]-[.B32]" table:style-name="ce1">
            <text:p>1036</text:p>
          </table:table-cell>
          <table:table-cell office:value-type="float" office:value="142" table:formula="of:=[.C33]-[.C32]" table:style-name="ce1">
            <text:p>142</text:p>
          </table:table-cell>
          <table:table-cell office:value-type="float" office:value="-344" table:formula="of:=[.D33]-[.D32]" table:style-name="ce1">
            <text:p>-344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7">
            <text:p>26/3</text:p>
          </table:table-cell>
          <table:table-cell office:value-type="float" office:value="10361" table:formula="of:=[Dati.I34]" table:style-name="ce3">
            <text:p>10361</text:p>
          </table:table-cell>
          <table:table-cell office:value-type="float" office:value="999" table:formula="of:=[.B34]-[.B33]" table:style-name="ce1">
            <text:p>999</text:p>
          </table:table-cell>
          <table:table-cell office:value-type="float" office:value="-37" table:formula="of:=[.C34]-[.C33]" table:style-name="ce1">
            <text:p>-37</text:p>
          </table:table-cell>
          <table:table-cell office:value-type="float" office:value="-179" table:formula="of:=[.D34]-[.D33]" table:style-name="ce1">
            <text:p>-179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7">
            <text:p>27/3</text:p>
          </table:table-cell>
          <table:table-cell office:value-type="float" office:value="10950" table:formula="of:=[Dati.I35]" table:style-name="ce3">
            <text:p>10950</text:p>
          </table:table-cell>
          <table:table-cell office:value-type="float" office:value="589" table:formula="of:=[.B35]-[.B34]" table:style-name="ce1">
            <text:p>589</text:p>
          </table:table-cell>
          <table:table-cell office:value-type="float" office:value="-410" table:formula="of:=[.C35]-[.C34]" table:style-name="ce1">
            <text:p>-410</text:p>
          </table:table-cell>
          <table:table-cell office:value-type="float" office:value="-373" table:formula="of:=[.D35]-[.D34]" table:style-name="ce1">
            <text:p>-373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Deceduti" table:style-name="ta1">
        <table:shapes>
          <draw:frame draw:z-index="1" draw:id="id6" draw:style-name="a6" draw:name="Grafico 1" svg:x="7.19331in" svg:y="4.23307in" svg:width="6.29882in" svg:height="3.54291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Grafico 2" svg:x="7.18346in" svg:y="0.51024in" svg:width="6.29882in" svg:height="3.54291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ecedu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7">
            <text:p>24/2</text:p>
          </table:table-cell>
          <table:table-cell office:value-type="float" office:value="7" table:formula="of:=[Dati.J3]" table:style-name="ce3">
            <text:p>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00:00:00" table:style-name="ce7">
            <text:p>25/2</text:p>
          </table:table-cell>
          <table:table-cell office:value-type="float" office:value="10" table:formula="of:=[Dati.J4]" table:style-name="ce3">
            <text:p>10</text:p>
          </table:table-cell>
          <table:table-cell office:value-type="float" office:value="3" table:formula="of:=[.B4]-[.B3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00:00:00" table:style-name="ce7">
            <text:p>26/2</text:p>
          </table:table-cell>
          <table:table-cell office:value-type="float" office:value="12" table:formula="of:=[Dati.J5]" table:style-name="ce3">
            <text:p>12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-1" table:formula="of:=[.C5]-[.C4]" table:style-name="ce1">
            <text:p>-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7">
            <text:p>27/2</text:p>
          </table:table-cell>
          <table:table-cell office:value-type="float" office:value="17" table:formula="of:=[Dati.J6]" table:style-name="ce3">
            <text:p>17</text:p>
          </table:table-cell>
          <table:table-cell office:value-type="float" office:value="5" table:formula="of:=[.B6]-[.B5]" table:style-name="ce1">
            <text:p>5</text:p>
          </table:table-cell>
          <table:table-cell office:value-type="float" office:value="3" table:formula="of:=[.C6]-[.C5]" table:style-name="ce1">
            <text:p>3</text:p>
          </table:table-cell>
          <table:table-cell office:value-type="float" office:value="4" table:formula="of:=[.D6]-[.D5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7">
            <text:p>28/2</text:p>
          </table:table-cell>
          <table:table-cell office:value-type="float" office:value="21" table:formula="of:=[Dati.J7]" table:style-name="ce3">
            <text:p>21</text:p>
          </table:table-cell>
          <table:table-cell office:value-type="float" office:value="4" table:formula="of:=[.B7]-[.B6]" table:style-name="ce1">
            <text:p>4</text:p>
          </table:table-cell>
          <table:table-cell office:value-type="float" office:value="-1" table:formula="of:=[.C7]-[.C6]" table:style-name="ce1">
            <text:p>-1</text:p>
          </table:table-cell>
          <table:table-cell office:value-type="float" office:value="-4" table:formula="of:=[.D7]-[.D6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7">
            <text:p>29/2</text:p>
          </table:table-cell>
          <table:table-cell office:value-type="float" office:value="29" table:formula="of:=[Dati.J8]" table:style-name="ce3">
            <text:p>29</text:p>
          </table:table-cell>
          <table:table-cell office:value-type="float" office:value="8" table:formula="of:=[.B8]-[.B7]" table:style-name="ce1">
            <text:p>8</text:p>
          </table:table-cell>
          <table:table-cell office:value-type="float" office:value="4" table:formula="of:=[.C8]-[.C7]" table:style-name="ce1">
            <text:p>4</text:p>
          </table:table-cell>
          <table:table-cell office:value-type="float" office:value="5" table:formula="of:=[.D8]-[.D7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7">
            <text:p>1/3</text:p>
          </table:table-cell>
          <table:table-cell office:value-type="float" office:value="34" table:formula="of:=[Dati.J9]" table:style-name="ce3">
            <text:p>34</text:p>
          </table:table-cell>
          <table:table-cell office:value-type="float" office:value="5" table:formula="of:=[.B9]-[.B8]" table:style-name="ce1">
            <text:p>5</text:p>
          </table:table-cell>
          <table:table-cell office:value-type="float" office:value="-3" table:formula="of:=[.C9]-[.C8]" table:style-name="ce1">
            <text:p>-3</text:p>
          </table:table-cell>
          <table:table-cell office:value-type="float" office:value="-7" table:formula="of:=[.D9]-[.D8]" table:style-name="ce1">
            <text:p>-7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7">
            <text:p>2/3</text:p>
          </table:table-cell>
          <table:table-cell office:value-type="float" office:value="52" table:formula="of:=[Dati.J10]" table:style-name="ce3">
            <text:p>52</text:p>
          </table:table-cell>
          <table:table-cell office:value-type="float" office:value="18" table:formula="of:=[.B10]-[.B9]" table:style-name="ce1">
            <text:p>18</text:p>
          </table:table-cell>
          <table:table-cell office:value-type="float" office:value="13" table:formula="of:=[.C10]-[.C9]" table:style-name="ce1">
            <text:p>13</text:p>
          </table:table-cell>
          <table:table-cell office:value-type="float" office:value="16" table:formula="of:=[.D10]-[.D9]" table:style-name="ce1">
            <text:p>16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7">
            <text:p>3/3</text:p>
          </table:table-cell>
          <table:table-cell office:value-type="float" office:value="79" table:formula="of:=[Dati.J11]" table:style-name="ce3">
            <text:p>79</text:p>
          </table:table-cell>
          <table:table-cell office:value-type="float" office:value="27" table:formula="of:=[.B11]-[.B10]" table:style-name="ce1">
            <text:p>27</text:p>
          </table:table-cell>
          <table:table-cell office:value-type="float" office:value="9" table:formula="of:=[.C11]-[.C10]" table:style-name="ce1">
            <text:p>9</text:p>
          </table:table-cell>
          <table:table-cell office:value-type="float" office:value="-4" table:formula="of:=[.D11]-[.D10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7">
            <text:p>4/3</text:p>
          </table:table-cell>
          <table:table-cell office:value-type="float" office:value="107" table:formula="of:=[Dati.J12]" table:style-name="ce3">
            <text:p>107</text:p>
          </table:table-cell>
          <table:table-cell office:value-type="float" office:value="28" table:formula="of:=[.B12]-[.B11]" table:style-name="ce1">
            <text:p>28</text:p>
          </table:table-cell>
          <table:table-cell office:value-type="float" office:value="1" table:formula="of:=[.C12]-[.C11]" table:style-name="ce1">
            <text:p>1</text:p>
          </table:table-cell>
          <table:table-cell office:value-type="float" office:value="-8" table:formula="of:=[.D12]-[.D11]" table:style-name="ce1">
            <text:p>-8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7">
            <text:p>5/3</text:p>
          </table:table-cell>
          <table:table-cell office:value-type="float" office:value="148" table:formula="of:=[Dati.J13]" table:style-name="ce3">
            <text:p>148</text:p>
          </table:table-cell>
          <table:table-cell office:value-type="float" office:value="41" table:formula="of:=[.B13]-[.B12]" table:style-name="ce1">
            <text:p>41</text:p>
          </table:table-cell>
          <table:table-cell office:value-type="float" office:value="13" table:formula="of:=[.C13]-[.C12]" table:style-name="ce1">
            <text:p>13</text:p>
          </table:table-cell>
          <table:table-cell office:value-type="float" office:value="12" table:formula="of:=[.D13]-[.D12]" table:style-name="ce1">
            <text:p>12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7">
            <text:p>6/3</text:p>
          </table:table-cell>
          <table:table-cell office:value-type="float" office:value="197" table:formula="of:=[Dati.J14]" table:style-name="ce3">
            <text:p>197</text:p>
          </table:table-cell>
          <table:table-cell office:value-type="float" office:value="49" table:formula="of:=[.B14]-[.B13]" table:style-name="ce1">
            <text:p>49</text:p>
          </table:table-cell>
          <table:table-cell office:value-type="float" office:value="8" table:formula="of:=[.C14]-[.C13]" table:style-name="ce1">
            <text:p>8</text:p>
          </table:table-cell>
          <table:table-cell office:value-type="float" office:value="-5" table:formula="of:=[.D14]-[.D13]" table:style-name="ce1">
            <text:p>-5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7">
            <text:p>7/3</text:p>
          </table:table-cell>
          <table:table-cell office:value-type="float" office:value="233" table:formula="of:=[Dati.J15]" table:style-name="ce3">
            <text:p>233</text:p>
          </table:table-cell>
          <table:table-cell office:value-type="float" office:value="36" table:formula="of:=[.B15]-[.B14]" table:style-name="ce1">
            <text:p>36</text:p>
          </table:table-cell>
          <table:table-cell office:value-type="float" office:value="-13" table:formula="of:=[.C15]-[.C14]" table:style-name="ce1">
            <text:p>-13</text:p>
          </table:table-cell>
          <table:table-cell office:value-type="float" office:value="-21" table:formula="of:=[.D15]-[.D14]" table:style-name="ce1">
            <text:p>-21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7">
            <text:p>8/3</text:p>
          </table:table-cell>
          <table:table-cell office:value-type="float" office:value="366" table:formula="of:=[Dati.J16]" table:style-name="ce3">
            <text:p>366</text:p>
          </table:table-cell>
          <table:table-cell office:value-type="float" office:value="133" table:formula="of:=[.B16]-[.B15]" table:style-name="ce1">
            <text:p>133</text:p>
          </table:table-cell>
          <table:table-cell office:value-type="float" office:value="97" table:formula="of:=[.C16]-[.C15]" table:style-name="ce1">
            <text:p>97</text:p>
          </table:table-cell>
          <table:table-cell office:value-type="float" office:value="110" table:formula="of:=[.D16]-[.D15]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7">
            <text:p>9/3</text:p>
          </table:table-cell>
          <table:table-cell office:value-type="float" office:value="463" table:formula="of:=[Dati.J17]" table:style-name="ce3">
            <text:p>463</text:p>
          </table:table-cell>
          <table:table-cell office:value-type="float" office:value="97" table:formula="of:=[.B17]-[.B16]" table:style-name="ce1">
            <text:p>97</text:p>
          </table:table-cell>
          <table:table-cell office:value-type="float" office:value="-36" table:formula="of:=[.C17]-[.C16]" table:style-name="ce1">
            <text:p>-36</text:p>
          </table:table-cell>
          <table:table-cell office:value-type="float" office:value="-133" table:formula="of:=[.D17]-[.D16]" table:style-name="ce1">
            <text:p>-133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7">
            <text:p>10/3</text:p>
          </table:table-cell>
          <table:table-cell office:value-type="float" office:value="631" table:formula="of:=[Dati.J18]" table:style-name="ce3">
            <text:p>631</text:p>
          </table:table-cell>
          <table:table-cell office:value-type="float" office:value="168" table:formula="of:=[.B18]-[.B17]" table:style-name="ce1">
            <text:p>168</text:p>
          </table:table-cell>
          <table:table-cell office:value-type="float" office:value="71" table:formula="of:=[.C18]-[.C17]" table:style-name="ce1">
            <text:p>71</text:p>
          </table:table-cell>
          <table:table-cell office:value-type="float" office:value="107" table:formula="of:=[.D18]-[.D17]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7">
            <text:p>11/3</text:p>
          </table:table-cell>
          <table:table-cell office:value-type="float" office:value="827" table:formula="of:=[Dati.J19]" table:style-name="ce3">
            <text:p>827</text:p>
          </table:table-cell>
          <table:table-cell office:value-type="float" office:value="196" table:formula="of:=[.B19]-[.B18]" table:style-name="ce1">
            <text:p>196</text:p>
          </table:table-cell>
          <table:table-cell office:value-type="float" office:value="28" table:formula="of:=[.C19]-[.C18]" table:style-name="ce1">
            <text:p>28</text:p>
          </table:table-cell>
          <table:table-cell office:value-type="float" office:value="-43" table:formula="of:=[.D19]-[.D18]" table:style-name="ce1">
            <text:p>-43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7">
            <text:p>12/3</text:p>
          </table:table-cell>
          <table:table-cell office:value-type="float" office:value="1016" table:formula="of:=[Dati.J20]" table:style-name="ce3">
            <text:p>1016</text:p>
          </table:table-cell>
          <table:table-cell office:value-type="float" office:value="189" table:formula="of:=[.B20]-[.B19]" table:style-name="ce1">
            <text:p>189</text:p>
          </table:table-cell>
          <table:table-cell office:value-type="float" office:value="-7" table:formula="of:=[.C20]-[.C19]" table:style-name="ce1">
            <text:p>-7</text:p>
          </table:table-cell>
          <table:table-cell office:value-type="float" office:value="-35" table:formula="of:=[.D20]-[.D19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7">
            <text:p>13/3</text:p>
          </table:table-cell>
          <table:table-cell office:value-type="float" office:value="1266" table:formula="of:=[Dati.J21]" table:style-name="ce3">
            <text:p>1266</text:p>
          </table:table-cell>
          <table:table-cell office:value-type="float" office:value="250" table:formula="of:=[.B21]-[.B20]" table:style-name="ce1">
            <text:p>250</text:p>
          </table:table-cell>
          <table:table-cell office:value-type="float" office:value="61" table:formula="of:=[.C21]-[.C20]" table:style-name="ce1">
            <text:p>61</text:p>
          </table:table-cell>
          <table:table-cell office:value-type="float" office:value="68" table:formula="of:=[.D21]-[.D20]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7">
            <text:p>14/3</text:p>
          </table:table-cell>
          <table:table-cell office:value-type="float" office:value="1441" table:formula="of:=[Dati.J22]" table:style-name="ce3">
            <text:p>1441</text:p>
          </table:table-cell>
          <table:table-cell office:value-type="float" office:value="175" table:formula="of:=[.B22]-[.B21]" table:style-name="ce1">
            <text:p>175</text:p>
          </table:table-cell>
          <table:table-cell office:value-type="float" office:value="-75" table:formula="of:=[.C22]-[.C21]" table:style-name="ce1">
            <text:p>-75</text:p>
          </table:table-cell>
          <table:table-cell office:value-type="float" office:value="-136" table:formula="of:=[.D22]-[.D21]" table:style-name="ce1">
            <text:p>-136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7">
            <text:p>15/3</text:p>
          </table:table-cell>
          <table:table-cell office:value-type="float" office:value="1809" table:formula="of:=[Dati.J23]" table:style-name="ce3">
            <text:p>1809</text:p>
          </table:table-cell>
          <table:table-cell office:value-type="float" office:value="368" table:formula="of:=[.B23]-[.B22]" table:style-name="ce1">
            <text:p>368</text:p>
          </table:table-cell>
          <table:table-cell office:value-type="float" office:value="193" table:formula="of:=[.C23]-[.C22]" table:style-name="ce1">
            <text:p>193</text:p>
          </table:table-cell>
          <table:table-cell office:value-type="float" office:value="268" table:formula="of:=[.D23]-[.D22]" table:style-name="ce1">
            <text:p>268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7">
            <text:p>16/3</text:p>
          </table:table-cell>
          <table:table-cell office:value-type="float" office:value="2158" table:formula="of:=[Dati.J24]" table:style-name="ce3">
            <text:p>2158</text:p>
          </table:table-cell>
          <table:table-cell office:value-type="float" office:value="349" table:formula="of:=[.B24]-[.B23]" table:style-name="ce1">
            <text:p>349</text:p>
          </table:table-cell>
          <table:table-cell office:value-type="float" office:value="-19" table:formula="of:=[.C24]-[.C23]" table:style-name="ce1">
            <text:p>-19</text:p>
          </table:table-cell>
          <table:table-cell office:value-type="float" office:value="-212" table:formula="of:=[.D24]-[.D23]" table:style-name="ce1">
            <text:p>-212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7">
            <text:p>17/3</text:p>
          </table:table-cell>
          <table:table-cell office:value-type="float" office:value="2503" table:formula="of:=[Dati.J25]" table:style-name="ce3">
            <text:p>2503</text:p>
          </table:table-cell>
          <table:table-cell office:value-type="float" office:value="345" table:formula="of:=[.B25]-[.B24]" table:style-name="ce1">
            <text:p>345</text:p>
          </table:table-cell>
          <table:table-cell office:value-type="float" office:value="-4" table:formula="of:=[.C25]-[.C24]" table:style-name="ce1">
            <text:p>-4</text:p>
          </table:table-cell>
          <table:table-cell office:value-type="float" office:value="15" table:formula="of:=[.D25]-[.D24]" table:style-name="ce1">
            <text:p>15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7">
            <text:p>18/3</text:p>
          </table:table-cell>
          <table:table-cell office:value-type="float" office:value="2978" table:formula="of:=[Dati.J26]" table:style-name="ce3">
            <text:p>2978</text:p>
          </table:table-cell>
          <table:table-cell office:value-type="float" office:value="475" table:formula="of:=[.B26]-[.B25]" table:style-name="ce1">
            <text:p>475</text:p>
          </table:table-cell>
          <table:table-cell office:value-type="float" office:value="130" table:formula="of:=[.C26]-[.C25]" table:style-name="ce1">
            <text:p>130</text:p>
          </table:table-cell>
          <table:table-cell office:value-type="float" office:value="134" table:formula="of:=[.D26]-[.D25]" table:style-name="ce1">
            <text:p>134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7">
            <text:p>19/3</text:p>
          </table:table-cell>
          <table:table-cell office:value-type="float" office:value="3405" table:formula="of:=[Dati.J27]" table:style-name="ce3">
            <text:p>3405</text:p>
          </table:table-cell>
          <table:table-cell office:value-type="float" office:value="427" table:formula="of:=[.B27]-[.B26]" table:style-name="ce1">
            <text:p>427</text:p>
          </table:table-cell>
          <table:table-cell office:value-type="float" office:value="-48" table:formula="of:=[.C27]-[.C26]" table:style-name="ce1">
            <text:p>-48</text:p>
          </table:table-cell>
          <table:table-cell office:value-type="float" office:value="-178" table:formula="of:=[.D27]-[.D26]" table:style-name="ce1">
            <text:p>-178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7">
            <text:p>20/3</text:p>
          </table:table-cell>
          <table:table-cell office:value-type="float" office:value="4032" table:formula="of:=[Dati.J28]" table:style-name="ce3">
            <text:p>4032</text:p>
          </table:table-cell>
          <table:table-cell office:value-type="float" office:value="627" table:formula="of:=[.B28]-[.B27]" table:style-name="ce1">
            <text:p>627</text:p>
          </table:table-cell>
          <table:table-cell office:value-type="float" office:value="200" table:formula="of:=[.C28]-[.C27]" table:style-name="ce1">
            <text:p>200</text:p>
          </table:table-cell>
          <table:table-cell office:value-type="float" office:value="248" table:formula="of:=[.D28]-[.D27]" table:style-name="ce1">
            <text:p>248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7">
            <text:p>21/3</text:p>
          </table:table-cell>
          <table:table-cell office:value-type="float" office:value="4825" table:formula="of:=[Dati.J29]" table:style-name="ce3">
            <text:p>4825</text:p>
          </table:table-cell>
          <table:table-cell office:value-type="float" office:value="793" table:formula="of:=[.B29]-[.B28]" table:style-name="ce1">
            <text:p>793</text:p>
          </table:table-cell>
          <table:table-cell office:value-type="float" office:value="166" table:formula="of:=[.C29]-[.C28]" table:style-name="ce1">
            <text:p>166</text:p>
          </table:table-cell>
          <table:table-cell office:value-type="float" office:value="-34" table:formula="of:=[.D29]-[.D28]" table:style-name="ce1">
            <text:p>-34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7">
            <text:p>22/3</text:p>
          </table:table-cell>
          <table:table-cell office:value-type="float" office:value="5476" table:formula="of:=[Dati.J30]" table:style-name="ce3">
            <text:p>5476</text:p>
          </table:table-cell>
          <table:table-cell office:value-type="float" office:value="651" table:formula="of:=[.B30]-[.B29]" table:style-name="ce1">
            <text:p>651</text:p>
          </table:table-cell>
          <table:table-cell office:value-type="float" office:value="-142" table:formula="of:=[.C30]-[.C29]" table:style-name="ce1">
            <text:p>-142</text:p>
          </table:table-cell>
          <table:table-cell office:value-type="float" office:value="-308" table:formula="of:=[.D30]-[.D29]" table:style-name="ce1">
            <text:p>-308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7">
            <text:p>23/3</text:p>
          </table:table-cell>
          <table:table-cell office:value-type="float" office:value="6077" table:formula="of:=[Dati.J31]" table:style-name="ce3">
            <text:p>6077</text:p>
          </table:table-cell>
          <table:table-cell office:value-type="float" office:value="601" table:formula="of:=[.B31]-[.B30]" table:style-name="ce1">
            <text:p>601</text:p>
          </table:table-cell>
          <table:table-cell office:value-type="float" office:value="-50" table:formula="of:=[.C31]-[.C30]" table:style-name="ce1">
            <text:p>-50</text:p>
          </table:table-cell>
          <table:table-cell office:value-type="float" office:value="92" table:formula="of:=[.D31]-[.D30]" table:style-name="ce1">
            <text:p>92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7">
            <text:p>24/3</text:p>
          </table:table-cell>
          <table:table-cell office:value-type="float" office:value="6820" table:formula="of:=[Dati.J32]" table:style-name="ce3">
            <text:p>6820</text:p>
          </table:table-cell>
          <table:table-cell office:value-type="float" office:value="743" table:formula="of:=[.B32]-[.B31]" table:style-name="ce1">
            <text:p>743</text:p>
          </table:table-cell>
          <table:table-cell office:value-type="float" office:value="142" table:formula="of:=[.C32]-[.C31]" table:style-name="ce1">
            <text:p>142</text:p>
          </table:table-cell>
          <table:table-cell office:value-type="float" office:value="192" table:formula="of:=[.D32]-[.D31]" table:style-name="ce1">
            <text:p>192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7">
            <text:p>25/3</text:p>
          </table:table-cell>
          <table:table-cell office:value-type="float" office:value="7503" table:formula="of:=[Dati.J33]" table:style-name="ce3">
            <text:p>7503</text:p>
          </table:table-cell>
          <table:table-cell office:value-type="float" office:value="683" table:formula="of:=[.B33]-[.B32]" table:style-name="ce1">
            <text:p>683</text:p>
          </table:table-cell>
          <table:table-cell office:value-type="float" office:value="-60" table:formula="of:=[.C33]-[.C32]" table:style-name="ce1">
            <text:p>-60</text:p>
          </table:table-cell>
          <table:table-cell office:value-type="float" office:value="-202" table:formula="of:=[.D33]-[.D32]" table:style-name="ce1">
            <text:p>-202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7">
            <text:p>26/3</text:p>
          </table:table-cell>
          <table:table-cell office:value-type="float" office:value="8165" table:formula="of:=[Dati.J34]" table:style-name="ce3">
            <text:p>8165</text:p>
          </table:table-cell>
          <table:table-cell office:value-type="float" office:value="662" table:formula="of:=[.B34]-[.B33]" table:style-name="ce1">
            <text:p>662</text:p>
          </table:table-cell>
          <table:table-cell office:value-type="float" office:value="-21" table:formula="of:=[.C34]-[.C33]" table:style-name="ce1">
            <text:p>-21</text:p>
          </table:table-cell>
          <table:table-cell office:value-type="float" office:value="39" table:formula="of:=[.D34]-[.D33]" table:style-name="ce1">
            <text:p>39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7">
            <text:p>27/3</text:p>
          </table:table-cell>
          <table:table-cell office:value-type="float" office:value="9134" table:formula="of:=[Dati.J35]" table:style-name="ce3">
            <text:p>9134</text:p>
          </table:table-cell>
          <table:table-cell office:value-type="float" office:value="969" table:formula="of:=[.B35]-[.B34]" table:style-name="ce1">
            <text:p>969</text:p>
          </table:table-cell>
          <table:table-cell office:value-type="float" office:value="307" table:formula="of:=[.C35]-[.C34]" table:style-name="ce1">
            <text:p>307</text:p>
          </table:table-cell>
          <table:table-cell office:value-type="float" office:value="328" table:formula="of:=[.D35]-[.D34]" table:style-name="ce1">
            <text:p>328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Ospedalizzati" table:style-name="ta1">
        <table:shapes>
          <draw:frame draw:z-index="1" draw:id="id8" draw:style-name="a8" draw:name="Grafico 1" svg:x="7.01063in" svg:y="0.13622in" svg:width="6.29567in" svg:height="3.54488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Grafico 2" svg:x="7.01063in" svg:y="4.01575in" svg:width="6.29528in" svg:height="3.54488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7" table:default-cell-style-name="ce1"/>
        <table:table-column table:style-name="co18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spedalizza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7">
            <text:p>24/2</text:p>
          </table:table-cell>
          <table:table-cell office:value-type="float" office:value="127" table:formula="of:=[Dati.E3]" table:style-name="ce3">
            <text:p>12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00:00:00" table:style-name="ce7">
            <text:p>25/2</text:p>
          </table:table-cell>
          <table:table-cell office:value-type="float" office:value="149" table:formula="of:=[Dati.E4]" table:style-name="ce3">
            <text:p>149</text:p>
          </table:table-cell>
          <table:table-cell office:value-type="float" office:value="22" table:formula="of:=[.B4]-[.B3]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00:00:00" table:style-name="ce7">
            <text:p>26/2</text:p>
          </table:table-cell>
          <table:table-cell office:value-type="float" office:value="164" table:formula="of:=[Dati.E5]" table:style-name="ce3">
            <text:p>164</text:p>
          </table:table-cell>
          <table:table-cell office:value-type="float" office:value="15" table:formula="of:=[.B5]-[.B4]" table:style-name="ce1">
            <text:p>15</text:p>
          </table:table-cell>
          <table:table-cell office:value-type="float" office:value="-7" table:formula="of:=[.C5]-[.C4]" table:style-name="ce1">
            <text:p>-7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7">
            <text:p>27/2</text:p>
          </table:table-cell>
          <table:table-cell office:value-type="float" office:value="304" table:formula="of:=[Dati.E6]" table:style-name="ce3">
            <text:p>304</text:p>
          </table:table-cell>
          <table:table-cell office:value-type="float" office:value="140" table:formula="of:=[.B6]-[.B5]" table:style-name="ce1">
            <text:p>140</text:p>
          </table:table-cell>
          <table:table-cell office:value-type="float" office:value="125" table:formula="of:=[.C6]-[.C5]" table:style-name="ce1">
            <text:p>125</text:p>
          </table:table-cell>
          <table:table-cell office:value-type="float" office:value="132" table:formula="of:=[.D6]-[.D5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7">
            <text:p>28/2</text:p>
          </table:table-cell>
          <table:table-cell office:value-type="float" office:value="409" table:formula="of:=[Dati.E7]" table:style-name="ce3">
            <text:p>409</text:p>
          </table:table-cell>
          <table:table-cell office:value-type="float" office:value="105" table:formula="of:=[.B7]-[.B6]" table:style-name="ce1">
            <text:p>105</text:p>
          </table:table-cell>
          <table:table-cell office:value-type="float" office:value="-35" table:formula="of:=[.C7]-[.C6]" table:style-name="ce1">
            <text:p>-35</text:p>
          </table:table-cell>
          <table:table-cell office:value-type="float" office:value="-160" table:formula="of:=[.D7]-[.D6]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7">
            <text:p>29/2</text:p>
          </table:table-cell>
          <table:table-cell office:value-type="float" office:value="506" table:formula="of:=[Dati.E8]" table:style-name="ce3">
            <text:p>506</text:p>
          </table:table-cell>
          <table:table-cell office:value-type="float" office:value="97" table:formula="of:=[.B8]-[.B7]" table:style-name="ce1">
            <text:p>97</text:p>
          </table:table-cell>
          <table:table-cell office:value-type="float" office:value="-8" table:formula="of:=[.C8]-[.C7]" table:style-name="ce1">
            <text:p>-8</text:p>
          </table:table-cell>
          <table:table-cell office:value-type="float" office:value="27" table:formula="of:=[.D8]-[.D7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7">
            <text:p>1/3</text:p>
          </table:table-cell>
          <table:table-cell office:value-type="float" office:value="779" table:formula="of:=[Dati.E9]" table:style-name="ce3">
            <text:p>779</text:p>
          </table:table-cell>
          <table:table-cell office:value-type="float" office:value="273" table:formula="of:=[.B9]-[.B8]" table:style-name="ce1">
            <text:p>273</text:p>
          </table:table-cell>
          <table:table-cell office:value-type="float" office:value="176" table:formula="of:=[.C9]-[.C8]" table:style-name="ce1">
            <text:p>176</text:p>
          </table:table-cell>
          <table:table-cell office:value-type="float" office:value="184" table:formula="of:=[.D9]-[.D8]" table:style-name="ce1">
            <text:p>184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7">
            <text:p>2/3</text:p>
          </table:table-cell>
          <table:table-cell office:value-type="float" office:value="908" table:formula="of:=[Dati.E10]" table:style-name="ce3">
            <text:p>908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44" table:formula="of:=[.C10]-[.C9]" table:style-name="ce1">
            <text:p>-144</text:p>
          </table:table-cell>
          <table:table-cell office:value-type="float" office:value="-320" table:formula="of:=[.D10]-[.D9]" table:style-name="ce1">
            <text:p>-320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7">
            <text:p>3/3</text:p>
          </table:table-cell>
          <table:table-cell office:value-type="float" office:value="1263" table:formula="of:=[Dati.E11]" table:style-name="ce3">
            <text:p>1263</text:p>
          </table:table-cell>
          <table:table-cell office:value-type="float" office:value="355" table:formula="of:=[.B11]-[.B10]" table:style-name="ce1">
            <text:p>355</text:p>
          </table:table-cell>
          <table:table-cell office:value-type="float" office:value="226" table:formula="of:=[.C11]-[.C10]" table:style-name="ce1">
            <text:p>226</text:p>
          </table:table-cell>
          <table:table-cell office:value-type="float" office:value="370" table:formula="of:=[.D11]-[.D10]" table:style-name="ce1">
            <text:p>370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7">
            <text:p>4/3</text:p>
          </table:table-cell>
          <table:table-cell office:value-type="float" office:value="1641" table:formula="of:=[Dati.E12]" table:style-name="ce3">
            <text:p>1641</text:p>
          </table:table-cell>
          <table:table-cell office:value-type="float" office:value="378" table:formula="of:=[.B12]-[.B11]" table:style-name="ce1">
            <text:p>378</text:p>
          </table:table-cell>
          <table:table-cell office:value-type="float" office:value="23" table:formula="of:=[.C12]-[.C11]" table:style-name="ce1">
            <text:p>23</text:p>
          </table:table-cell>
          <table:table-cell office:value-type="float" office:value="-203" table:formula="of:=[.D12]-[.D11]" table:style-name="ce1">
            <text:p>-203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7">
            <text:p>5/3</text:p>
          </table:table-cell>
          <table:table-cell office:value-type="float" office:value="2141" table:formula="of:=[Dati.E13]" table:style-name="ce3">
            <text:p>2141</text:p>
          </table:table-cell>
          <table:table-cell office:value-type="float" office:value="500" table:formula="of:=[.B13]-[.B12]" table:style-name="ce1">
            <text:p>500</text:p>
          </table:table-cell>
          <table:table-cell office:value-type="float" office:value="122" table:formula="of:=[.C13]-[.C12]" table:style-name="ce1">
            <text:p>122</text:p>
          </table:table-cell>
          <table:table-cell office:value-type="float" office:value="99" table:formula="of:=[.D13]-[.D12]" table:style-name="ce1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7">
            <text:p>6/3</text:p>
          </table:table-cell>
          <table:table-cell office:value-type="float" office:value="2856" table:formula="of:=[Dati.E14]" table:style-name="ce3">
            <text:p>2856</text:p>
          </table:table-cell>
          <table:table-cell office:value-type="float" office:value="715" table:formula="of:=[.B14]-[.B13]" table:style-name="ce1">
            <text:p>715</text:p>
          </table:table-cell>
          <table:table-cell office:value-type="float" office:value="215" table:formula="of:=[.C14]-[.C13]" table:style-name="ce1">
            <text:p>215</text:p>
          </table:table-cell>
          <table:table-cell office:value-type="float" office:value="93" table:formula="of:=[.D14]-[.D13]" table:style-name="ce1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7">
            <text:p>7/3</text:p>
          </table:table-cell>
          <table:table-cell office:value-type="float" office:value="3218" table:formula="of:=[Dati.E15]" table:style-name="ce3">
            <text:p>3218</text:p>
          </table:table-cell>
          <table:table-cell office:value-type="float" office:value="362" table:formula="of:=[.B15]-[.B14]" table:style-name="ce1">
            <text:p>362</text:p>
          </table:table-cell>
          <table:table-cell office:value-type="float" office:value="-353" table:formula="of:=[.C15]-[.C14]" table:style-name="ce1">
            <text:p>-353</text:p>
          </table:table-cell>
          <table:table-cell office:value-type="float" office:value="-568" table:formula="of:=[.D15]-[.D14]" table:style-name="ce1">
            <text:p>-568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7">
            <text:p>8/3</text:p>
          </table:table-cell>
          <table:table-cell office:value-type="float" office:value="4207" table:formula="of:=[Dati.E16]" table:style-name="ce3">
            <text:p>4207</text:p>
          </table:table-cell>
          <table:table-cell office:value-type="float" office:value="989" table:formula="of:=[.B16]-[.B15]" table:style-name="ce1">
            <text:p>989</text:p>
          </table:table-cell>
          <table:table-cell office:value-type="float" office:value="627" table:formula="of:=[.C16]-[.C15]" table:style-name="ce1">
            <text:p>627</text:p>
          </table:table-cell>
          <table:table-cell office:value-type="float" office:value="980" table:formula="of:=[.D16]-[.D15]" table:style-name="ce1">
            <text:p>980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7">
            <text:p>9/3</text:p>
          </table:table-cell>
          <table:table-cell office:value-type="float" office:value="5049" table:formula="of:=[Dati.E17]" table:style-name="ce3">
            <text:p>5049</text:p>
          </table:table-cell>
          <table:table-cell office:value-type="float" office:value="842" table:formula="of:=[.B17]-[.B16]" table:style-name="ce1">
            <text:p>842</text:p>
          </table:table-cell>
          <table:table-cell office:value-type="float" office:value="-147" table:formula="of:=[.C17]-[.C16]" table:style-name="ce1">
            <text:p>-147</text:p>
          </table:table-cell>
          <table:table-cell office:value-type="float" office:value="-774" table:formula="of:=[.D17]-[.D16]" table:style-name="ce1">
            <text:p>-774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7">
            <text:p>10/3</text:p>
          </table:table-cell>
          <table:table-cell office:value-type="float" office:value="5915" table:formula="of:=[Dati.E18]" table:style-name="ce3">
            <text:p>5915</text:p>
          </table:table-cell>
          <table:table-cell office:value-type="float" office:value="866" table:formula="of:=[.B18]-[.B17]" table:style-name="ce1">
            <text:p>866</text:p>
          </table:table-cell>
          <table:table-cell office:value-type="float" office:value="24" table:formula="of:=[.C18]-[.C17]" table:style-name="ce1">
            <text:p>24</text:p>
          </table:table-cell>
          <table:table-cell office:value-type="float" office:value="171" table:formula="of:=[.D18]-[.D17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7">
            <text:p>11/3</text:p>
          </table:table-cell>
          <table:table-cell office:value-type="float" office:value="6866" table:formula="of:=[Dati.E19]" table:style-name="ce3">
            <text:p>6866</text:p>
          </table:table-cell>
          <table:table-cell office:value-type="float" office:value="951" table:formula="of:=[.B19]-[.B18]" table:style-name="ce1">
            <text:p>951</text:p>
          </table:table-cell>
          <table:table-cell office:value-type="float" office:value="85" table:formula="of:=[.C19]-[.C18]" table:style-name="ce1">
            <text:p>85</text:p>
          </table:table-cell>
          <table:table-cell office:value-type="float" office:value="61" table:formula="of:=[.D19]-[.D18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7">
            <text:p>12/3</text:p>
          </table:table-cell>
          <table:table-cell office:value-type="float" office:value="7803" table:formula="of:=[Dati.E20]" table:style-name="ce3">
            <text:p>7803</text:p>
          </table:table-cell>
          <table:table-cell office:value-type="float" office:value="937" table:formula="of:=[.B20]-[.B19]" table:style-name="ce1">
            <text:p>937</text:p>
          </table:table-cell>
          <table:table-cell office:value-type="float" office:value="-14" table:formula="of:=[.C20]-[.C19]" table:style-name="ce1">
            <text:p>-14</text:p>
          </table:table-cell>
          <table:table-cell office:value-type="float" office:value="-99" table:formula="of:=[.D20]-[.D19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7">
            <text:p>13/3</text:p>
          </table:table-cell>
          <table:table-cell office:value-type="float" office:value="8754" table:formula="of:=[Dati.E21]" table:style-name="ce3">
            <text:p>8754</text:p>
          </table:table-cell>
          <table:table-cell office:value-type="float" office:value="951" table:formula="of:=[.B21]-[.B20]" table:style-name="ce1">
            <text:p>951</text:p>
          </table:table-cell>
          <table:table-cell office:value-type="float" office:value="14" table:formula="of:=[.C21]-[.C20]" table:style-name="ce1">
            <text:p>14</text:p>
          </table:table-cell>
          <table:table-cell office:value-type="float" office:value="28" table:formula="of:=[.D21]-[.D20]" table:style-name="ce1">
            <text:p>28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7">
            <text:p>14/3</text:p>
          </table:table-cell>
          <table:table-cell office:value-type="float" office:value="9890" table:formula="of:=[Dati.E22]" table:style-name="ce3">
            <text:p>9890</text:p>
          </table:table-cell>
          <table:table-cell office:value-type="float" office:value="1136" table:formula="of:=[.B22]-[.B21]" table:style-name="ce1">
            <text:p>1136</text:p>
          </table:table-cell>
          <table:table-cell office:value-type="float" office:value="185" table:formula="of:=[.C22]-[.C21]" table:style-name="ce1">
            <text:p>185</text:p>
          </table:table-cell>
          <table:table-cell office:value-type="float" office:value="171" table:formula="of:=[.D22]-[.D21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7">
            <text:p>15/3</text:p>
          </table:table-cell>
          <table:table-cell office:value-type="float" office:value="11335" table:formula="of:=[Dati.E23]" table:style-name="ce3">
            <text:p>11335</text:p>
          </table:table-cell>
          <table:table-cell office:value-type="float" office:value="1445" table:formula="of:=[.B23]-[.B22]" table:style-name="ce1">
            <text:p>1445</text:p>
          </table:table-cell>
          <table:table-cell office:value-type="float" office:value="309" table:formula="of:=[.C23]-[.C22]" table:style-name="ce1">
            <text:p>309</text:p>
          </table:table-cell>
          <table:table-cell office:value-type="float" office:value="124" table:formula="of:=[.D23]-[.D22]" table:style-name="ce1">
            <text:p>124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7">
            <text:p>16/3</text:p>
          </table:table-cell>
          <table:table-cell office:value-type="float" office:value="12876" table:formula="of:=[Dati.E24]" table:style-name="ce3">
            <text:p>12876</text:p>
          </table:table-cell>
          <table:table-cell office:value-type="float" office:value="1541" table:formula="of:=[.B24]-[.B23]" table:style-name="ce1">
            <text:p>1541</text:p>
          </table:table-cell>
          <table:table-cell office:value-type="float" office:value="96" table:formula="of:=[.C24]-[.C23]" table:style-name="ce1">
            <text:p>96</text:p>
          </table:table-cell>
          <table:table-cell office:value-type="float" office:value="-213" table:formula="of:=[.D24]-[.D23]" table:style-name="ce1">
            <text:p>-213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7">
            <text:p>17/3</text:p>
          </table:table-cell>
          <table:table-cell office:value-type="float" office:value="14954" table:formula="of:=[Dati.E25]" table:style-name="ce3">
            <text:p>14954</text:p>
          </table:table-cell>
          <table:table-cell office:value-type="float" office:value="2078" table:formula="of:=[.B25]-[.B24]" table:style-name="ce1">
            <text:p>2078</text:p>
          </table:table-cell>
          <table:table-cell office:value-type="float" office:value="537" table:formula="of:=[.C25]-[.C24]" table:style-name="ce1">
            <text:p>537</text:p>
          </table:table-cell>
          <table:table-cell office:value-type="float" office:value="441" table:formula="of:=[.D25]-[.D24]" table:style-name="ce1">
            <text:p>441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7">
            <text:p>18/3</text:p>
          </table:table-cell>
          <table:table-cell office:value-type="float" office:value="16620" table:formula="of:=[Dati.E26]" table:style-name="ce3">
            <text:p>16620</text:p>
          </table:table-cell>
          <table:table-cell office:value-type="float" office:value="1666" table:formula="of:=[.B26]-[.B25]" table:style-name="ce1">
            <text:p>1666</text:p>
          </table:table-cell>
          <table:table-cell office:value-type="float" office:value="-412" table:formula="of:=[.C26]-[.C25]" table:style-name="ce1">
            <text:p>-412</text:p>
          </table:table-cell>
          <table:table-cell office:value-type="float" office:value="-949" table:formula="of:=[.D26]-[.D25]" table:style-name="ce1">
            <text:p>-949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7">
            <text:p>19/3</text:p>
          </table:table-cell>
          <table:table-cell office:value-type="float" office:value="18255" table:formula="of:=[Dati.E27]" table:style-name="ce3">
            <text:p>18255</text:p>
          </table:table-cell>
          <table:table-cell office:value-type="float" office:value="1635" table:formula="of:=[.B27]-[.B26]" table:style-name="ce1">
            <text:p>1635</text:p>
          </table:table-cell>
          <table:table-cell office:value-type="float" office:value="-31" table:formula="of:=[.C27]-[.C26]" table:style-name="ce1">
            <text:p>-31</text:p>
          </table:table-cell>
          <table:table-cell office:value-type="float" office:value="381" table:formula="of:=[.D27]-[.D26]" table:style-name="ce1">
            <text:p>381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7">
            <text:p>20/3</text:p>
          </table:table-cell>
          <table:table-cell office:value-type="float" office:value="18675" table:formula="of:=[Dati.E28]" table:style-name="ce3">
            <text:p>18675</text:p>
          </table:table-cell>
          <table:table-cell office:value-type="float" office:value="420" table:formula="of:=[.B28]-[.B27]" table:style-name="ce1">
            <text:p>420</text:p>
          </table:table-cell>
          <table:table-cell office:value-type="float" office:value="-1215" table:formula="of:=[.C28]-[.C27]" table:style-name="ce1">
            <text:p>-1215</text:p>
          </table:table-cell>
          <table:table-cell office:value-type="float" office:value="-1184" table:formula="of:=[.D28]-[.D27]" table:style-name="ce1">
            <text:p>-1184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7">
            <text:p>21/3</text:p>
          </table:table-cell>
          <table:table-cell office:value-type="float" office:value="20565" table:formula="of:=[Dati.E29]" table:style-name="ce3">
            <text:p>20565</text:p>
          </table:table-cell>
          <table:table-cell office:value-type="float" office:value="1890" table:formula="of:=[.B29]-[.B28]" table:style-name="ce1">
            <text:p>1890</text:p>
          </table:table-cell>
          <table:table-cell office:value-type="float" office:value="1470" table:formula="of:=[.C29]-[.C28]" table:style-name="ce1">
            <text:p>1470</text:p>
          </table:table-cell>
          <table:table-cell office:value-type="float" office:value="2685" table:formula="of:=[.D29]-[.D28]" table:style-name="ce1">
            <text:p>2685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7">
            <text:p>22/3</text:p>
          </table:table-cell>
          <table:table-cell office:value-type="float" office:value="22855" table:formula="of:=[Dati.E30]" table:style-name="ce3">
            <text:p>22855</text:p>
          </table:table-cell>
          <table:table-cell office:value-type="float" office:value="2290" table:formula="of:=[.B30]-[.B29]" table:style-name="ce1">
            <text:p>2290</text:p>
          </table:table-cell>
          <table:table-cell office:value-type="float" office:value="400" table:formula="of:=[.C30]-[.C29]" table:style-name="ce1">
            <text:p>400</text:p>
          </table:table-cell>
          <table:table-cell office:value-type="float" office:value="-1070" table:formula="of:=[.D30]-[.D29]" table:style-name="ce1">
            <text:p>-1070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7">
            <text:p>23/3</text:p>
          </table:table-cell>
          <table:table-cell office:value-type="float" office:value="23896" table:formula="of:=[Dati.E31]" table:style-name="ce3">
            <text:p>23896</text:p>
          </table:table-cell>
          <table:table-cell office:value-type="float" office:value="1041" table:formula="of:=[.B31]-[.B30]" table:style-name="ce1">
            <text:p>1041</text:p>
          </table:table-cell>
          <table:table-cell office:value-type="float" office:value="-1249" table:formula="of:=[.C31]-[.C30]" table:style-name="ce1">
            <text:p>-1249</text:p>
          </table:table-cell>
          <table:table-cell office:value-type="float" office:value="-1649" table:formula="of:=[.D31]-[.D30]" table:style-name="ce1">
            <text:p>-1649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7">
            <text:p>24/3</text:p>
          </table:table-cell>
          <table:table-cell office:value-type="float" office:value="25333" table:formula="of:=[Dati.E32]" table:style-name="ce3">
            <text:p>25333</text:p>
          </table:table-cell>
          <table:table-cell office:value-type="float" office:value="1437" table:formula="of:=[.B32]-[.B31]" table:style-name="ce1">
            <text:p>1437</text:p>
          </table:table-cell>
          <table:table-cell office:value-type="float" office:value="396" table:formula="of:=[.C32]-[.C31]" table:style-name="ce1">
            <text:p>396</text:p>
          </table:table-cell>
          <table:table-cell office:value-type="float" office:value="1645" table:formula="of:=[.D32]-[.D31]" table:style-name="ce1">
            <text:p>1645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7">
            <text:p>25/3</text:p>
          </table:table-cell>
          <table:table-cell office:value-type="float" office:value="26601" table:formula="of:=[Dati.E33]" table:style-name="ce3">
            <text:p>26601</text:p>
          </table:table-cell>
          <table:table-cell office:value-type="float" office:value="1268" table:formula="of:=[.B33]-[.B32]" table:style-name="ce1">
            <text:p>1268</text:p>
          </table:table-cell>
          <table:table-cell office:value-type="float" office:value="-169" table:formula="of:=[.C33]-[.C32]" table:style-name="ce1">
            <text:p>-169</text:p>
          </table:table-cell>
          <table:table-cell office:value-type="float" office:value="-565" table:formula="of:=[.D33]-[.D32]" table:style-name="ce1">
            <text:p>-565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7">
            <text:p>26/3</text:p>
          </table:table-cell>
          <table:table-cell office:value-type="float" office:value="28365" table:formula="of:=[Dati.E34]" table:style-name="ce3">
            <text:p>28365</text:p>
          </table:table-cell>
          <table:table-cell office:value-type="float" office:value="1764" table:formula="of:=[.B34]-[.B33]" table:style-name="ce1">
            <text:p>1764</text:p>
          </table:table-cell>
          <table:table-cell office:value-type="float" office:value="496" table:formula="of:=[.C34]-[.C33]" table:style-name="ce1">
            <text:p>496</text:p>
          </table:table-cell>
          <table:table-cell office:value-type="float" office:value="665" table:formula="of:=[.D34]-[.D33]" table:style-name="ce1">
            <text:p>665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7">
            <text:p>27/3</text:p>
          </table:table-cell>
          <table:table-cell office:value-type="float" office:value="29761" table:formula="of:=[Dati.E35]" table:style-name="ce3">
            <text:p>29761</text:p>
          </table:table-cell>
          <table:table-cell office:value-type="float" office:value="1396" table:formula="of:=[.B35]-[.B34]" table:style-name="ce1">
            <text:p>1396</text:p>
          </table:table-cell>
          <table:table-cell office:value-type="float" office:value="-368" table:formula="of:=[.C35]-[.C34]" table:style-name="ce1">
            <text:p>-368</text:p>
          </table:table-cell>
          <table:table-cell office:value-type="float" office:value="-864" table:formula="of:=[.D35]-[.D34]" table:style-name="ce1">
            <text:p>-864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Quarantena" table:style-name="ta1">
        <table:shapes>
          <draw:frame draw:z-index="1" draw:id="id10" draw:style-name="a10" draw:name="Grafico 1" svg:x="6.86496in" svg:y="0.34252in" svg:width="6.29882in" svg:height="3.54291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Grafico 2" svg:x="6.94016in" svg:y="3.93898in" svg:width="6.29882in" svg:height="3.54291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9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isolamento_domiciliare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7">
            <text:p>24/2</text:p>
          </table:table-cell>
          <table:table-cell office:value-type="float" office:value="94" table:formula="of:=[Dati.F3]" table:style-name="ce3">
            <text:p>94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00:00:00" table:style-name="ce7">
            <text:p>25/2</text:p>
          </table:table-cell>
          <table:table-cell office:value-type="float" office:value="162" table:formula="of:=[Dati.F4]" table:style-name="ce3">
            <text:p>162</text:p>
          </table:table-cell>
          <table:table-cell office:value-type="float" office:value="68" table:formula="of:=[.B4]-[.B3]" table:style-name="ce1">
            <text:p>6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00:00:00" table:style-name="ce7">
            <text:p>26/2</text:p>
          </table:table-cell>
          <table:table-cell office:value-type="float" office:value="221" table:formula="of:=[Dati.F5]" table:style-name="ce3">
            <text:p>221</text:p>
          </table:table-cell>
          <table:table-cell office:value-type="float" office:value="59" table:formula="of:=[.B5]-[.B4]" table:style-name="ce1">
            <text:p>59</text:p>
          </table:table-cell>
          <table:table-cell office:value-type="float" office:value="-9" table:formula="of:=[.C5]-[.C4]" table:style-name="ce1">
            <text:p>-9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7">
            <text:p>27/2</text:p>
          </table:table-cell>
          <table:table-cell office:value-type="float" office:value="284" table:formula="of:=[Dati.F6]" table:style-name="ce3">
            <text:p>284</text:p>
          </table:table-cell>
          <table:table-cell office:value-type="float" office:value="63" table:formula="of:=[.B6]-[.B5]" table:style-name="ce1">
            <text:p>63</text:p>
          </table:table-cell>
          <table:table-cell office:value-type="float" office:value="4" table:formula="of:=[.C6]-[.C5]" table:style-name="ce1">
            <text:p>4</text:p>
          </table:table-cell>
          <table:table-cell office:value-type="float" office:value="13" table:formula="of:=[.D6]-[.D5]" table:style-name="ce1">
            <text:p>13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7">
            <text:p>28/2</text:p>
          </table:table-cell>
          <table:table-cell office:value-type="float" office:value="412" table:formula="of:=[Dati.F7]" table:style-name="ce3">
            <text:p>412</text:p>
          </table:table-cell>
          <table:table-cell office:value-type="float" office:value="128" table:formula="of:=[.B7]-[.B6]" table:style-name="ce1">
            <text:p>128</text:p>
          </table:table-cell>
          <table:table-cell office:value-type="float" office:value="65" table:formula="of:=[.C7]-[.C6]" table:style-name="ce1">
            <text:p>65</text:p>
          </table:table-cell>
          <table:table-cell office:value-type="float" office:value="61" table:formula="of:=[.D7]-[.D6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7">
            <text:p>29/2</text:p>
          </table:table-cell>
          <table:table-cell office:value-type="float" office:value="543" table:formula="of:=[Dati.F8]" table:style-name="ce3">
            <text:p>543</text:p>
          </table:table-cell>
          <table:table-cell office:value-type="float" office:value="131" table:formula="of:=[.B8]-[.B7]" table:style-name="ce1">
            <text:p>131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-62" table:formula="of:=[.D8]-[.D7]" table:style-name="ce1">
            <text:p>-62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7">
            <text:p>1/3</text:p>
          </table:table-cell>
          <table:table-cell office:value-type="float" office:value="798" table:formula="of:=[Dati.F9]" table:style-name="ce3">
            <text:p>798</text:p>
          </table:table-cell>
          <table:table-cell office:value-type="float" office:value="255" table:formula="of:=[.B9]-[.B8]" table:style-name="ce1">
            <text:p>255</text:p>
          </table:table-cell>
          <table:table-cell office:value-type="float" office:value="124" table:formula="of:=[.C9]-[.C8]" table:style-name="ce1">
            <text:p>124</text:p>
          </table:table-cell>
          <table:table-cell office:value-type="float" office:value="121" table:formula="of:=[.D9]-[.D8]" table:style-name="ce1">
            <text:p>121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7">
            <text:p>2/3</text:p>
          </table:table-cell>
          <table:table-cell office:value-type="float" office:value="927" table:formula="of:=[Dati.F10]" table:style-name="ce3">
            <text:p>927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26" table:formula="of:=[.C10]-[.C9]" table:style-name="ce1">
            <text:p>-126</text:p>
          </table:table-cell>
          <table:table-cell office:value-type="float" office:value="-250" table:formula="of:=[.D10]-[.D9]" table:style-name="ce1">
            <text:p>-250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7">
            <text:p>3/3</text:p>
          </table:table-cell>
          <table:table-cell office:value-type="float" office:value="1000" table:formula="of:=[Dati.F11]" table:style-name="ce3">
            <text:p>1000</text:p>
          </table:table-cell>
          <table:table-cell office:value-type="float" office:value="73" table:formula="of:=[.B11]-[.B10]" table:style-name="ce1">
            <text:p>73</text:p>
          </table:table-cell>
          <table:table-cell office:value-type="float" office:value="-56" table:formula="of:=[.C11]-[.C10]" table:style-name="ce1">
            <text:p>-56</text:p>
          </table:table-cell>
          <table:table-cell office:value-type="float" office:value="70" table:formula="of:=[.D11]-[.D10]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7">
            <text:p>4/3</text:p>
          </table:table-cell>
          <table:table-cell office:value-type="float" office:value="1065" table:formula="of:=[Dati.F12]" table:style-name="ce3">
            <text:p>1065</text:p>
          </table:table-cell>
          <table:table-cell office:value-type="float" office:value="65" table:formula="of:=[.B12]-[.B11]" table:style-name="ce1">
            <text:p>65</text:p>
          </table:table-cell>
          <table:table-cell office:value-type="float" office:value="-8" table:formula="of:=[.C12]-[.C11]" table:style-name="ce1">
            <text:p>-8</text:p>
          </table:table-cell>
          <table:table-cell office:value-type="float" office:value="48" table:formula="of:=[.D12]-[.D11]" table:style-name="ce1">
            <text:p>48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7">
            <text:p>5/3</text:p>
          </table:table-cell>
          <table:table-cell office:value-type="float" office:value="1155" table:formula="of:=[Dati.F13]" table:style-name="ce3">
            <text:p>1155</text:p>
          </table:table-cell>
          <table:table-cell office:value-type="float" office:value="90" table:formula="of:=[.B13]-[.B12]" table:style-name="ce1">
            <text:p>90</text:p>
          </table:table-cell>
          <table:table-cell office:value-type="float" office:value="25" table:formula="of:=[.C13]-[.C12]" table:style-name="ce1">
            <text:p>25</text:p>
          </table:table-cell>
          <table:table-cell office:value-type="float" office:value="33" table:formula="of:=[.D13]-[.D12]" table:style-name="ce1">
            <text:p>33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7">
            <text:p>6/3</text:p>
          </table:table-cell>
          <table:table-cell office:value-type="float" office:value="1060" table:formula="of:=[Dati.F14]" table:style-name="ce3">
            <text:p>1060</text:p>
          </table:table-cell>
          <table:table-cell office:value-type="float" office:value="-95" table:formula="of:=[.B14]-[.B13]" table:style-name="ce1">
            <text:p>-95</text:p>
          </table:table-cell>
          <table:table-cell office:value-type="float" office:value="-185" table:formula="of:=[.C14]-[.C13]" table:style-name="ce1">
            <text:p>-185</text:p>
          </table:table-cell>
          <table:table-cell office:value-type="float" office:value="-210" table:formula="of:=[.D14]-[.D13]" table:style-name="ce1">
            <text:p>-210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7">
            <text:p>7/3</text:p>
          </table:table-cell>
          <table:table-cell office:value-type="float" office:value="1843" table:formula="of:=[Dati.F15]" table:style-name="ce3">
            <text:p>1843</text:p>
          </table:table-cell>
          <table:table-cell office:value-type="float" office:value="783" table:formula="of:=[.B15]-[.B14]" table:style-name="ce1">
            <text:p>783</text:p>
          </table:table-cell>
          <table:table-cell office:value-type="float" office:value="878" table:formula="of:=[.C15]-[.C14]" table:style-name="ce1">
            <text:p>878</text:p>
          </table:table-cell>
          <table:table-cell office:value-type="float" office:value="1063" table:formula="of:=[.D15]-[.D14]" table:style-name="ce1">
            <text:p>1063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7">
            <text:p>8/3</text:p>
          </table:table-cell>
          <table:table-cell office:value-type="float" office:value="2180" table:formula="of:=[Dati.F16]" table:style-name="ce3">
            <text:p>2180</text:p>
          </table:table-cell>
          <table:table-cell office:value-type="float" office:value="337" table:formula="of:=[.B16]-[.B15]" table:style-name="ce1">
            <text:p>337</text:p>
          </table:table-cell>
          <table:table-cell office:value-type="float" office:value="-446" table:formula="of:=[.C16]-[.C15]" table:style-name="ce1">
            <text:p>-446</text:p>
          </table:table-cell>
          <table:table-cell office:value-type="float" office:value="-1324" table:formula="of:=[.D16]-[.D15]" table:style-name="ce1">
            <text:p>-1324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7">
            <text:p>9/3</text:p>
          </table:table-cell>
          <table:table-cell office:value-type="float" office:value="2936" table:formula="of:=[Dati.F17]" table:style-name="ce3">
            <text:p>2936</text:p>
          </table:table-cell>
          <table:table-cell office:value-type="float" office:value="756" table:formula="of:=[.B17]-[.B16]" table:style-name="ce1">
            <text:p>756</text:p>
          </table:table-cell>
          <table:table-cell office:value-type="float" office:value="419" table:formula="of:=[.C17]-[.C16]" table:style-name="ce1">
            <text:p>419</text:p>
          </table:table-cell>
          <table:table-cell office:value-type="float" office:value="865" table:formula="of:=[.D17]-[.D16]" table:style-name="ce1">
            <text:p>865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7">
            <text:p>10/3</text:p>
          </table:table-cell>
          <table:table-cell office:value-type="float" office:value="2599" table:formula="of:=[Dati.F18]" table:style-name="ce3">
            <text:p>2599</text:p>
          </table:table-cell>
          <table:table-cell office:value-type="float" office:value="-337" table:formula="of:=[.B18]-[.B17]" table:style-name="ce1">
            <text:p>-337</text:p>
          </table:table-cell>
          <table:table-cell office:value-type="float" office:value="-1093" table:formula="of:=[.C18]-[.C17]" table:style-name="ce1">
            <text:p>-1093</text:p>
          </table:table-cell>
          <table:table-cell office:value-type="float" office:value="-1512" table:formula="of:=[.D18]-[.D17]" table:style-name="ce1">
            <text:p>-1512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7">
            <text:p>11/3</text:p>
          </table:table-cell>
          <table:table-cell office:value-type="float" office:value="3724" table:formula="of:=[Dati.F19]" table:style-name="ce3">
            <text:p>3724</text:p>
          </table:table-cell>
          <table:table-cell office:value-type="float" office:value="1125" table:formula="of:=[.B19]-[.B18]" table:style-name="ce1">
            <text:p>1125</text:p>
          </table:table-cell>
          <table:table-cell office:value-type="float" office:value="1462" table:formula="of:=[.C19]-[.C18]" table:style-name="ce1">
            <text:p>1462</text:p>
          </table:table-cell>
          <table:table-cell office:value-type="float" office:value="2555" table:formula="of:=[.D19]-[.D18]" table:style-name="ce1">
            <text:p>2555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7">
            <text:p>12/3</text:p>
          </table:table-cell>
          <table:table-cell office:value-type="float" office:value="5036" table:formula="of:=[Dati.F20]" table:style-name="ce3">
            <text:p>5036</text:p>
          </table:table-cell>
          <table:table-cell office:value-type="float" office:value="1312" table:formula="of:=[.B20]-[.B19]" table:style-name="ce1">
            <text:p>1312</text:p>
          </table:table-cell>
          <table:table-cell office:value-type="float" office:value="187" table:formula="of:=[.C20]-[.C19]" table:style-name="ce1">
            <text:p>187</text:p>
          </table:table-cell>
          <table:table-cell office:value-type="float" office:value="-1275" table:formula="of:=[.D20]-[.D19]" table:style-name="ce1">
            <text:p>-1275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7">
            <text:p>13/3</text:p>
          </table:table-cell>
          <table:table-cell office:value-type="float" office:value="6201" table:formula="of:=[Dati.F21]" table:style-name="ce3">
            <text:p>6201</text:p>
          </table:table-cell>
          <table:table-cell office:value-type="float" office:value="1165" table:formula="of:=[.B21]-[.B20]" table:style-name="ce1">
            <text:p>1165</text:p>
          </table:table-cell>
          <table:table-cell office:value-type="float" office:value="-147" table:formula="of:=[.C21]-[.C20]" table:style-name="ce1">
            <text:p>-147</text:p>
          </table:table-cell>
          <table:table-cell office:value-type="float" office:value="-334" table:formula="of:=[.D21]-[.D20]" table:style-name="ce1">
            <text:p>-334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7">
            <text:p>14/3</text:p>
          </table:table-cell>
          <table:table-cell office:value-type="float" office:value="7860" table:formula="of:=[Dati.F22]" table:style-name="ce3">
            <text:p>7860</text:p>
          </table:table-cell>
          <table:table-cell office:value-type="float" office:value="1659" table:formula="of:=[.B22]-[.B21]" table:style-name="ce1">
            <text:p>1659</text:p>
          </table:table-cell>
          <table:table-cell office:value-type="float" office:value="494" table:formula="of:=[.C22]-[.C21]" table:style-name="ce1">
            <text:p>494</text:p>
          </table:table-cell>
          <table:table-cell office:value-type="float" office:value="641" table:formula="of:=[.D22]-[.D21]" table:style-name="ce1">
            <text:p>641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7">
            <text:p>15/3</text:p>
          </table:table-cell>
          <table:table-cell office:value-type="float" office:value="9268" table:formula="of:=[Dati.F23]" table:style-name="ce3">
            <text:p>9268</text:p>
          </table:table-cell>
          <table:table-cell office:value-type="float" office:value="1408" table:formula="of:=[.B23]-[.B22]" table:style-name="ce1">
            <text:p>1408</text:p>
          </table:table-cell>
          <table:table-cell office:value-type="float" office:value="-251" table:formula="of:=[.C23]-[.C22]" table:style-name="ce1">
            <text:p>-251</text:p>
          </table:table-cell>
          <table:table-cell office:value-type="float" office:value="-745" table:formula="of:=[.D23]-[.D22]" table:style-name="ce1">
            <text:p>-745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7">
            <text:p>16/3</text:p>
          </table:table-cell>
          <table:table-cell office:value-type="float" office:value="10197" table:formula="of:=[Dati.F24]" table:style-name="ce3">
            <text:p>10197</text:p>
          </table:table-cell>
          <table:table-cell office:value-type="float" office:value="929" table:formula="of:=[.B24]-[.B23]" table:style-name="ce1">
            <text:p>929</text:p>
          </table:table-cell>
          <table:table-cell office:value-type="float" office:value="-479" table:formula="of:=[.C24]-[.C23]" table:style-name="ce1">
            <text:p>-479</text:p>
          </table:table-cell>
          <table:table-cell office:value-type="float" office:value="-228" table:formula="of:=[.D24]-[.D23]" table:style-name="ce1">
            <text:p>-228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7">
            <text:p>17/3</text:p>
          </table:table-cell>
          <table:table-cell office:value-type="float" office:value="11108" table:formula="of:=[Dati.F25]" table:style-name="ce3">
            <text:p>11108</text:p>
          </table:table-cell>
          <table:table-cell office:value-type="float" office:value="911" table:formula="of:=[.B25]-[.B24]" table:style-name="ce1">
            <text:p>911</text:p>
          </table:table-cell>
          <table:table-cell office:value-type="float" office:value="-18" table:formula="of:=[.C25]-[.C24]" table:style-name="ce1">
            <text:p>-18</text:p>
          </table:table-cell>
          <table:table-cell office:value-type="float" office:value="461" table:formula="of:=[.D25]-[.D24]" table:style-name="ce1">
            <text:p>461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7">
            <text:p>18/3</text:p>
          </table:table-cell>
          <table:table-cell office:value-type="float" office:value="12090" table:formula="of:=[Dati.F26]" table:style-name="ce3">
            <text:p>12090</text:p>
          </table:table-cell>
          <table:table-cell office:value-type="float" office:value="982" table:formula="of:=[.B26]-[.B25]" table:style-name="ce1">
            <text:p>982</text:p>
          </table:table-cell>
          <table:table-cell office:value-type="float" office:value="71" table:formula="of:=[.C26]-[.C25]" table:style-name="ce1">
            <text:p>71</text:p>
          </table:table-cell>
          <table:table-cell office:value-type="float" office:value="89" table:formula="of:=[.D26]-[.D25]" table:style-name="ce1">
            <text:p>89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7">
            <text:p>19/3</text:p>
          </table:table-cell>
          <table:table-cell office:value-type="float" office:value="14935" table:formula="of:=[Dati.F27]" table:style-name="ce3">
            <text:p>14935</text:p>
          </table:table-cell>
          <table:table-cell office:value-type="float" office:value="2845" table:formula="of:=[.B27]-[.B26]" table:style-name="ce1">
            <text:p>2845</text:p>
          </table:table-cell>
          <table:table-cell office:value-type="float" office:value="1863" table:formula="of:=[.C27]-[.C26]" table:style-name="ce1">
            <text:p>1863</text:p>
          </table:table-cell>
          <table:table-cell office:value-type="float" office:value="1792" table:formula="of:=[.D27]-[.D26]" table:style-name="ce1">
            <text:p>1792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7">
            <text:p>20/3</text:p>
          </table:table-cell>
          <table:table-cell office:value-type="float" office:value="19185" table:formula="of:=[Dati.F28]" table:style-name="ce3">
            <text:p>19185</text:p>
          </table:table-cell>
          <table:table-cell office:value-type="float" office:value="4250" table:formula="of:=[.B28]-[.B27]" table:style-name="ce1">
            <text:p>4250</text:p>
          </table:table-cell>
          <table:table-cell office:value-type="float" office:value="1405" table:formula="of:=[.C28]-[.C27]" table:style-name="ce1">
            <text:p>1405</text:p>
          </table:table-cell>
          <table:table-cell office:value-type="float" office:value="-458" table:formula="of:=[.D28]-[.D27]" table:style-name="ce1">
            <text:p>-458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7">
            <text:p>21/3</text:p>
          </table:table-cell>
          <table:table-cell office:value-type="float" office:value="22116" table:formula="of:=[Dati.F29]" table:style-name="ce3">
            <text:p>22116</text:p>
          </table:table-cell>
          <table:table-cell office:value-type="float" office:value="2931" table:formula="of:=[.B29]-[.B28]" table:style-name="ce1">
            <text:p>2931</text:p>
          </table:table-cell>
          <table:table-cell office:value-type="float" office:value="-1319" table:formula="of:=[.C29]-[.C28]" table:style-name="ce1">
            <text:p>-1319</text:p>
          </table:table-cell>
          <table:table-cell office:value-type="float" office:value="-2724" table:formula="of:=[.D29]-[.D28]" table:style-name="ce1">
            <text:p>-2724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7">
            <text:p>22/3</text:p>
          </table:table-cell>
          <table:table-cell office:value-type="float" office:value="23783" table:formula="of:=[Dati.F30]" table:style-name="ce3">
            <text:p>23783</text:p>
          </table:table-cell>
          <table:table-cell office:value-type="float" office:value="1667" table:formula="of:=[.B30]-[.B29]" table:style-name="ce1">
            <text:p>1667</text:p>
          </table:table-cell>
          <table:table-cell office:value-type="float" office:value="-1264" table:formula="of:=[.C30]-[.C29]" table:style-name="ce1">
            <text:p>-1264</text:p>
          </table:table-cell>
          <table:table-cell office:value-type="float" office:value="55" table:formula="of:=[.D30]-[.D29]" table:style-name="ce1">
            <text:p>55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7">
            <text:p>23/3</text:p>
          </table:table-cell>
          <table:table-cell office:value-type="float" office:value="26522" table:formula="of:=[Dati.F31]" table:style-name="ce3">
            <text:p>26522</text:p>
          </table:table-cell>
          <table:table-cell office:value-type="float" office:value="2739" table:formula="of:=[.B31]-[.B30]" table:style-name="ce1">
            <text:p>2739</text:p>
          </table:table-cell>
          <table:table-cell office:value-type="float" office:value="1072" table:formula="of:=[.C31]-[.C30]" table:style-name="ce1">
            <text:p>1072</text:p>
          </table:table-cell>
          <table:table-cell office:value-type="float" office:value="2336" table:formula="of:=[.D31]-[.D30]" table:style-name="ce1">
            <text:p>2336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7">
            <text:p>24/3</text:p>
          </table:table-cell>
          <table:table-cell office:value-type="float" office:value="28697" table:formula="of:=[Dati.F32]" table:style-name="ce3">
            <text:p>28697</text:p>
          </table:table-cell>
          <table:table-cell office:value-type="float" office:value="2175" table:formula="of:=[.B32]-[.B31]" table:style-name="ce1">
            <text:p>2175</text:p>
          </table:table-cell>
          <table:table-cell office:value-type="float" office:value="-564" table:formula="of:=[.C32]-[.C31]" table:style-name="ce1">
            <text:p>-564</text:p>
          </table:table-cell>
          <table:table-cell office:value-type="float" office:value="-1636" table:formula="of:=[.D32]-[.D31]" table:style-name="ce1">
            <text:p>-1636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7">
            <text:p>25/3</text:p>
          </table:table-cell>
          <table:table-cell office:value-type="float" office:value="30920" table:formula="of:=[Dati.F33]" table:style-name="ce3">
            <text:p>30920</text:p>
          </table:table-cell>
          <table:table-cell office:value-type="float" office:value="2223" table:formula="of:=[.B33]-[.B32]" table:style-name="ce1">
            <text:p>2223</text:p>
          </table:table-cell>
          <table:table-cell office:value-type="float" office:value="48" table:formula="of:=[.C33]-[.C32]" table:style-name="ce1">
            <text:p>48</text:p>
          </table:table-cell>
          <table:table-cell office:value-type="float" office:value="612" table:formula="of:=[.D33]-[.D32]" table:style-name="ce1">
            <text:p>612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7">
            <text:p>26/3</text:p>
          </table:table-cell>
          <table:table-cell office:value-type="float" office:value="33648" table:formula="of:=[Dati.F34]" table:style-name="ce3">
            <text:p>33648</text:p>
          </table:table-cell>
          <table:table-cell office:value-type="float" office:value="2728" table:formula="of:=[.B34]-[.B33]" table:style-name="ce1">
            <text:p>2728</text:p>
          </table:table-cell>
          <table:table-cell office:value-type="float" office:value="505" table:formula="of:=[.C34]-[.C33]" table:style-name="ce1">
            <text:p>505</text:p>
          </table:table-cell>
          <table:table-cell office:value-type="float" office:value="457" table:formula="of:=[.D34]-[.D33]" table:style-name="ce1">
            <text:p>457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7">
            <text:p>27/3</text:p>
          </table:table-cell>
          <table:table-cell office:value-type="float" office:value="36653" table:formula="of:=[Dati.F35]" table:style-name="ce3">
            <text:p>36653</text:p>
          </table:table-cell>
          <table:table-cell office:value-type="float" office:value="3005" table:formula="of:=[.B35]-[.B34]" table:style-name="ce1">
            <text:p>3005</text:p>
          </table:table-cell>
          <table:table-cell office:value-type="float" office:value="277" table:formula="of:=[.C35]-[.C34]" table:style-name="ce1">
            <text:p>277</text:p>
          </table:table-cell>
          <table:table-cell office:value-type="float" office:value="-228" table:formula="of:=[.D35]-[.D34]" table:style-name="ce1">
            <text:p>-228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Positivi" table:style-name="ta1">
        <table:shapes>
          <draw:frame draw:z-index="1" draw:id="id12" draw:style-name="a12" draw:name="Grafico 1" svg:x="6.20354in" svg:y="0in" svg:width="6.29409in" svg:height="3.54449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Grafico 2" svg:x="6.31332in" svg:y="3.51765in" svg:width="6.29449in" svg:height="3.54488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21" table:default-cell-style-name="ce1"/>
        <table:table-column table:style-name="co22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office:string-value="attualmente_positivi" table:formula="of:=[Dati.G1]" table:style-name="ce2">
            <text:p>attualmente_positiv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7">
            <text:p>24/2</text:p>
          </table:table-cell>
          <table:table-cell office:value-type="float" office:value="221" table:formula="of:=[Dati.G3]" table:style-name="ce3">
            <text:p>221</text:p>
          </table:table-cell>
          <table:table-cell table:number-columns-repeated="14" table:style-name="ce1"/>
          <table:table-cell table:style-name="ce1">
            <draw:frame draw:z-index="3" draw:id="id14" draw:style-name="a14" draw:name="Grafico 3" svg:x="0.72083in" svg:y="0.15417in" svg:width="6.2875in" svg:height="3.0291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date" office:date-value="2020-02-25T00:00:00" table:style-name="ce7">
            <text:p>25/2</text:p>
          </table:table-cell>
          <table:table-cell office:value-type="float" office:value="311" table:formula="of:=[Dati.G4]" table:style-name="ce3">
            <text:p>311</text:p>
          </table:table-cell>
          <table:table-cell office:value-type="float" office:value="90" table:formula="of:=[.B4]-[.B3]" table:style-name="ce1">
            <text:p>9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00:00:00" table:style-name="ce7">
            <text:p>26/2</text:p>
          </table:table-cell>
          <table:table-cell office:value-type="float" office:value="385" table:formula="of:=[Dati.G5]" table:style-name="ce3">
            <text:p>385</text:p>
          </table:table-cell>
          <table:table-cell office:value-type="float" office:value="74" table:formula="of:=[.B5]-[.B4]" table:style-name="ce1">
            <text:p>74</text:p>
          </table:table-cell>
          <table:table-cell office:value-type="float" office:value="-16" table:formula="of:=[.C5]-[.C4]" table:style-name="ce1">
            <text:p>-1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7">
            <text:p>27/2</text:p>
          </table:table-cell>
          <table:table-cell office:value-type="float" office:value="588" table:formula="of:=[Dati.G6]" table:style-name="ce3">
            <text:p>588</text:p>
          </table:table-cell>
          <table:table-cell office:value-type="float" office:value="203" table:formula="of:=[.B6]-[.B5]" table:style-name="ce1">
            <text:p>203</text:p>
          </table:table-cell>
          <table:table-cell office:value-type="float" office:value="129" table:formula="of:=[.C6]-[.C5]" table:style-name="ce1">
            <text:p>129</text:p>
          </table:table-cell>
          <table:table-cell office:value-type="float" office:value="145" table:formula="of:=[.D6]-[.D5]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7">
            <text:p>28/2</text:p>
          </table:table-cell>
          <table:table-cell office:value-type="float" office:value="821" table:formula="of:=[Dati.G7]" table:style-name="ce3">
            <text:p>821</text:p>
          </table:table-cell>
          <table:table-cell office:value-type="float" office:value="233" table:formula="of:=[.B7]-[.B6]" table:style-name="ce1">
            <text:p>233</text:p>
          </table:table-cell>
          <table:table-cell office:value-type="float" office:value="30" table:formula="of:=[.C7]-[.C6]" table:style-name="ce1">
            <text:p>30</text:p>
          </table:table-cell>
          <table:table-cell office:value-type="float" office:value="-99" table:formula="of:=[.D7]-[.D6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7">
            <text:p>29/2</text:p>
          </table:table-cell>
          <table:table-cell office:value-type="float" office:value="1049" table:formula="of:=[Dati.G8]" table:style-name="ce3">
            <text:p>1049</text:p>
          </table:table-cell>
          <table:table-cell office:value-type="float" office:value="228" table:formula="of:=[.B8]-[.B7]" table:style-name="ce1">
            <text:p>228</text:p>
          </table:table-cell>
          <table:table-cell office:value-type="float" office:value="-5" table:formula="of:=[.C8]-[.C7]" table:style-name="ce1">
            <text:p>-5</text:p>
          </table:table-cell>
          <table:table-cell office:value-type="float" office:value="-35" table:formula="of:=[.D8]-[.D7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7">
            <text:p>1/3</text:p>
          </table:table-cell>
          <table:table-cell office:value-type="float" office:value="1577" table:formula="of:=[Dati.G9]" table:style-name="ce3">
            <text:p>1577</text:p>
          </table:table-cell>
          <table:table-cell office:value-type="float" office:value="528" table:formula="of:=[.B9]-[.B8]" table:style-name="ce1">
            <text:p>528</text:p>
          </table:table-cell>
          <table:table-cell office:value-type="float" office:value="300" table:formula="of:=[.C9]-[.C8]" table:style-name="ce1">
            <text:p>300</text:p>
          </table:table-cell>
          <table:table-cell office:value-type="float" office:value="305" table:formula="of:=[.D9]-[.D8]" table:style-name="ce1">
            <text:p>305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7">
            <text:p>2/3</text:p>
          </table:table-cell>
          <table:table-cell office:value-type="float" office:value="1835" table:formula="of:=[Dati.G10]" table:style-name="ce3">
            <text:p>1835</text:p>
          </table:table-cell>
          <table:table-cell office:value-type="float" office:value="258" table:formula="of:=[.B10]-[.B9]" table:style-name="ce1">
            <text:p>258</text:p>
          </table:table-cell>
          <table:table-cell office:value-type="float" office:value="-270" table:formula="of:=[.C10]-[.C9]" table:style-name="ce1">
            <text:p>-270</text:p>
          </table:table-cell>
          <table:table-cell office:value-type="float" office:value="-570" table:formula="of:=[.D10]-[.D9]" table:style-name="ce1">
            <text:p>-570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7">
            <text:p>3/3</text:p>
          </table:table-cell>
          <table:table-cell office:value-type="float" office:value="2263" table:formula="of:=[Dati.G11]" table:style-name="ce3">
            <text:p>2263</text:p>
          </table:table-cell>
          <table:table-cell office:value-type="float" office:value="428" table:formula="of:=[.B11]-[.B10]" table:style-name="ce1">
            <text:p>428</text:p>
          </table:table-cell>
          <table:table-cell office:value-type="float" office:value="170" table:formula="of:=[.C11]-[.C10]" table:style-name="ce1">
            <text:p>170</text:p>
          </table:table-cell>
          <table:table-cell office:value-type="float" office:value="440" table:formula="of:=[.D11]-[.D10]" table:style-name="ce1">
            <text:p>440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7">
            <text:p>4/3</text:p>
          </table:table-cell>
          <table:table-cell office:value-type="float" office:value="2706" table:formula="of:=[Dati.G12]" table:style-name="ce3">
            <text:p>2706</text:p>
          </table:table-cell>
          <table:table-cell office:value-type="float" office:value="443" table:formula="of:=[.B12]-[.B11]" table:style-name="ce1">
            <text:p>443</text:p>
          </table:table-cell>
          <table:table-cell office:value-type="float" office:value="15" table:formula="of:=[.C12]-[.C11]" table:style-name="ce1">
            <text:p>15</text:p>
          </table:table-cell>
          <table:table-cell office:value-type="float" office:value="-155" table:formula="of:=[.D12]-[.D11]" table:style-name="ce1">
            <text:p>-155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7">
            <text:p>5/3</text:p>
          </table:table-cell>
          <table:table-cell office:value-type="float" office:value="3296" table:formula="of:=[Dati.G13]" table:style-name="ce3">
            <text:p>3296</text:p>
          </table:table-cell>
          <table:table-cell office:value-type="float" office:value="590" table:formula="of:=[.B13]-[.B12]" table:style-name="ce1">
            <text:p>590</text:p>
          </table:table-cell>
          <table:table-cell office:value-type="float" office:value="147" table:formula="of:=[.C13]-[.C12]" table:style-name="ce1">
            <text:p>147</text:p>
          </table:table-cell>
          <table:table-cell office:value-type="float" office:value="132" table:formula="of:=[.D13]-[.D12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7">
            <text:p>6/3</text:p>
          </table:table-cell>
          <table:table-cell office:value-type="float" office:value="3916" table:formula="of:=[Dati.G14]" table:style-name="ce3">
            <text:p>3916</text:p>
          </table:table-cell>
          <table:table-cell office:value-type="float" office:value="620" table:formula="of:=[.B14]-[.B13]" table:style-name="ce1">
            <text:p>620</text:p>
          </table:table-cell>
          <table:table-cell office:value-type="float" office:value="30" table:formula="of:=[.C14]-[.C13]" table:style-name="ce1">
            <text:p>30</text:p>
          </table:table-cell>
          <table:table-cell office:value-type="float" office:value="-117" table:formula="of:=[.D14]-[.D13]" table:style-name="ce1">
            <text:p>-117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7">
            <text:p>7/3</text:p>
          </table:table-cell>
          <table:table-cell office:value-type="float" office:value="5061" table:formula="of:=[Dati.G15]" table:style-name="ce3">
            <text:p>5061</text:p>
          </table:table-cell>
          <table:table-cell office:value-type="float" office:value="1145" table:formula="of:=[.B15]-[.B14]" table:style-name="ce1">
            <text:p>1145</text:p>
          </table:table-cell>
          <table:table-cell office:value-type="float" office:value="525" table:formula="of:=[.C15]-[.C14]" table:style-name="ce1">
            <text:p>525</text:p>
          </table:table-cell>
          <table:table-cell office:value-type="float" office:value="495" table:formula="of:=[.D15]-[.D14]" table:style-name="ce1">
            <text:p>495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7">
            <text:p>8/3</text:p>
          </table:table-cell>
          <table:table-cell office:value-type="float" office:value="6387" table:formula="of:=[Dati.G16]" table:style-name="ce3">
            <text:p>6387</text:p>
          </table:table-cell>
          <table:table-cell office:value-type="float" office:value="1326" table:formula="of:=[.B16]-[.B15]" table:style-name="ce1">
            <text:p>1326</text:p>
          </table:table-cell>
          <table:table-cell office:value-type="float" office:value="181" table:formula="of:=[.C16]-[.C15]" table:style-name="ce1">
            <text:p>181</text:p>
          </table:table-cell>
          <table:table-cell office:value-type="float" office:value="-344" table:formula="of:=[.D16]-[.D15]" table:style-name="ce1">
            <text:p>-344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7">
            <text:p>9/3</text:p>
          </table:table-cell>
          <table:table-cell office:value-type="float" office:value="7985" table:formula="of:=[Dati.G17]" table:style-name="ce3">
            <text:p>7985</text:p>
          </table:table-cell>
          <table:table-cell office:value-type="float" office:value="1598" table:formula="of:=[.B17]-[.B16]" table:style-name="ce1">
            <text:p>1598</text:p>
          </table:table-cell>
          <table:table-cell office:value-type="float" office:value="272" table:formula="of:=[.C17]-[.C16]" table:style-name="ce1">
            <text:p>272</text:p>
          </table:table-cell>
          <table:table-cell office:value-type="float" office:value="91" table:formula="of:=[.D17]-[.D16]" table:style-name="ce1">
            <text:p>91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7">
            <text:p>10/3</text:p>
          </table:table-cell>
          <table:table-cell office:value-type="float" office:value="8514" table:formula="of:=[Dati.G18]" table:style-name="ce3">
            <text:p>8514</text:p>
          </table:table-cell>
          <table:table-cell office:value-type="float" office:value="529" table:formula="of:=[.B18]-[.B17]" table:style-name="ce1">
            <text:p>529</text:p>
          </table:table-cell>
          <table:table-cell office:value-type="float" office:value="-1069" table:formula="of:=[.C18]-[.C17]" table:style-name="ce1">
            <text:p>-1069</text:p>
          </table:table-cell>
          <table:table-cell office:value-type="float" office:value="-1341" table:formula="of:=[.D18]-[.D17]" table:style-name="ce1">
            <text:p>-1341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7">
            <text:p>11/3</text:p>
          </table:table-cell>
          <table:table-cell office:value-type="float" office:value="10590" table:formula="of:=[Dati.G19]" table:style-name="ce3">
            <text:p>10590</text:p>
          </table:table-cell>
          <table:table-cell office:value-type="float" office:value="2076" table:formula="of:=[.B19]-[.B18]" table:style-name="ce1">
            <text:p>2076</text:p>
          </table:table-cell>
          <table:table-cell office:value-type="float" office:value="1547" table:formula="of:=[.C19]-[.C18]" table:style-name="ce1">
            <text:p>1547</text:p>
          </table:table-cell>
          <table:table-cell office:value-type="float" office:value="2616" table:formula="of:=[.D19]-[.D18]" table:style-name="ce1">
            <text:p>2616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7">
            <text:p>12/3</text:p>
          </table:table-cell>
          <table:table-cell office:value-type="float" office:value="12839" table:formula="of:=[Dati.G20]" table:style-name="ce3">
            <text:p>12839</text:p>
          </table:table-cell>
          <table:table-cell office:value-type="float" office:value="2249" table:formula="of:=[.B20]-[.B19]" table:style-name="ce1">
            <text:p>2249</text:p>
          </table:table-cell>
          <table:table-cell office:value-type="float" office:value="173" table:formula="of:=[.C20]-[.C19]" table:style-name="ce1">
            <text:p>173</text:p>
          </table:table-cell>
          <table:table-cell office:value-type="float" office:value="-1374" table:formula="of:=[.D20]-[.D19]" table:style-name="ce1">
            <text:p>-1374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7">
            <text:p>13/3</text:p>
          </table:table-cell>
          <table:table-cell office:value-type="float" office:value="14955" table:formula="of:=[Dati.G21]" table:style-name="ce3">
            <text:p>14955</text:p>
          </table:table-cell>
          <table:table-cell office:value-type="float" office:value="2116" table:formula="of:=[.B21]-[.B20]" table:style-name="ce1">
            <text:p>2116</text:p>
          </table:table-cell>
          <table:table-cell office:value-type="float" office:value="-133" table:formula="of:=[.C21]-[.C20]" table:style-name="ce1">
            <text:p>-133</text:p>
          </table:table-cell>
          <table:table-cell office:value-type="float" office:value="-306" table:formula="of:=[.D21]-[.D20]" table:style-name="ce1">
            <text:p>-306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7">
            <text:p>14/3</text:p>
          </table:table-cell>
          <table:table-cell office:value-type="float" office:value="17750" table:formula="of:=[Dati.G22]" table:style-name="ce3">
            <text:p>17750</text:p>
          </table:table-cell>
          <table:table-cell office:value-type="float" office:value="2795" table:formula="of:=[.B22]-[.B21]" table:style-name="ce1">
            <text:p>2795</text:p>
          </table:table-cell>
          <table:table-cell office:value-type="float" office:value="679" table:formula="of:=[.C22]-[.C21]" table:style-name="ce1">
            <text:p>679</text:p>
          </table:table-cell>
          <table:table-cell office:value-type="float" office:value="812" table:formula="of:=[.D22]-[.D21]" table:style-name="ce1">
            <text:p>812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7">
            <text:p>15/3</text:p>
          </table:table-cell>
          <table:table-cell office:value-type="float" office:value="20603" table:formula="of:=[Dati.G23]" table:style-name="ce3">
            <text:p>20603</text:p>
          </table:table-cell>
          <table:table-cell office:value-type="float" office:value="2853" table:formula="of:=[.B23]-[.B22]" table:style-name="ce1">
            <text:p>2853</text:p>
          </table:table-cell>
          <table:table-cell office:value-type="float" office:value="58" table:formula="of:=[.C23]-[.C22]" table:style-name="ce1">
            <text:p>58</text:p>
          </table:table-cell>
          <table:table-cell office:value-type="float" office:value="-621" table:formula="of:=[.D23]-[.D22]" table:style-name="ce1">
            <text:p>-621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7">
            <text:p>16/3</text:p>
          </table:table-cell>
          <table:table-cell office:value-type="float" office:value="23073" table:formula="of:=[Dati.G24]" table:style-name="ce3">
            <text:p>23073</text:p>
          </table:table-cell>
          <table:table-cell office:value-type="float" office:value="2470" table:formula="of:=[.B24]-[.B23]" table:style-name="ce1">
            <text:p>2470</text:p>
          </table:table-cell>
          <table:table-cell office:value-type="float" office:value="-383" table:formula="of:=[.C24]-[.C23]" table:style-name="ce1">
            <text:p>-383</text:p>
          </table:table-cell>
          <table:table-cell office:value-type="float" office:value="-441" table:formula="of:=[.D24]-[.D23]" table:style-name="ce1">
            <text:p>-441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7">
            <text:p>17/3</text:p>
          </table:table-cell>
          <table:table-cell office:value-type="float" office:value="26062" table:formula="of:=[Dati.G25]" table:style-name="ce3">
            <text:p>26062</text:p>
          </table:table-cell>
          <table:table-cell office:value-type="float" office:value="2989" table:formula="of:=[.B25]-[.B24]" table:style-name="ce1">
            <text:p>2989</text:p>
          </table:table-cell>
          <table:table-cell office:value-type="float" office:value="519" table:formula="of:=[.C25]-[.C24]" table:style-name="ce1">
            <text:p>519</text:p>
          </table:table-cell>
          <table:table-cell office:value-type="float" office:value="902" table:formula="of:=[.D25]-[.D24]" table:style-name="ce1">
            <text:p>902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7">
            <text:p>18/3</text:p>
          </table:table-cell>
          <table:table-cell office:value-type="float" office:value="28710" table:formula="of:=[Dati.G26]" table:style-name="ce3">
            <text:p>28710</text:p>
          </table:table-cell>
          <table:table-cell office:value-type="float" office:value="2648" table:formula="of:=[.B26]-[.B25]" table:style-name="ce1">
            <text:p>2648</text:p>
          </table:table-cell>
          <table:table-cell office:value-type="float" office:value="-341" table:formula="of:=[.C26]-[.C25]" table:style-name="ce1">
            <text:p>-341</text:p>
          </table:table-cell>
          <table:table-cell office:value-type="float" office:value="-860" table:formula="of:=[.D26]-[.D25]" table:style-name="ce1">
            <text:p>-860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7">
            <text:p>19/3</text:p>
          </table:table-cell>
          <table:table-cell office:value-type="float" office:value="33190" table:formula="of:=[Dati.G27]" table:style-name="ce3">
            <text:p>33190</text:p>
          </table:table-cell>
          <table:table-cell office:value-type="float" office:value="4480" table:formula="of:=[.B27]-[.B26]" table:style-name="ce1">
            <text:p>4480</text:p>
          </table:table-cell>
          <table:table-cell office:value-type="float" office:value="1832" table:formula="of:=[.C27]-[.C26]" table:style-name="ce1">
            <text:p>1832</text:p>
          </table:table-cell>
          <table:table-cell office:value-type="float" office:value="2173" table:formula="of:=[.D27]-[.D26]" table:style-name="ce1">
            <text:p>2173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7">
            <text:p>20/3</text:p>
          </table:table-cell>
          <table:table-cell office:value-type="float" office:value="37860" table:formula="of:=[Dati.G28]" table:style-name="ce3">
            <text:p>37860</text:p>
          </table:table-cell>
          <table:table-cell office:value-type="float" office:value="4670" table:formula="of:=[.B28]-[.B27]" table:style-name="ce1">
            <text:p>4670</text:p>
          </table:table-cell>
          <table:table-cell office:value-type="float" office:value="190" table:formula="of:=[.C28]-[.C27]" table:style-name="ce1">
            <text:p>190</text:p>
          </table:table-cell>
          <table:table-cell office:value-type="float" office:value="-1642" table:formula="of:=[.D28]-[.D27]" table:style-name="ce1">
            <text:p>-1642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7">
            <text:p>21/3</text:p>
          </table:table-cell>
          <table:table-cell office:value-type="float" office:value="42681" table:formula="of:=[Dati.G29]" table:style-name="ce3">
            <text:p>42681</text:p>
          </table:table-cell>
          <table:table-cell office:value-type="float" office:value="4821" table:formula="of:=[.B29]-[.B28]" table:style-name="ce1">
            <text:p>4821</text:p>
          </table:table-cell>
          <table:table-cell office:value-type="float" office:value="151" table:formula="of:=[.C29]-[.C28]" table:style-name="ce1">
            <text:p>151</text:p>
          </table:table-cell>
          <table:table-cell office:value-type="float" office:value="-39" table:formula="of:=[.D29]-[.D28]" table:style-name="ce1">
            <text:p>-39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7">
            <text:p>22/3</text:p>
          </table:table-cell>
          <table:table-cell office:value-type="float" office:value="46638" table:formula="of:=[Dati.G30]" table:style-name="ce3">
            <text:p>46638</text:p>
          </table:table-cell>
          <table:table-cell office:value-type="float" office:value="3957" table:formula="of:=[.B30]-[.B29]" table:style-name="ce1">
            <text:p>3957</text:p>
          </table:table-cell>
          <table:table-cell office:value-type="float" office:value="-864" table:formula="of:=[.C30]-[.C29]" table:style-name="ce1">
            <text:p>-864</text:p>
          </table:table-cell>
          <table:table-cell office:value-type="float" office:value="-1015" table:formula="of:=[.D30]-[.D29]" table:style-name="ce1">
            <text:p>-1015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7">
            <text:p>23/3</text:p>
          </table:table-cell>
          <table:table-cell office:value-type="float" office:value="50418" table:formula="of:=[Dati.G31]" table:style-name="ce3">
            <text:p>50418</text:p>
          </table:table-cell>
          <table:table-cell office:value-type="float" office:value="3780" table:formula="of:=[.B31]-[.B30]" table:style-name="ce1">
            <text:p>3780</text:p>
          </table:table-cell>
          <table:table-cell office:value-type="float" office:value="-177" table:formula="of:=[.C31]-[.C30]" table:style-name="ce1">
            <text:p>-177</text:p>
          </table:table-cell>
          <table:table-cell office:value-type="float" office:value="687" table:formula="of:=[.D31]-[.D30]" table:style-name="ce1">
            <text:p>687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7">
            <text:p>24/3</text:p>
          </table:table-cell>
          <table:table-cell office:value-type="float" office:value="54030" table:formula="of:=[Dati.G32]" table:style-name="ce3">
            <text:p>54030</text:p>
          </table:table-cell>
          <table:table-cell office:value-type="float" office:value="3612" table:formula="of:=[.B32]-[.B31]" table:style-name="ce1">
            <text:p>3612</text:p>
          </table:table-cell>
          <table:table-cell office:value-type="float" office:value="-168" table:formula="of:=[.C32]-[.C31]" table:style-name="ce1">
            <text:p>-168</text:p>
          </table:table-cell>
          <table:table-cell office:value-type="float" office:value="9" table:formula="of:=[.D32]-[.D31]" table:style-name="ce1">
            <text:p>9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7">
            <text:p>25/3</text:p>
          </table:table-cell>
          <table:table-cell office:value-type="float" office:value="57521" table:formula="of:=[Dati.G33]" table:style-name="ce3">
            <text:p>57521</text:p>
          </table:table-cell>
          <table:table-cell office:value-type="float" office:value="3491" table:formula="of:=[.B33]-[.B32]" table:style-name="ce1">
            <text:p>3491</text:p>
          </table:table-cell>
          <table:table-cell office:value-type="float" office:value="-121" table:formula="of:=[.C33]-[.C32]" table:style-name="ce1">
            <text:p>-121</text:p>
          </table:table-cell>
          <table:table-cell office:value-type="float" office:value="47" table:formula="of:=[.D33]-[.D32]" table:style-name="ce1">
            <text:p>47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7">
            <text:p>26/3</text:p>
          </table:table-cell>
          <table:table-cell office:value-type="float" office:value="62013" table:formula="of:=[Dati.G34]" table:style-name="ce3">
            <text:p>62013</text:p>
          </table:table-cell>
          <table:table-cell office:value-type="float" office:value="4492" table:formula="of:=[.B34]-[.B33]" table:style-name="ce1">
            <text:p>4492</text:p>
          </table:table-cell>
          <table:table-cell office:value-type="float" office:value="1001" table:formula="of:=[.C34]-[.C33]" table:style-name="ce1">
            <text:p>1001</text:p>
          </table:table-cell>
          <table:table-cell office:value-type="float" office:value="1122" table:formula="of:=[.D34]-[.D33]" table:style-name="ce1">
            <text:p>1122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7">
            <text:p>27/3</text:p>
          </table:table-cell>
          <table:table-cell office:value-type="float" office:value="66414" table:formula="of:=[Dati.G35]" table:style-name="ce3">
            <text:p>66414</text:p>
          </table:table-cell>
          <table:table-cell office:value-type="float" office:value="4401" table:formula="of:=[.B35]-[.B34]" table:style-name="ce1">
            <text:p>4401</text:p>
          </table:table-cell>
          <table:table-cell office:value-type="float" office:value="-91" table:formula="of:=[.C35]-[.C34]" table:style-name="ce1">
            <text:p>-91</text:p>
          </table:table-cell>
          <table:table-cell office:value-type="float" office:value="-1092" table:formula="of:=[.D35]-[.D34]" table:style-name="ce1">
            <text:p>-1092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Tamponi" table:style-name="ta3">
        <table:table-column table:style-name="co14" table:default-cell-style-name="ce1"/>
        <table:table-column table:style-name="co23" table:default-cell-style-name="ce1"/>
        <table:table-column table:style-name="co12" table:number-columns-repeated="4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2" table:number-columns-repeated="16374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amponi</text:p>
          </table:table-cell>
          <table:table-cell office:value-type="string" table:style-name="ce4">
            <text:p>d1</text:p>
          </table:table-cell>
          <table:table-cell office:value-type="string" table:style-name="ce4">
            <text:p>d2</text:p>
          </table:table-cell>
          <table:table-cell table:style-name="ce4"/>
          <table:table-cell table:style-name="ce1"/>
          <table:table-cell office:value-type="string" table:style-name="ce4">
            <text:p>tamp/casi tot</text:p>
          </table:table-cell>
          <table:table-cell office:value-type="string" table:style-name="ce4">
            <text:p>tamp/positivi</text:p>
          </table:table-cell>
          <table:table-cell office:value-type="string" table:style-name="ce4">
            <text:p>casi tot/tamp %</text:p>
          </table:table-cell>
          <table:table-cell office:value-type="string" table:style-name="ce4">
            <text:p>positivi/ tamp %</text:p>
          </table:table-cell>
          <table:table-cell table:style-name="ce1">
            <draw:frame draw:z-index="1" draw:id="id15" draw:style-name="a15" draw:name="Grafico 3" svg:x="0.50417in" svg:y="0.12083in" svg:width="5in" svg:height="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2" draw:id="id16" draw:style-name="a16" draw:name="Grafico 2" svg:x="0.6375in" svg:y="0.15in" svg:width="5in" svg:height="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00:00:00" table:style-name="ce7">
            <text:p>24/2</text:p>
          </table:table-cell>
          <table:table-cell office:value-type="float" office:value="4324" table:style-name="ce3">
            <text:p>4324</text:p>
          </table:table-cell>
          <table:table-cell table:number-columns-repeated="4" table:style-name="ce1"/>
          <table:table-cell office:value-type="float" office:value="18.882096069868997" table:formula="of:=[.B3]/[Casi_totali.B3]" table:style-name="ce5">
            <text:p>18,88</text:p>
          </table:table-cell>
          <table:table-cell office:value-type="float" office:value="19.565610859728508" table:formula="of:=[.B3]/[Positivi.B3]" table:style-name="ce5">
            <text:p>19,57</text:p>
          </table:table-cell>
          <table:table-cell office:value-type="float" office:value="5.2960222016651244" table:formula="of:=100/[.G3]" table:style-name="ce6">
            <text:p>5,3</text:p>
          </table:table-cell>
          <table:table-cell office:value-type="float" office:value="5.1110083256244216" table:formula="of:=100/[.H3]" table:style-name="ce6">
            <text:p>5,1</text:p>
          </table:table-cell>
          <table:table-cell table:number-columns-repeated="16374"/>
        </table:table-row>
        <table:table-row table:style-name="ro1">
          <table:table-cell office:value-type="date" office:date-value="2020-02-25T00:00:00" table:style-name="ce7">
            <text:p>25/2</text:p>
          </table:table-cell>
          <table:table-cell office:value-type="float" office:value="8623" table:style-name="ce3">
            <text:p>8623</text:p>
          </table:table-cell>
          <table:table-cell office:value-type="float" office:value="4299" table:formula="of:=[.B4]-[.B3]" table:style-name="ce1">
            <text:p>4299</text:p>
          </table:table-cell>
          <table:table-cell table:number-columns-repeated="3" table:style-name="ce1"/>
          <table:table-cell office:value-type="float" office:value="26.779503105590063" table:formula="of:=[.B4]/[Casi_totali.B4]" table:style-name="ce5">
            <text:p>26,78</text:p>
          </table:table-cell>
          <table:table-cell office:value-type="float" office:value="27.726688102893892" table:formula="of:=[.B4]/[Positivi.B4]" table:style-name="ce5">
            <text:p>27,73</text:p>
          </table:table-cell>
          <table:table-cell office:value-type="float" office:value="3.7341992346051258" table:formula="of:=100/[.G4]" table:style-name="ce6">
            <text:p>3,7</text:p>
          </table:table-cell>
          <table:table-cell office:value-type="float" office:value="3.6066334222428389" table:formula="of:=100/[.H4]" table:style-name="ce6">
            <text:p>3,6</text:p>
          </table:table-cell>
          <table:table-cell table:number-columns-repeated="16374"/>
        </table:table-row>
        <table:table-row table:style-name="ro1">
          <table:table-cell office:value-type="date" office:date-value="2020-02-26T00:00:00" table:style-name="ce7">
            <text:p>26/2</text:p>
          </table:table-cell>
          <table:table-cell office:value-type="float" office:value="9587" table:style-name="ce3">
            <text:p>9587</text:p>
          </table:table-cell>
          <table:table-cell office:value-type="float" office:value="964" table:formula="of:=[.B5]-[.B4]" table:style-name="ce1">
            <text:p>964</text:p>
          </table:table-cell>
          <table:table-cell office:value-type="float" office:value="-3335" table:formula="of:=[.C5]-[.C4]" table:style-name="ce1">
            <text:p>-3335</text:p>
          </table:table-cell>
          <table:table-cell table:number-columns-repeated="2" table:style-name="ce1"/>
          <table:table-cell office:value-type="float" office:value="23.967500000000001" table:formula="of:=[.B5]/[Casi_totali.B5]" table:style-name="ce5">
            <text:p>23,97</text:p>
          </table:table-cell>
          <table:table-cell office:value-type="float" office:value="24.9012987012987" table:formula="of:=[.B5]/[Positivi.B5]" table:style-name="ce5">
            <text:p>24,90</text:p>
          </table:table-cell>
          <table:table-cell office:value-type="float" office:value="4.1723166788359238" table:formula="of:=100/[.G5]" table:style-name="ce6">
            <text:p>4,2</text:p>
          </table:table-cell>
          <table:table-cell office:value-type="float" office:value="4.0158548033795771" table:formula="of:=100/[.H5]" table:style-name="ce6">
            <text:p>4,0</text:p>
          </table:table-cell>
          <table:table-cell table:number-columns-repeated="16374"/>
        </table:table-row>
        <table:table-row table:style-name="ro1">
          <table:table-cell office:value-type="date" office:date-value="2020-02-27T00:00:00" table:style-name="ce7">
            <text:p>27/2</text:p>
          </table:table-cell>
          <table:table-cell office:value-type="float" office:value="12014" table:style-name="ce3">
            <text:p>12014</text:p>
          </table:table-cell>
          <table:table-cell office:value-type="float" office:value="2427" table:formula="of:=[.B6]-[.B5]" table:style-name="ce1">
            <text:p>2427</text:p>
          </table:table-cell>
          <table:table-cell office:value-type="float" office:value="1463" table:formula="of:=[.C6]-[.C5]" table:style-name="ce1">
            <text:p>1463</text:p>
          </table:table-cell>
          <table:table-cell table:number-columns-repeated="2" table:style-name="ce1"/>
          <table:table-cell office:value-type="float" office:value="18.483076923076922" table:formula="of:=[.B6]/[Casi_totali.B6]" table:style-name="ce5">
            <text:p>18,48</text:p>
          </table:table-cell>
          <table:table-cell office:value-type="float" office:value="20.431972789115648" table:formula="of:=[.B6]/[Positivi.B6]" table:style-name="ce5">
            <text:p>20,43</text:p>
          </table:table-cell>
          <table:table-cell office:value-type="float" office:value="5.4103545863159654" table:formula="of:=100/[.G6]" table:style-name="ce6">
            <text:p>5,4</text:p>
          </table:table-cell>
          <table:table-cell office:value-type="float" office:value="4.8942899950058258" table:formula="of:=100/[.H6]" table:style-name="ce6">
            <text:p>4,9</text:p>
          </table:table-cell>
          <table:table-cell table:number-columns-repeated="16374"/>
        </table:table-row>
        <table:table-row table:style-name="ro1">
          <table:table-cell office:value-type="date" office:date-value="2020-02-28T00:00:00" table:style-name="ce7">
            <text:p>28/2</text:p>
          </table:table-cell>
          <table:table-cell office:value-type="float" office:value="15695" table:style-name="ce3">
            <text:p>15695</text:p>
          </table:table-cell>
          <table:table-cell office:value-type="float" office:value="3681" table:formula="of:=[.B7]-[.B6]" table:style-name="ce1">
            <text:p>3681</text:p>
          </table:table-cell>
          <table:table-cell office:value-type="float" office:value="1254" table:formula="of:=[.C7]-[.C6]" table:style-name="ce1">
            <text:p>1254</text:p>
          </table:table-cell>
          <table:table-cell table:number-columns-repeated="2" table:style-name="ce1"/>
          <table:table-cell office:value-type="float" office:value="17.67454954954955" table:formula="of:=[.B7]/[Casi_totali.B7]" table:style-name="ce5">
            <text:p>17,67</text:p>
          </table:table-cell>
          <table:table-cell office:value-type="float" office:value="19.116930572472594" table:formula="of:=[.B7]/[Positivi.B7]" table:style-name="ce5">
            <text:p>19,12</text:p>
          </table:table-cell>
          <table:table-cell office:value-type="float" office:value="5.6578528193692259" table:formula="of:=100/[.G7]" table:style-name="ce6">
            <text:p>5,7</text:p>
          </table:table-cell>
          <table:table-cell office:value-type="float" office:value="5.2309652755654668" table:formula="of:=100/[.H7]" table:style-name="ce6">
            <text:p>5,2</text:p>
          </table:table-cell>
          <table:table-cell table:number-columns-repeated="16374"/>
        </table:table-row>
        <table:table-row table:style-name="ro1">
          <table:table-cell office:value-type="date" office:date-value="2020-02-29T00:00:00" table:style-name="ce7">
            <text:p>29/2</text:p>
          </table:table-cell>
          <table:table-cell office:value-type="float" office:value="18661" table:style-name="ce3">
            <text:p>18661</text:p>
          </table:table-cell>
          <table:table-cell office:value-type="float" office:value="2966" table:formula="of:=[.B8]-[.B7]" table:style-name="ce1">
            <text:p>2966</text:p>
          </table:table-cell>
          <table:table-cell office:value-type="float" office:value="-715" table:formula="of:=[.C8]-[.C7]" table:style-name="ce1">
            <text:p>-715</text:p>
          </table:table-cell>
          <table:table-cell table:number-columns-repeated="2" table:style-name="ce1"/>
          <table:table-cell office:value-type="float" office:value="16.543439716312058" table:formula="of:=[.B8]/[Casi_totali.B8]" table:style-name="ce5">
            <text:p>16,54</text:p>
          </table:table-cell>
          <table:table-cell office:value-type="float" office:value="17.789323164918969" table:formula="of:=[.B8]/[Positivi.B8]" table:style-name="ce5">
            <text:p>17,79</text:p>
          </table:table-cell>
          <table:table-cell office:value-type="float" office:value="6.0446921386849572" table:formula="of:=100/[.G8]" table:style-name="ce6">
            <text:p>6,0</text:p>
          </table:table-cell>
          <table:table-cell office:value-type="float" office:value="5.6213493381919513" table:formula="of:=100/[.H8]" table:style-name="ce6">
            <text:p>5,6</text:p>
          </table:table-cell>
          <table:table-cell table:number-columns-repeated="16374"/>
        </table:table-row>
        <table:table-row table:style-name="ro1">
          <table:table-cell office:value-type="date" office:date-value="2020-03-01T00:00:00" table:style-name="ce7">
            <text:p>1/3</text:p>
          </table:table-cell>
          <table:table-cell office:value-type="float" office:value="21127" table:style-name="ce3">
            <text:p>21127</text:p>
          </table:table-cell>
          <table:table-cell office:value-type="float" office:value="2466" table:formula="of:=[.B9]-[.B8]" table:style-name="ce1">
            <text:p>2466</text:p>
          </table:table-cell>
          <table:table-cell office:value-type="float" office:value="-500" table:formula="of:=[.C9]-[.C8]" table:style-name="ce1">
            <text:p>-500</text:p>
          </table:table-cell>
          <table:table-cell table:number-columns-repeated="2" table:style-name="ce1"/>
          <table:table-cell office:value-type="float" office:value="12.471664698937426" table:formula="of:=[.B9]/[Casi_totali.B9]" table:style-name="ce5">
            <text:p>12,47</text:p>
          </table:table-cell>
          <table:table-cell office:value-type="float" office:value="13.396956246036778" table:formula="of:=[.B9]/[Positivi.B9]" table:style-name="ce5">
            <text:p>13,40</text:p>
          </table:table-cell>
          <table:table-cell office:value-type="float" office:value="8.0181757940076679" table:formula="of:=100/[.G9]" table:style-name="ce6">
            <text:p>8,0</text:p>
          </table:table-cell>
          <table:table-cell office:value-type="float" office:value="7.4643820703365362" table:formula="of:=100/[.H9]" table:style-name="ce6">
            <text:p>7,5</text:p>
          </table:table-cell>
          <table:table-cell table:number-columns-repeated="16374"/>
        </table:table-row>
        <table:table-row table:style-name="ro1">
          <table:table-cell office:value-type="date" office:date-value="2020-03-02T00:00:00" table:style-name="ce7">
            <text:p>2/3</text:p>
          </table:table-cell>
          <table:table-cell office:value-type="float" office:value="23345" table:style-name="ce3">
            <text:p>23345</text:p>
          </table:table-cell>
          <table:table-cell office:value-type="float" office:value="2218" table:formula="of:=[.B10]-[.B9]" table:style-name="ce1">
            <text:p>2218</text:p>
          </table:table-cell>
          <table:table-cell office:value-type="float" office:value="-248" table:formula="of:=[.C10]-[.C9]" table:style-name="ce1">
            <text:p>-248</text:p>
          </table:table-cell>
          <table:table-cell table:number-columns-repeated="2" table:style-name="ce1"/>
          <table:table-cell office:value-type="float" office:value="11.466110019646365" table:formula="of:=[.B10]/[Casi_totali.B10]" table:style-name="ce5">
            <text:p>11,47</text:p>
          </table:table-cell>
          <table:table-cell office:value-type="float" office:value="12.722070844686648" table:formula="of:=[.B10]/[Positivi.B10]" table:style-name="ce5">
            <text:p>12,72</text:p>
          </table:table-cell>
          <table:table-cell office:value-type="float" office:value="8.7213536089098316" table:formula="of:=100/[.G10]" table:style-name="ce6">
            <text:p>8,7</text:p>
          </table:table-cell>
          <table:table-cell office:value-type="float" office:value="7.8603555365174556" table:formula="of:=100/[.H10]" table:style-name="ce6">
            <text:p>7,9</text:p>
          </table:table-cell>
          <table:table-cell table:number-columns-repeated="16374"/>
        </table:table-row>
        <table:table-row table:style-name="ro1">
          <table:table-cell office:value-type="date" office:date-value="2020-03-03T00:00:00" table:style-name="ce7">
            <text:p>3/3</text:p>
          </table:table-cell>
          <table:table-cell office:value-type="float" office:value="25856" table:style-name="ce3">
            <text:p>25856</text:p>
          </table:table-cell>
          <table:table-cell office:value-type="float" office:value="2511" table:formula="of:=[.B11]-[.B10]" table:style-name="ce1">
            <text:p>2511</text:p>
          </table:table-cell>
          <table:table-cell office:value-type="float" office:value="293" table:formula="of:=[.C11]-[.C10]" table:style-name="ce1">
            <text:p>293</text:p>
          </table:table-cell>
          <table:table-cell table:number-columns-repeated="2" table:style-name="ce1"/>
          <table:table-cell office:value-type="float" office:value="10.334132693844925" table:formula="of:=[.B11]/[Casi_totali.B11]" table:style-name="ce5">
            <text:p>10,33</text:p>
          </table:table-cell>
          <table:table-cell office:value-type="float" office:value="11.425541316836059" table:formula="of:=[.B11]/[Positivi.B11]" table:style-name="ce5">
            <text:p>11,43</text:p>
          </table:table-cell>
          <table:table-cell office:value-type="float" office:value="9.6766707920792072" table:formula="of:=100/[.G11]" table:style-name="ce6">
            <text:p>9,7</text:p>
          </table:table-cell>
          <table:table-cell office:value-type="float" office:value="8.7523205445544559" table:formula="of:=100/[.H11]" table:style-name="ce6">
            <text:p>8,8</text:p>
          </table:table-cell>
          <table:table-cell table:number-columns-repeated="16374"/>
        </table:table-row>
        <table:table-row table:style-name="ro1">
          <table:table-cell office:value-type="date" office:date-value="2020-03-04T00:00:00" table:style-name="ce7">
            <text:p>4/3</text:p>
          </table:table-cell>
          <table:table-cell office:value-type="float" office:value="29837" table:style-name="ce3">
            <text:p>29837</text:p>
          </table:table-cell>
          <table:table-cell office:value-type="float" office:value="3981" table:formula="of:=[.B12]-[.B11]" table:style-name="ce1">
            <text:p>3981</text:p>
          </table:table-cell>
          <table:table-cell office:value-type="float" office:value="1470" table:formula="of:=[.C12]-[.C11]" table:style-name="ce1">
            <text:p>1470</text:p>
          </table:table-cell>
          <table:table-cell table:number-columns-repeated="2" table:style-name="ce1"/>
          <table:table-cell office:value-type="float" office:value="9.6591129815474268" table:formula="of:=[.B12]/[Casi_totali.B12]" table:style-name="ce5">
            <text:p>9,66</text:p>
          </table:table-cell>
          <table:table-cell office:value-type="float" office:value="11.026237989652623" table:formula="of:=[.B12]/[Positivi.B12]" table:style-name="ce5">
            <text:p>11,03</text:p>
          </table:table-cell>
          <table:table-cell office:value-type="float" office:value="10.352917518517277" table:formula="of:=100/[.G12]" table:style-name="ce6">
            <text:p>10,4</text:p>
          </table:table-cell>
          <table:table-cell office:value-type="float" office:value="9.0692764017830214" table:formula="of:=100/[.H12]" table:style-name="ce6">
            <text:p>9,1</text:p>
          </table:table-cell>
          <table:table-cell table:number-columns-repeated="16374"/>
        </table:table-row>
        <table:table-row table:style-name="ro1">
          <table:table-cell office:value-type="date" office:date-value="2020-03-05T00:00:00" table:style-name="ce7">
            <text:p>5/3</text:p>
          </table:table-cell>
          <table:table-cell office:value-type="float" office:value="32362" table:style-name="ce3">
            <text:p>32362</text:p>
          </table:table-cell>
          <table:table-cell office:value-type="float" office:value="2525" table:formula="of:=[.B13]-[.B12]" table:style-name="ce1">
            <text:p>2525</text:p>
          </table:table-cell>
          <table:table-cell office:value-type="float" office:value="-1456" table:formula="of:=[.C13]-[.C12]" table:style-name="ce1">
            <text:p>-1456</text:p>
          </table:table-cell>
          <table:table-cell table:number-columns-repeated="2" table:style-name="ce1"/>
          <table:table-cell office:value-type="float" office:value="8.3882840850181442" table:formula="of:=[.B13]/[Casi_totali.B13]" table:style-name="ce5">
            <text:p>8,39</text:p>
          </table:table-cell>
          <table:table-cell office:value-type="float" office:value="9.8185679611650478" table:formula="of:=[.B13]/[Positivi.B13]" table:style-name="ce5">
            <text:p>9,82</text:p>
          </table:table-cell>
          <table:table-cell office:value-type="float" office:value="11.921389283727828" table:formula="of:=100/[.G13]" table:style-name="ce6">
            <text:p>11,9</text:p>
          </table:table-cell>
          <table:table-cell office:value-type="float" office:value="10.184784623941662" table:formula="of:=100/[.H13]" table:style-name="ce6">
            <text:p>10,2</text:p>
          </table:table-cell>
          <table:table-cell table:number-columns-repeated="16374"/>
        </table:table-row>
        <table:table-row table:style-name="ro1">
          <table:table-cell office:value-type="date" office:date-value="2020-03-06T00:00:00" table:style-name="ce7">
            <text:p>6/3</text:p>
          </table:table-cell>
          <table:table-cell office:value-type="float" office:value="36359" table:style-name="ce3">
            <text:p>36359</text:p>
          </table:table-cell>
          <table:table-cell office:value-type="float" office:value="3997" table:formula="of:=[.B14]-[.B13]" table:style-name="ce1">
            <text:p>3997</text:p>
          </table:table-cell>
          <table:table-cell office:value-type="float" office:value="1472" table:formula="of:=[.C14]-[.C13]" table:style-name="ce1">
            <text:p>1472</text:p>
          </table:table-cell>
          <table:table-cell table:number-columns-repeated="2" table:style-name="ce1"/>
          <table:table-cell office:value-type="float" office:value="7.8427523727351165" table:formula="of:=[.B14]/[Casi_totali.B14]" table:style-name="ce5">
            <text:p>7,84</text:p>
          </table:table-cell>
          <table:table-cell office:value-type="float" office:value="9.2847293156281925" table:formula="of:=[.B14]/[Positivi.B14]" table:style-name="ce5">
            <text:p>9,28</text:p>
          </table:table-cell>
          <table:table-cell office:value-type="float" office:value="12.750625704777359" table:formula="of:=100/[.G14]" table:style-name="ce6">
            <text:p>12,8</text:p>
          </table:table-cell>
          <table:table-cell office:value-type="float" office:value="10.77037322258588" table:formula="of:=100/[.H14]" table:style-name="ce6">
            <text:p>10,8</text:p>
          </table:table-cell>
          <table:table-cell table:number-columns-repeated="16374"/>
        </table:table-row>
        <table:table-row table:style-name="ro1">
          <table:table-cell office:value-type="date" office:date-value="2020-03-07T00:00:00" table:style-name="ce7">
            <text:p>7/3</text:p>
          </table:table-cell>
          <table:table-cell office:value-type="float" office:value="42062" table:style-name="ce3">
            <text:p>42062</text:p>
          </table:table-cell>
          <table:table-cell office:value-type="float" office:value="5703" table:formula="of:=[.B15]-[.B14]" table:style-name="ce1">
            <text:p>5703</text:p>
          </table:table-cell>
          <table:table-cell office:value-type="float" office:value="1706" table:formula="of:=[.C15]-[.C14]" table:style-name="ce1">
            <text:p>1706</text:p>
          </table:table-cell>
          <table:table-cell table:number-columns-repeated="2" table:style-name="ce1"/>
          <table:table-cell office:value-type="float" office:value="7.1497535271120176" table:formula="of:=[.B15]/[Casi_totali.B15]" table:style-name="ce5">
            <text:p>7,15</text:p>
          </table:table-cell>
          <table:table-cell office:value-type="float" office:value="8.3110057300928677" table:formula="of:=[.B15]/[Positivi.B15]" table:style-name="ce5">
            <text:p>8,31</text:p>
          </table:table-cell>
          <table:table-cell office:value-type="float" office:value="13.9864961247682" table:formula="of:=100/[.G15]" table:style-name="ce6">
            <text:p>14,0</text:p>
          </table:table-cell>
          <table:table-cell office:value-type="float" office:value="12.0322381246731" table:formula="of:=100/[.H15]" table:style-name="ce6">
            <text:p>12,0</text:p>
          </table:table-cell>
          <table:table-cell table:number-columns-repeated="16374"/>
        </table:table-row>
        <table:table-row table:style-name="ro1">
          <table:table-cell office:value-type="date" office:date-value="2020-03-08T00:00:00" table:style-name="ce7">
            <text:p>8/3</text:p>
          </table:table-cell>
          <table:table-cell office:value-type="float" office:value="49937" table:style-name="ce3">
            <text:p>49937</text:p>
          </table:table-cell>
          <table:table-cell office:value-type="float" office:value="7875" table:formula="of:=[.B16]-[.B15]" table:style-name="ce1">
            <text:p>7875</text:p>
          </table:table-cell>
          <table:table-cell office:value-type="float" office:value="2172" table:formula="of:=[.C16]-[.C15]" table:style-name="ce1">
            <text:p>2172</text:p>
          </table:table-cell>
          <table:table-cell table:number-columns-repeated="2" table:style-name="ce1"/>
          <table:table-cell office:value-type="float" office:value="6.7711186440677968" table:formula="of:=[.B16]/[Casi_totali.B16]" table:style-name="ce5">
            <text:p>6,77</text:p>
          </table:table-cell>
          <table:table-cell office:value-type="float" office:value="7.8185376546109282" table:formula="of:=[.B16]/[Positivi.B16]" table:style-name="ce5">
            <text:p>7,82</text:p>
          </table:table-cell>
          <table:table-cell office:value-type="float" office:value="14.768608446642769" table:formula="of:=100/[.G16]" table:style-name="ce6">
            <text:p>14,8</text:p>
          </table:table-cell>
          <table:table-cell office:value-type="float" office:value="12.79011554558744" table:formula="of:=100/[.H16]" table:style-name="ce6">
            <text:p>12,8</text:p>
          </table:table-cell>
          <table:table-cell table:number-columns-repeated="16374"/>
        </table:table-row>
        <table:table-row table:style-name="ro1">
          <table:table-cell office:value-type="date" office:date-value="2020-03-09T00:00:00" table:style-name="ce7">
            <text:p>9/3</text:p>
          </table:table-cell>
          <table:table-cell office:value-type="float" office:value="53826" table:formula="of:=[Dati.L17]" table:style-name="ce3">
            <text:p>53826</text:p>
          </table:table-cell>
          <table:table-cell office:value-type="float" office:value="3889" table:formula="of:=[.B17]-[.B16]" table:style-name="ce1">
            <text:p>3889</text:p>
          </table:table-cell>
          <table:table-cell office:value-type="float" office:value="-3986" table:formula="of:=[.C17]-[.C16]" table:style-name="ce1">
            <text:p>-3986</text:p>
          </table:table-cell>
          <table:table-cell table:number-columns-repeated="2" table:style-name="ce1"/>
          <table:table-cell office:value-type="float" office:value="5.8685128652420406" table:formula="of:=[.B17]/[Casi_totali.B17]" table:style-name="ce5">
            <text:p>5,87</text:p>
          </table:table-cell>
          <table:table-cell office:value-type="float" office:value="6.7408891671884783" table:formula="of:=[.B17]/[Positivi.B17]" table:style-name="ce5">
            <text:p>6,74</text:p>
          </table:table-cell>
          <table:table-cell office:value-type="float" office:value="17.040092148775685" table:formula="of:=100/[.G17]" table:style-name="ce6">
            <text:p>17,0</text:p>
          </table:table-cell>
          <table:table-cell office:value-type="float" office:value="14.834838182291087" table:formula="of:=100/[.H17]" table:style-name="ce6">
            <text:p>14,8</text:p>
          </table:table-cell>
          <table:table-cell table:number-columns-repeated="16374"/>
        </table:table-row>
        <table:table-row table:style-name="ro1">
          <table:table-cell office:value-type="date" office:date-value="2020-03-10T00:00:00" table:style-name="ce7">
            <text:p>10/3</text:p>
          </table:table-cell>
          <table:table-cell office:value-type="float" office:value="60761" table:formula="of:=[Dati.L18]" table:style-name="ce3">
            <text:p>60761</text:p>
          </table:table-cell>
          <table:table-cell office:value-type="float" office:value="6935" table:formula="of:=[.B18]-[.B17]" table:style-name="ce1">
            <text:p>6935</text:p>
          </table:table-cell>
          <table:table-cell office:value-type="float" office:value="3046" table:formula="of:=[.C18]-[.C17]" table:style-name="ce1">
            <text:p>3046</text:p>
          </table:table-cell>
          <table:table-cell table:number-columns-repeated="2" table:style-name="ce1"/>
          <table:table-cell office:value-type="float" office:value="5.9868952606168095" table:formula="of:=[.B18]/[Casi_totali.B18]" table:style-name="ce5">
            <text:p>5,99</text:p>
          </table:table-cell>
          <table:table-cell office:value-type="float" office:value="7.1365985435752881" table:formula="of:=[.B18]/[Positivi.B18]" table:style-name="ce5">
            <text:p>7,14</text:p>
          </table:table-cell>
          <table:table-cell office:value-type="float" office:value="16.703148401112557" table:formula="of:=100/[.G18]" table:style-name="ce6">
            <text:p>16,7</text:p>
          </table:table-cell>
          <table:table-cell office:value-type="float" office:value="14.012277612284194" table:formula="of:=100/[.H18]" table:style-name="ce6">
            <text:p>14,0</text:p>
          </table:table-cell>
          <table:table-cell table:style-name="ce1">
            <draw:frame draw:z-index="4" draw:id="id18" draw:style-name="a18" draw:name="Grafico 4" svg:x="0.59583in" svg:y="0.1625in" svg:width="5in" svg:height="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date" office:date-value="2020-03-11T00:00:00" table:style-name="ce7">
            <text:p>11/3</text:p>
          </table:table-cell>
          <table:table-cell office:value-type="float" office:value="73154" table:formula="of:=[Dati.L19]" table:style-name="ce3">
            <text:p>73154</text:p>
          </table:table-cell>
          <table:table-cell office:value-type="float" office:value="12393" table:formula="of:=[.B19]-[.B18]" table:style-name="ce1">
            <text:p>12393</text:p>
          </table:table-cell>
          <table:table-cell office:value-type="float" office:value="5458" table:formula="of:=[.C19]-[.C18]" table:style-name="ce1">
            <text:p>5458</text:p>
          </table:table-cell>
          <table:table-cell table:number-columns-repeated="2" table:style-name="ce1"/>
          <table:table-cell office:value-type="float" office:value="5.8701653025196601" table:formula="of:=[.B19]/[Casi_totali.B19]" table:style-name="ce5">
            <text:p>5,87</text:p>
          </table:table-cell>
          <table:table-cell office:value-type="float" office:value="6.9078375826251177" table:formula="of:=[.B19]/[Positivi.B19]" table:style-name="ce5">
            <text:p>6,91</text:p>
          </table:table-cell>
          <table:table-cell office:value-type="float" office:value="17.035295404215763" table:formula="of:=100/[.G19]" table:style-name="ce6">
            <text:p>17,0</text:p>
          </table:table-cell>
          <table:table-cell office:value-type="float" office:value="14.476310249610412" table:formula="of:=100/[.H19]" table:style-name="ce6">
            <text:p>14,5</text:p>
          </table:table-cell>
          <table:table-cell table:number-columns-repeated="7"/>
          <table:table-cell table:style-name="ce1">
            <draw:frame draw:z-index="3" draw:id="id17" draw:style-name="a17" draw:name="Grafico 3" svg:x="0.6625in" svg:y="0.02083in" svg:width="5in" svg:height="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office:value-type="date" office:date-value="2020-03-12T00:00:00" table:style-name="ce7">
            <text:p>12/3</text:p>
          </table:table-cell>
          <table:table-cell office:value-type="float" office:value="86011" table:formula="of:=[Dati.L20]" table:style-name="ce3">
            <text:p>86011</text:p>
          </table:table-cell>
          <table:table-cell office:value-type="float" office:value="12857" table:formula="of:=[.B20]-[.B19]" table:style-name="ce1">
            <text:p>12857</text:p>
          </table:table-cell>
          <table:table-cell office:value-type="float" office:value="464" table:formula="of:=[.C20]-[.C19]" table:style-name="ce1">
            <text:p>464</text:p>
          </table:table-cell>
          <table:table-cell table:number-columns-repeated="2" table:style-name="ce1"/>
          <table:table-cell office:value-type="float" office:value="5.6911930126381263" table:formula="of:=[.B20]/[Casi_totali.B20]" table:style-name="ce5">
            <text:p>5,69</text:p>
          </table:table-cell>
          <table:table-cell office:value-type="float" office:value="6.6991977568346446" table:formula="of:=[.B20]/[Positivi.B20]" table:style-name="ce5">
            <text:p>6,70</text:p>
          </table:table-cell>
          <table:table-cell office:value-type="float" office:value="17.57100835939589" table:formula="of:=100/[.G20]" table:style-name="ce6">
            <text:p>17,6</text:p>
          </table:table-cell>
          <table:table-cell office:value-type="float" office:value="14.927160479473555" table:formula="of:=100/[.H20]" table:style-name="ce6">
            <text:p>14,9</text:p>
          </table:table-cell>
          <table:table-cell table:number-columns-repeated="16374"/>
        </table:table-row>
        <table:table-row table:style-name="ro1">
          <table:table-cell office:value-type="date" office:date-value="2020-03-13T00:00:00" table:style-name="ce7">
            <text:p>13/3</text:p>
          </table:table-cell>
          <table:table-cell office:value-type="float" office:value="97488" table:formula="of:=[Dati.L21]" table:style-name="ce3">
            <text:p>97488</text:p>
          </table:table-cell>
          <table:table-cell office:value-type="float" office:value="11477" table:formula="of:=[.B21]-[.B20]" table:style-name="ce1">
            <text:p>11477</text:p>
          </table:table-cell>
          <table:table-cell office:value-type="float" office:value="-1380" table:formula="of:=[.C21]-[.C20]" table:style-name="ce1">
            <text:p>-1380</text:p>
          </table:table-cell>
          <table:table-cell table:number-columns-repeated="2" table:style-name="ce1"/>
          <table:table-cell office:value-type="float" office:value="5.5202718006795015" table:formula="of:=[.B21]/[Casi_totali.B21]" table:style-name="ce5">
            <text:p>5,52</text:p>
          </table:table-cell>
          <table:table-cell office:value-type="float" office:value="6.5187562688064196" table:formula="of:=[.B21]/[Positivi.B21]" table:style-name="ce5">
            <text:p>6,52</text:p>
          </table:table-cell>
          <table:table-cell office:value-type="float" office:value="18.115050057442968" table:formula="of:=100/[.G21]" table:style-name="ce6">
            <text:p>18,1</text:p>
          </table:table-cell>
          <table:table-cell office:value-type="float" office:value="15.340349581486951" table:formula="of:=100/[.H21]" table:style-name="ce6">
            <text:p>15,3</text:p>
          </table:table-cell>
          <table:table-cell table:number-columns-repeated="16374"/>
        </table:table-row>
        <table:table-row table:style-name="ro1">
          <table:table-cell office:value-type="date" office:date-value="2020-03-14T00:00:00" table:style-name="ce7">
            <text:p>14/3</text:p>
          </table:table-cell>
          <table:table-cell office:value-type="float" office:value="109170" table:formula="of:=[Dati.L22]" table:style-name="ce3">
            <text:p>109170</text:p>
          </table:table-cell>
          <table:table-cell office:value-type="float" office:value="11682" table:formula="of:=[.B22]-[.B21]" table:style-name="ce1">
            <text:p>11682</text:p>
          </table:table-cell>
          <table:table-cell office:value-type="float" office:value="205" table:formula="of:=[.C22]-[.C21]" table:style-name="ce1">
            <text:p>205</text:p>
          </table:table-cell>
          <table:table-cell table:number-columns-repeated="2" table:style-name="ce1"/>
          <table:table-cell office:value-type="float" office:value="5.1599943281183531" table:formula="of:=[.B22]/[Casi_totali.B22]" table:style-name="ce5">
            <text:p>5,16</text:p>
          </table:table-cell>
          <table:table-cell office:value-type="float" office:value="6.150422535211268" table:formula="of:=[.B22]/[Positivi.B22]" table:style-name="ce5">
            <text:p>6,15</text:p>
          </table:table-cell>
          <table:table-cell office:value-type="float" office:value="19.379866263625537" table:formula="of:=100/[.G22]" table:style-name="ce6">
            <text:p>19,4</text:p>
          </table:table-cell>
          <table:table-cell office:value-type="float" office:value="16.259045525327469" table:formula="of:=100/[.H22]" table:style-name="ce6">
            <text:p>16,3</text:p>
          </table:table-cell>
          <table:table-cell table:number-columns-repeated="16374"/>
        </table:table-row>
        <table:table-row table:style-name="ro1">
          <table:table-cell office:value-type="date" office:date-value="2020-03-15T00:00:00" table:style-name="ce7">
            <text:p>15/3</text:p>
          </table:table-cell>
          <table:table-cell office:value-type="float" office:value="124899" table:formula="of:=[Dati.L23]" table:style-name="ce3">
            <text:p>124899</text:p>
          </table:table-cell>
          <table:table-cell office:value-type="float" office:value="15729" table:formula="of:=[.B23]-[.B22]" table:style-name="ce1">
            <text:p>15729</text:p>
          </table:table-cell>
          <table:table-cell office:value-type="float" office:value="4047" table:formula="of:=[.C23]-[.C22]" table:style-name="ce1">
            <text:p>4047</text:p>
          </table:table-cell>
          <table:table-cell table:number-columns-repeated="2" table:style-name="ce1"/>
          <table:table-cell office:value-type="float" office:value="5.0470360043641653" table:formula="of:=[.B23]/[Casi_totali.B23]" table:style-name="ce5">
            <text:p>5,05</text:p>
          </table:table-cell>
          <table:table-cell office:value-type="float" office:value="6.0621754113478623" table:formula="of:=[.B23]/[Positivi.B23]" table:style-name="ce5">
            <text:p>6,06</text:p>
          </table:table-cell>
          <table:table-cell office:value-type="float" office:value="19.813609396392284" table:formula="of:=100/[.G23]" table:style-name="ce6">
            <text:p>19,8</text:p>
          </table:table-cell>
          <table:table-cell office:value-type="float" office:value="16.495728548667323" table:formula="of:=100/[.H23]" table:style-name="ce6">
            <text:p>16,5</text:p>
          </table:table-cell>
          <table:table-cell table:number-columns-repeated="16374"/>
        </table:table-row>
        <table:table-row table:style-name="ro1">
          <table:table-cell office:value-type="date" office:date-value="2020-03-16T00:00:00" table:style-name="ce7">
            <text:p>16/3</text:p>
          </table:table-cell>
          <table:table-cell office:value-type="float" office:value="137962" table:formula="of:=[Dati.L24]" table:style-name="ce3">
            <text:p>137962</text:p>
          </table:table-cell>
          <table:table-cell office:value-type="float" office:value="13063" table:formula="of:=[.B24]-[.B23]" table:style-name="ce1">
            <text:p>13063</text:p>
          </table:table-cell>
          <table:table-cell office:value-type="float" office:value="-2666" table:formula="of:=[.C24]-[.C23]" table:style-name="ce1">
            <text:p>-2666</text:p>
          </table:table-cell>
          <table:table-cell table:number-columns-repeated="2" table:style-name="ce1"/>
          <table:table-cell office:value-type="float" office:value="4.9307362401715515" table:formula="of:=[.B24]/[Casi_totali.B24]" table:style-name="ce5">
            <text:p>4,93</text:p>
          </table:table-cell>
          <table:table-cell office:value-type="float" office:value="5.9793698262037882" table:formula="of:=[.B24]/[Positivi.B24]" table:style-name="ce5">
            <text:p>5,98</text:p>
          </table:table-cell>
          <table:table-cell office:value-type="float" office:value="20.280946927414792" table:formula="of:=100/[.G24]" table:style-name="ce6">
            <text:p>20,3</text:p>
          </table:table-cell>
          <table:table-cell office:value-type="float" office:value="16.724170423739871" table:formula="of:=100/[.H24]" table:style-name="ce6">
            <text:p>16,7</text:p>
          </table:table-cell>
          <table:table-cell table:number-columns-repeated="16374"/>
        </table:table-row>
        <table:table-row table:style-name="ro1">
          <table:table-cell office:value-type="date" office:date-value="2020-03-17T00:00:00" table:style-name="ce7">
            <text:p>17/3</text:p>
          </table:table-cell>
          <table:table-cell office:value-type="float" office:value="148657" table:formula="of:=[Dati.L25]" table:style-name="ce3">
            <text:p>148657</text:p>
          </table:table-cell>
          <table:table-cell office:value-type="float" office:value="10695" table:formula="of:=[.B25]-[.B24]" table:style-name="ce1">
            <text:p>10695</text:p>
          </table:table-cell>
          <table:table-cell office:value-type="float" office:value="-2368" table:formula="of:=[.C25]-[.C24]" table:style-name="ce1">
            <text:p>-2368</text:p>
          </table:table-cell>
          <table:table-cell table:number-columns-repeated="2" table:style-name="ce1"/>
          <table:table-cell office:value-type="float" office:value="4.7183711039167147" table:formula="of:=[.B25]/[Casi_totali.B25]" table:style-name="ce5">
            <text:p>4,72</text:p>
          </table:table-cell>
          <table:table-cell office:value-type="float" office:value="5.7039751362136446" table:formula="of:=[.B25]/[Positivi.B25]" table:style-name="ce5">
            <text:p>5,70</text:p>
          </table:table-cell>
          <table:table-cell office:value-type="float" office:value="21.193754750869449" table:formula="of:=100/[.G25]" table:style-name="ce6">
            <text:p>21,2</text:p>
          </table:table-cell>
          <table:table-cell office:value-type="float" office:value="17.531633222788027" table:formula="of:=100/[.H25]" table:style-name="ce6">
            <text:p>17,5</text:p>
          </table:table-cell>
          <table:table-cell table:number-columns-repeated="16374"/>
        </table:table-row>
        <table:table-row table:style-name="ro1">
          <table:table-cell office:value-type="date" office:date-value="2020-03-18T00:00:00" table:style-name="ce7">
            <text:p>18/3</text:p>
          </table:table-cell>
          <table:table-cell office:value-type="float" office:value="165541" table:formula="of:=[Dati.L26]" table:style-name="ce3">
            <text:p>165541</text:p>
          </table:table-cell>
          <table:table-cell office:value-type="float" office:value="16884" table:formula="of:=[.B26]-[.B25]" table:style-name="ce1">
            <text:p>16884</text:p>
          </table:table-cell>
          <table:table-cell office:value-type="float" office:value="6189" table:formula="of:=[.C26]-[.C25]" table:style-name="ce1">
            <text:p>6189</text:p>
          </table:table-cell>
          <table:table-cell table:number-columns-repeated="2" table:style-name="ce1"/>
          <table:table-cell office:value-type="float" office:value="4.6353148713353685" table:formula="of:=[.B26]/[Casi_totali.B26]" table:style-name="ce5">
            <text:p>4,64</text:p>
          </table:table-cell>
          <table:table-cell office:value-type="float" office:value="5.7659700452803904" table:formula="of:=[.B26]/[Positivi.B26]" table:style-name="ce5">
            <text:p>5,77</text:p>
          </table:table-cell>
          <table:table-cell office:value-type="float" office:value="21.573507469448653" table:formula="of:=100/[.G26]" table:style-name="ce6">
            <text:p>21,6</text:p>
          </table:table-cell>
          <table:table-cell office:value-type="float" office:value="17.343135537419734" table:formula="of:=100/[.H26]" table:style-name="ce6">
            <text:p>17,3</text:p>
          </table:table-cell>
          <table:table-cell table:number-columns-repeated="16374"/>
        </table:table-row>
        <table:table-row table:style-name="ro1">
          <table:table-cell office:value-type="date" office:date-value="2020-03-19T00:00:00" table:style-name="ce7">
            <text:p>19/3</text:p>
          </table:table-cell>
          <table:table-cell office:value-type="float" office:value="182777" table:formula="of:=[Dati.L27]" table:style-name="ce3">
            <text:p>182777</text:p>
          </table:table-cell>
          <table:table-cell office:value-type="float" office:value="17236" table:formula="of:=[.B27]-[.B26]" table:style-name="ce1">
            <text:p>17236</text:p>
          </table:table-cell>
          <table:table-cell office:value-type="float" office:value="352" table:formula="of:=[.C27]-[.C26]" table:style-name="ce1">
            <text:p>352</text:p>
          </table:table-cell>
          <table:table-cell table:number-columns-repeated="2" table:style-name="ce1"/>
          <table:table-cell office:value-type="float" office:value="4.4541732667235285" table:formula="of:=[.B27]/[Casi_totali.B27]" table:style-name="ce5">
            <text:p>4,45</text:p>
          </table:table-cell>
          <table:table-cell office:value-type="float" office:value="5.5069900572461581" table:formula="of:=[.B27]/[Positivi.B27]" table:style-name="ce5">
            <text:p>5,51</text:p>
          </table:table-cell>
          <table:table-cell office:value-type="float" office:value="22.450855413974406" table:formula="of:=100/[.G27]" table:style-name="ce6">
            <text:p>22,5</text:p>
          </table:table-cell>
          <table:table-cell office:value-type="float" office:value="18.158739885215319" table:formula="of:=100/[.H27]" table:style-name="ce6">
            <text:p>18,2</text:p>
          </table:table-cell>
          <table:table-cell table:number-columns-repeated="16374"/>
        </table:table-row>
        <table:table-row table:style-name="ro1">
          <table:table-cell office:value-type="date" office:date-value="2020-03-20T00:00:00" table:style-name="ce7">
            <text:p>20/3</text:p>
          </table:table-cell>
          <table:table-cell office:value-type="float" office:value="206886" table:formula="of:=[Dati.L28]" table:style-name="ce3">
            <text:p>206886</text:p>
          </table:table-cell>
          <table:table-cell office:value-type="float" office:value="24109" table:formula="of:=[.B28]-[.B27]" table:style-name="ce1">
            <text:p>24109</text:p>
          </table:table-cell>
          <table:table-cell office:value-type="float" office:value="6873" table:formula="of:=[.C28]-[.C27]" table:style-name="ce1">
            <text:p>6873</text:p>
          </table:table-cell>
          <table:table-cell table:number-columns-repeated="2" table:style-name="ce1"/>
          <table:table-cell office:value-type="float" office:value="4.3998638906020711" table:formula="of:=[.B28]/[Casi_totali.B28]" table:style-name="ce5">
            <text:p>4,40</text:p>
          </table:table-cell>
          <table:table-cell office:value-type="float" office:value="5.4645007923930269" table:formula="of:=[.B28]/[Positivi.B28]" table:style-name="ce5">
            <text:p>5,46</text:p>
          </table:table-cell>
          <table:table-cell office:value-type="float" office:value="22.727975793432133" table:formula="of:=100/[.G28]" table:style-name="ce6">
            <text:p>22,7</text:p>
          </table:table-cell>
          <table:table-cell office:value-type="float" office:value="18.299933296598127" table:formula="of:=100/[.H28]" table:style-name="ce6">
            <text:p>18,3</text:p>
          </table:table-cell>
          <table:table-cell table:number-columns-repeated="16374"/>
        </table:table-row>
        <table:table-row table:style-name="ro1">
          <table:table-cell office:value-type="date" office:date-value="2020-03-21T00:00:00" table:style-name="ce7">
            <text:p>21/3</text:p>
          </table:table-cell>
          <table:table-cell office:value-type="float" office:value="233222" table:formula="of:=[Dati.L29]" table:style-name="ce3">
            <text:p>233222</text:p>
          </table:table-cell>
          <table:table-cell office:value-type="float" office:value="26336" table:formula="of:=[.B29]-[.B28]" table:style-name="ce1">
            <text:p>26336</text:p>
          </table:table-cell>
          <table:table-cell office:value-type="float" office:value="2227" table:formula="of:=[.C29]-[.C28]" table:style-name="ce1">
            <text:p>2227</text:p>
          </table:table-cell>
          <table:table-cell table:number-columns-repeated="2" table:style-name="ce1"/>
          <table:table-cell office:value-type="float" office:value="4.3529433722796673" table:formula="of:=[.B29]/[Casi_totali.B29]" table:style-name="ce5">
            <text:p>4,35</text:p>
          </table:table-cell>
          <table:table-cell office:value-type="float" office:value="5.4643049600524822" table:formula="of:=[.B29]/[Positivi.B29]" table:style-name="ce5">
            <text:p>5,46</text:p>
          </table:table-cell>
          <table:table-cell office:value-type="float" office:value="22.972961384431997" table:formula="of:=100/[.G29]" table:style-name="ce6">
            <text:p>23,0</text:p>
          </table:table-cell>
          <table:table-cell office:value-type="float" office:value="18.300589138245964" table:formula="of:=100/[.H29]" table:style-name="ce6">
            <text:p>18,3</text:p>
          </table:table-cell>
          <table:table-cell table:number-columns-repeated="16374"/>
        </table:table-row>
        <table:table-row table:style-name="ro1">
          <table:table-cell office:value-type="date" office:date-value="2020-03-22T00:00:00" table:style-name="ce7">
            <text:p>22/3</text:p>
          </table:table-cell>
          <table:table-cell office:value-type="float" office:value="258402" table:formula="of:=[Dati.L30]" table:style-name="ce3">
            <text:p>258402</text:p>
          </table:table-cell>
          <table:table-cell office:value-type="float" office:value="25180" table:formula="of:=[.B30]-[.B29]" table:style-name="ce1">
            <text:p>25180</text:p>
          </table:table-cell>
          <table:table-cell office:value-type="float" office:value="-1156" table:formula="of:=[.C30]-[.C29]" table:style-name="ce1">
            <text:p>-1156</text:p>
          </table:table-cell>
          <table:table-cell table:number-columns-repeated="2" table:style-name="ce1"/>
          <table:table-cell office:value-type="float" office:value="4.3694747877845037" table:formula="of:=[.B30]/[Casi_totali.B30]" table:style-name="ce5">
            <text:p>4,37</text:p>
          </table:table-cell>
          <table:table-cell office:value-type="float" office:value="5.5405892190917276" table:formula="of:=[.B30]/[Positivi.B30]" table:style-name="ce5">
            <text:p>5,54</text:p>
          </table:table-cell>
          <table:table-cell office:value-type="float" office:value="22.886045773639523" table:formula="of:=100/[.G30]" table:style-name="ce6">
            <text:p>22,9</text:p>
          </table:table-cell>
          <table:table-cell office:value-type="float" office:value="18.048621914691065" table:formula="of:=100/[.H30]" table:style-name="ce6">
            <text:p>18,0</text:p>
          </table:table-cell>
          <table:table-cell table:number-columns-repeated="16374"/>
        </table:table-row>
        <table:table-row table:style-name="ro1">
          <table:table-cell office:value-type="date" office:date-value="2020-03-23T00:00:00" table:style-name="ce7">
            <text:p>23/3</text:p>
          </table:table-cell>
          <table:table-cell office:value-type="float" office:value="275468" table:formula="of:=[Dati.L31]" table:style-name="ce3">
            <text:p>275468</text:p>
          </table:table-cell>
          <table:table-cell office:value-type="float" office:value="17066" table:formula="of:=[.B31]-[.B30]" table:style-name="ce1">
            <text:p>17066</text:p>
          </table:table-cell>
          <table:table-cell office:value-type="float" office:value="-8114" table:formula="of:=[.C31]-[.C30]" table:style-name="ce1">
            <text:p>-8114</text:p>
          </table:table-cell>
          <table:table-cell table:number-columns-repeated="2" table:style-name="ce1"/>
          <table:table-cell office:value-type="float" office:value="4.309102570119042" table:formula="of:=[.B31]/[Casi_totali.B31]" table:style-name="ce5">
            <text:p>4,31</text:p>
          </table:table-cell>
          <table:table-cell office:value-type="float" office:value="5.4636836050616839" table:formula="of:=[.B31]/[Positivi.B31]" table:style-name="ce5">
            <text:p>5,46</text:p>
          </table:table-cell>
          <table:table-cell office:value-type="float" office:value="23.206688254171084" table:formula="of:=100/[.G31]" table:style-name="ce6">
            <text:p>23,2</text:p>
          </table:table-cell>
          <table:table-cell office:value-type="float" office:value="18.302670364615857" table:formula="of:=100/[.H31]" table:style-name="ce6">
            <text:p>18,3</text:p>
          </table:table-cell>
          <table:table-cell table:number-columns-repeated="16374"/>
        </table:table-row>
        <table:table-row table:style-name="ro1">
          <table:table-cell office:value-type="date" office:date-value="2020-03-24T00:00:00" table:style-name="ce7">
            <text:p>24/3</text:p>
          </table:table-cell>
          <table:table-cell office:value-type="float" office:value="296964" table:formula="of:=[Dati.L32]" table:style-name="ce3">
            <text:p>296964</text:p>
          </table:table-cell>
          <table:table-cell office:value-type="float" office:value="21496" table:formula="of:=[.B32]-[.B31]" table:style-name="ce1">
            <text:p>21496</text:p>
          </table:table-cell>
          <table:table-cell office:value-type="float" office:value="4430" table:formula="of:=[.C32]-[.C31]" table:style-name="ce1">
            <text:p>4430</text:p>
          </table:table-cell>
          <table:table-cell table:number-columns-repeated="2" table:style-name="ce1"/>
          <table:table-cell office:value-type="float" office:value="4.2928761420145714" table:formula="of:=[.B32]/[Casi_totali.B32]" table:style-name="ce5">
            <text:p>4,29</text:p>
          </table:table-cell>
          <table:table-cell office:value-type="float" office:value="5.4962798445308163" table:formula="of:=[.B32]/[Positivi.B32]" table:style-name="ce5">
            <text:p>5,50</text:p>
          </table:table-cell>
          <table:table-cell office:value-type="float" office:value="23.294406055952912" table:formula="of:=100/[.G32]" table:style-name="ce6">
            <text:p>23,3</text:p>
          </table:table-cell>
          <table:table-cell office:value-type="float" office:value="18.194124540348326" table:formula="of:=100/[.H32]" table:style-name="ce6">
            <text:p>18,2</text:p>
          </table:table-cell>
          <table:table-cell table:number-columns-repeated="16374"/>
        </table:table-row>
        <table:table-row table:style-name="ro1">
          <table:table-cell office:value-type="date" office:date-value="2020-03-25T00:00:00" table:style-name="ce7">
            <text:p>25/3</text:p>
          </table:table-cell>
          <table:table-cell office:value-type="float" office:value="324445" table:formula="of:=[Dati.L33]" table:style-name="ce3">
            <text:p>324445</text:p>
          </table:table-cell>
          <table:table-cell office:value-type="float" office:value="27481" table:formula="of:=[.B33]-[.B32]" table:style-name="ce1">
            <text:p>27481</text:p>
          </table:table-cell>
          <table:table-cell office:value-type="float" office:value="5985" table:formula="of:=[.C33]-[.C32]" table:style-name="ce1">
            <text:p>5985</text:p>
          </table:table-cell>
          <table:table-cell table:number-columns-repeated="2" table:style-name="ce1"/>
          <table:table-cell office:value-type="float" office:value="4.3616406313015892" table:formula="of:=[.B33]/[Casi_totali.B33]" table:style-name="ce5">
            <text:p>4,36</text:p>
          </table:table-cell>
          <table:table-cell office:value-type="float" office:value="5.6404617444063909" table:formula="of:=[.B33]/[Positivi.B33]" table:style-name="ce5">
            <text:p>5,64</text:p>
          </table:table-cell>
          <table:table-cell office:value-type="float" office:value="22.927152521999105" table:formula="of:=100/[.G33]" table:style-name="ce6">
            <text:p>22,9</text:p>
          </table:table-cell>
          <table:table-cell office:value-type="float" office:value="17.729044984512011" table:formula="of:=100/[.H33]" table:style-name="ce6">
            <text:p>17,7</text:p>
          </table:table-cell>
          <table:table-cell table:number-columns-repeated="16374"/>
        </table:table-row>
        <table:table-row table:style-name="ro1">
          <table:table-cell office:value-type="date" office:date-value="2020-03-26T00:00:00" table:style-name="ce7">
            <text:p>26/3</text:p>
          </table:table-cell>
          <table:table-cell office:value-type="float" office:value="361060" table:formula="of:=[Dati.L34]" table:style-name="ce3">
            <text:p>361060</text:p>
          </table:table-cell>
          <table:table-cell office:value-type="float" office:value="36615" table:formula="of:=[.B34]-[.B33]" table:style-name="ce1">
            <text:p>36615</text:p>
          </table:table-cell>
          <table:table-cell office:value-type="float" office:value="9134" table:formula="of:=[.C34]-[.C33]" table:style-name="ce1">
            <text:p>9134</text:p>
          </table:table-cell>
          <table:table-cell table:number-columns-repeated="2" table:style-name="ce1"/>
          <table:table-cell office:value-type="float" office:value="4.4830454810712821" table:formula="of:=[.B34]/[Casi_totali.B34]" table:style-name="ce5">
            <text:p>4,48</text:p>
          </table:table-cell>
          <table:table-cell office:value-type="float" office:value="5.8223275764759004" table:formula="of:=[.B34]/[Positivi.B34]" table:style-name="ce5">
            <text:p>5,82</text:p>
          </table:table-cell>
          <table:table-cell office:value-type="float" office:value="22.306264886722428" table:formula="of:=100/[.G34]" table:style-name="ce6">
            <text:p>22,3</text:p>
          </table:table-cell>
          <table:table-cell office:value-type="float" office:value="17.17526172935246" table:formula="of:=100/[.H34]" table:style-name="ce6">
            <text:p>17,2</text:p>
          </table:table-cell>
          <table:table-cell table:number-columns-repeated="16374"/>
        </table:table-row>
        <table:table-row table:style-name="ro1">
          <table:table-cell office:value-type="date" office:date-value="2020-03-27T00:00:00" table:style-name="ce7">
            <text:p>27/3</text:p>
          </table:table-cell>
          <table:table-cell office:value-type="float" office:value="394079" table:formula="of:=[Dati.L35]" table:style-name="ce3">
            <text:p>394079</text:p>
          </table:table-cell>
          <table:table-cell office:value-type="float" office:value="33019" table:formula="of:=[.B35]-[.B34]" table:style-name="ce1">
            <text:p>33019</text:p>
          </table:table-cell>
          <table:table-cell office:value-type="float" office:value="-3596" table:formula="of:=[.C35]-[.C34]" table:style-name="ce1">
            <text:p>-3596</text:p>
          </table:table-cell>
          <table:table-cell table:number-columns-repeated="2" table:style-name="ce1"/>
          <table:table-cell office:value-type="float" office:value="4.555931929061944" table:formula="of:=[.B35]/[Casi_totali.B35]" table:style-name="ce5">
            <text:p>4,56</text:p>
          </table:table-cell>
          <table:table-cell office:value-type="float" office:value="5.9336736230312885" table:formula="of:=[.B35]/[Positivi.B35]" table:style-name="ce5">
            <text:p>5,93</text:p>
          </table:table-cell>
          <table:table-cell office:value-type="float" office:value="21.949406083551775" table:formula="of:=100/[.G35]" table:style-name="ce6">
            <text:p>21,9</text:p>
          </table:table-cell>
          <table:table-cell office:value-type="float" office:value="16.852966029653953" table:formula="of:=100/[.H35]" table:style-name="ce6">
            <text:p>16,9</text:p>
          </table:table-cell>
          <table:table-cell table:number-columns-repeated="16374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2">
      <number:number number:decimal-places="1" number:min-integer-digits="1"/>
    </number:number-style>
    <number:date-style style:name="N45P0">
      <number:day/>
      <number:text>/</number:text>
      <number:month/>
    </number:date-style>
    <number:text-style style:name="N45">
      <number:text-content/>
      <style:map style:condition="value()&gt;=0" style:apply-style-name="N45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Carpaneto</dc:creator>
    <meta:creation-date>2020-03-08T10:50:30Z</meta:creation-date>
    <dc:date>2020-03-27T17:17:32Z</dc:date>
    <meta:editing-cycles>14</meta:editing-cycles>
    <meta:editing-duration>PT51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B$1" chart:values-cell-range-address="Casi_totali.$B$3:.$B$35" chart:class="chart:scatter" chart:attached-axis="primary-y" chart:style-name="G0S0">
            <chart:domain table:cell-range-address="Casi_totali.$A$3:.$A$35"/>
            <chart:data-point chart:repeated="33"/>
          </chart:series>
          <chart:series chart:label-cell-address="Casi_totali.$C$1" chart:values-cell-range-address="Casi_totali.$C$3:.$C$35" chart:class="chart:scatter" chart:attached-axis="primary-y" chart:style-name="G0S1">
            <chart:domain table:cell-range-address="Casi_totali.$A$3:.$A$35"/>
            <chart:data-point chart:repeated="33"/>
          </chart:series>
          <chart:series chart:label-cell-address="Casi_totali.$D$1" chart:values-cell-range-address="Casi_totali.$D$3:.$D$35" chart:class="chart:scatter" chart:attached-axis="primary-y" chart:style-name="G0S2">
            <chart:domain table:cell-range-address="Casi_totali.$A$3:.$A$35"/>
            <chart:data-point chart:repeated="33"/>
          </chart:series>
          <chart:series chart:label-cell-address="Casi_totali.$E$1" chart:values-cell-range-address="Casi_totali.$E$3:.$E$35" chart:class="chart:scatter" chart:attached-axis="primary-y" chart:style-name="G0S3">
            <chart:domain table:cell-range-address="Casi_totali.$A$3:.$A$35"/>
            <chart:data-point chart:repeated="3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60157480314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C$1" chart:values-cell-range-address="Ospedalizzati.$C$3:.$C$40" chart:class="chart:scatter" chart:attached-axis="primary-y" chart:style-name="G0S0">
            <chart:domain table:cell-range-address="Ospedalizzati.$A$3:.$A$40"/>
            <chart:data-point chart:repeated="38"/>
          </chart:series>
          <chart:series chart:label-cell-address="Ospedalizzati.$D$1" chart:values-cell-range-address="Ospedalizzati.$D$3:.$D$40" chart:class="chart:scatter" chart:attached-axis="primary-y" chart:style-name="G0S1">
            <chart:domain table:cell-range-address="Ospedalizzati.$A$3:.$A$40"/>
            <chart:data-point chart:repeated="38"/>
          </chart:series>
          <chart:series chart:label-cell-address="Ospedalizzati.$E$1" chart:values-cell-range-address="Ospedalizzati.$E$3:.$E$40" chart:class="chart:scatter" chart:attached-axis="primary-y" chart:style-name="G0S2">
            <chart:domain table:cell-range-address="Ospedalizzati.$A$3:.$A$40"/>
            <chart:data-point chart:repeated="3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B$1" chart:values-cell-range-address="Quarantena.$B$3:.$B$37" chart:class="chart:scatter" chart:attached-axis="primary-y" chart:style-name="G0S0">
            <chart:domain table:cell-range-address="Quarantena.$A$3:.$A$37"/>
            <chart:data-point chart:repeated="35"/>
          </chart:series>
          <chart:series chart:label-cell-address="Quarantena.$C$1" chart:values-cell-range-address="Quarantena.$C$3:.$C$37" chart:class="chart:scatter" chart:attached-axis="primary-y" chart:style-name="G0S1">
            <chart:domain table:cell-range-address="Quarantena.$A$3:.$A$37"/>
            <chart:data-point chart:repeated="35"/>
          </chart:series>
          <chart:series chart:label-cell-address="Quarantena.$D$1" chart:values-cell-range-address="Quarantena.$D$3:.$D$37" chart:class="chart:scatter" chart:attached-axis="primary-y" chart:style-name="G0S2">
            <chart:domain table:cell-range-address="Quarantena.$A$3:.$A$37"/>
            <chart:data-point chart:repeated="35"/>
          </chart:series>
          <chart:series chart:label-cell-address="Quarantena.$E$1" chart:values-cell-range-address="Quarantena.$E$3:.$E$37" chart:class="chart:scatter" chart:attached-axis="primary-y" chart:style-name="G0S3">
            <chart:domain table:cell-range-address="Quarantena.$A$3:.$A$37"/>
            <chart:data-point chart:repeated="35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C$1" chart:values-cell-range-address="Quarantena.$C$3:.$C$34" chart:class="chart:scatter" chart:attached-axis="primary-y" chart:style-name="G0S0">
            <chart:domain table:cell-range-address="Quarantena.$A$3:.$A$34"/>
            <chart:data-point chart:repeated="32"/>
          </chart:series>
          <chart:series chart:label-cell-address="Quarantena.$D$1" chart:values-cell-range-address="Quarantena.$D$3:.$D$34" chart:class="chart:scatter" chart:attached-axis="primary-y" chart:style-name="G0S1">
            <chart:domain table:cell-range-address="Quarantena.$A$3:.$A$34"/>
            <chart:data-point chart:repeated="32"/>
          </chart:series>
          <chart:series chart:label-cell-address="Quarantena.$E$1" chart:values-cell-range-address="Quarantena.$E$3:.$E$34" chart:class="chart:scatter" chart:attached-axis="primary-y" chart:style-name="G0S2">
            <chart:domain table:cell-range-address="Quarantena.$A$3:.$A$34"/>
            <chart:data-point chart:repeated="32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032283464567pt" svg:width="453.1744094488189pt" chart:style-name="Crt0">
        <chart:legend chart:legend-position="end" chart:legend-align="center" chart:style-name="Lgnd"/>
        <chart:plot-area svg:x="4.0pt" svg:y="5.0pt" svg:width="322.6293700787402pt" svg:height="245.203228346456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B$1" chart:values-cell-range-address="Positivi.$B$3:.$B$38" chart:class="chart:scatter" chart:attached-axis="primary-y" chart:style-name="G0S0">
            <chart:domain table:cell-range-address="Positivi.$A$3:.$A$38"/>
            <chart:data-point chart:repeated="36"/>
          </chart:series>
          <chart:series chart:label-cell-address="Positivi.$C$1" chart:values-cell-range-address="Positivi.$C$3:.$C$38" chart:class="chart:scatter" chart:attached-axis="primary-y" chart:style-name="G0S1">
            <chart:domain table:cell-range-address="Positivi.$A$3:.$A$38"/>
            <chart:data-point chart:repeated="36"/>
          </chart:series>
          <chart:series chart:label-cell-address="Positivi.$D$1" chart:values-cell-range-address="Positivi.$D$3:.$D$38" chart:class="chart:scatter" chart:attached-axis="primary-y" chart:style-name="G0S2">
            <chart:domain table:cell-range-address="Positivi.$A$3:.$A$38"/>
            <chart:data-point chart:repeated="36"/>
          </chart:series>
          <chart:series chart:label-cell-address="Positivi.$E$1" chart:values-cell-range-address="Positivi.$E$3:.$E$38" chart:class="chart:scatter" chart:attached-axis="primary-y" chart:style-name="G0S3">
            <chart:domain table:cell-range-address="Positivi.$A$3:.$A$38"/>
            <chart:data-point chart:repeated="36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C$1" chart:values-cell-range-address="Positivi.$C$3:.$C$38" chart:class="chart:scatter" chart:attached-axis="primary-y" chart:style-name="G0S0">
            <chart:domain table:cell-range-address="Positivi.$A$3:.$A$38"/>
            <chart:data-point chart:repeated="36"/>
          </chart:series>
          <chart:series chart:label-cell-address="Positivi.$D$1" chart:values-cell-range-address="Positivi.$D$3:.$D$38" chart:class="chart:scatter" chart:attached-axis="primary-y" chart:style-name="G0S1">
            <chart:domain table:cell-range-address="Positivi.$A$3:.$A$38"/>
            <chart:data-point chart:repeated="36"/>
          </chart:series>
          <chart:series chart:label-cell-address="Positivi.$E$1" chart:values-cell-range-address="Positivi.$E$3:.$E$38" chart:class="chart:scatter" chart:attached-axis="primary-y" chart:style-name="G0S2">
            <chart:domain table:cell-range-address="Positivi.$A$3:.$A$38"/>
            <chart:data-point chart:repeated="3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8.1002362204725pt" svg:width="452.7pt" chart:style-name="Crt0">
        <chart:title chart:style-name="CT00">
          <text:p text:style-name="a0" text:class-names="" text:cond-style-name="">log Positiv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Positivi.$B$3:.$B$37" chart:class="chart:scatter" chart:attached-axis="primary-y" chart:style-name="G0S0">
            <chart:domain table:cell-range-address="Positivi.$A$3:.$A$37"/>
            <chart:data-point chart:repeated="35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ampon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Tamponi.$B$1" chart:values-cell-range-address="Tamponi.$B$3:.$B$36" chart:class="chart:scatter" chart:attached-axis="primary-y" chart:style-name="G0S0">
            <chart:domain table:cell-range-address="Tamponi.$A$3:.$A$36"/>
            <chart:data-point chart:repeated="34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d1 tampon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amponi.$C$3:.$C$34" chart:class="chart:scatter" chart:attached-axis="primary-y" chart:style-name="G0S0">
            <chart:domain table:cell-range-address="Tamponi.$A$3:.$A$34"/>
            <chart:data-point chart:repeated="32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amponi/casi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Tamponi.$G$1" chart:values-cell-range-address="Tamponi.$G$3:.$G$34" chart:class="chart:scatter" chart:attached-axis="primary-y" chart:style-name="G0S0">
            <chart:domain table:cell-range-address="Tamponi.$A$3:.$A$34"/>
            <chart:data-point chart:repeated="32"/>
          </chart:series>
          <chart:series chart:label-cell-address="Tamponi.$H$1" chart:values-cell-range-address="Tamponi.$H$3:.$H$34" chart:class="chart:scatter" chart:attached-axis="primary-y" chart:style-name="G0S1">
            <chart:domain table:cell-range-address="Tamponi.$A$3:.$A$34"/>
            <chart:data-point chart:repeated="32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>
      <number:number number:decimal-places="1"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3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asi/ tamponi %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Tamponi.$I$1" chart:values-cell-range-address="Tamponi.$I$3:.$I$39" chart:class="chart:scatter" chart:attached-axis="primary-y" chart:style-name="G0S0">
            <chart:domain table:cell-range-address="Tamponi.$A$3:.$A$39"/>
            <chart:data-point chart:repeated="37"/>
          </chart:series>
          <chart:series chart:label-cell-address="Tamponi.$J$1" chart:values-cell-range-address="Tamponi.$J$2:.$J$39" chart:class="chart:scatter" chart:attached-axis="primary-y" chart:style-name="G0S1">
            <chart:domain table:cell-range-address="Tamponi.$A$2:.$A$39"/>
            <chart:data-point chart:repeated="38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3.74716535433071pt" svg:y="6.575669291338583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C$1" chart:values-cell-range-address="Casi_totali.$C$3:.$C$37" chart:class="chart:scatter" chart:attached-axis="primary-y" chart:style-name="G0S0">
            <chart:domain table:cell-range-address="Casi_totali.$A$3:.$A$37"/>
            <chart:data-point chart:repeated="35"/>
          </chart:series>
          <chart:series chart:label-cell-address="Casi_totali.$D$1" chart:values-cell-range-address="Casi_totali.$D$3:.$D$37" chart:class="chart:scatter" chart:attached-axis="primary-y" chart:style-name="G0S1">
            <chart:domain table:cell-range-address="Casi_totali.$A$3:.$A$37"/>
            <chart:data-point chart:repeated="35"/>
          </chart:series>
          <chart:series chart:label-cell-address="Casi_totali.$E$1" chart:values-cell-range-address="Casi_totali.$E$3:.$E$37" chart:class="chart:scatter" chart:attached-axis="primary-y" chart:style-name="G0S2">
            <chart:domain table:cell-range-address="Casi_totali.$A$3:.$A$37"/>
            <chart:data-point chart:repeated="3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otale_casi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Casi_totali.$B$1" chart:values-cell-range-address="Casi_totali.$B$3:.$B$41" chart:class="chart:scatter" chart:attached-axis="primary-y" chart:style-name="G0S0">
            <chart:domain table:cell-range-address="Casi_totali.$A$3:.$A$41"/>
            <chart:data-point chart:repeated="3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Terapia_inten.$B$1" chart:values-cell-range-address="Terapia_inten.$B$3:.$B$44" chart:class="chart:scatter" chart:attached-axis="primary-y" chart:style-name="G0S0">
            <chart:domain table:cell-range-address="Terapia_inten.$A$3:.$A$44"/>
            <chart:data-point chart:repeated="42"/>
          </chart:series>
          <chart:series chart:label-cell-address="Terapia_inten.$C$1" chart:values-cell-range-address="Terapia_inten.$C$2:.$C$41" chart:class="chart:scatter" chart:attached-axis="primary-y" chart:style-name="G0S1">
            <chart:domain table:cell-range-address="Terapia_inten.$A$2:.$A$41"/>
            <chart:data-point chart:repeated="40"/>
          </chart:series>
          <chart:series chart:label-cell-address="Terapia_inten.$D$1" chart:values-cell-range-address="Terapia_inten.$D$2:.$D$26" chart:class="chart:scatter" chart:attached-axis="primary-y" chart:style-name="G0S2">
            <chart:domain table:cell-range-address="Terapia_inten.$A$2:.$A$26"/>
            <chart:data-point chart:repeated="25"/>
          </chart:series>
          <chart:series chart:label-cell-address="Terapia_inten.$E$1" chart:values-cell-range-address="Terapia_inten.$E$2:.$E$41" chart:class="chart:scatter" chart:attached-axis="primary-y" chart:style-name="G0S3">
            <chart:domain table:cell-range-address="Terapia_inten.$A$2:.$A$41"/>
            <chart:data-point chart:repeated="4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B$1" chart:values-cell-range-address="Guariti.$B$3:.$B$34" chart:class="chart:scatter" chart:attached-axis="primary-y" chart:style-name="G0S0">
            <chart:domain table:cell-range-address="Guariti.$A$3:.$A$34"/>
            <chart:data-point chart:repeated="32"/>
          </chart:series>
          <chart:series chart:label-cell-address="Guariti.$C$1" chart:values-cell-range-address="Guariti.$C$3:.$C$34" chart:class="chart:scatter" chart:attached-axis="primary-y" chart:style-name="G0S1">
            <chart:domain table:cell-range-address="Guariti.$A$3:.$A$34"/>
            <chart:data-point chart:repeated="32"/>
          </chart:series>
          <chart:series chart:label-cell-address="Guariti.$D$1" chart:values-cell-range-address="Guariti.$D$3:.$D$34" chart:class="chart:scatter" chart:attached-axis="primary-y" chart:style-name="G0S2">
            <chart:domain table:cell-range-address="Guariti.$A$3:.$A$34"/>
            <chart:data-point chart:repeated="32"/>
          </chart:series>
          <chart:series chart:label-cell-address="Guariti.$E$1" chart:values-cell-range-address="Guariti.$E$3:.$E$34" chart:class="chart:scatter" chart:attached-axis="primary-y" chart:style-name="G0S3">
            <chart:domain table:cell-range-address="Guariti.$A$3:.$A$34"/>
            <chart:data-point chart:repeated="32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66.75165354330708pt" svg:y="10.23204724409449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C$1" chart:values-cell-range-address="Guariti.$C$3:.$C$35" chart:class="chart:scatter" chart:attached-axis="primary-y" chart:style-name="G0S0">
            <chart:domain table:cell-range-address="Guariti.$A$3:.$A$35"/>
            <chart:data-point chart:repeated="33"/>
          </chart:series>
          <chart:series chart:label-cell-address="Guariti.$D$1" chart:values-cell-range-address="Guariti.$D$3:.$D$35" chart:class="chart:scatter" chart:attached-axis="primary-y" chart:style-name="G0S1">
            <chart:domain table:cell-range-address="Guariti.$A$3:.$A$35"/>
            <chart:data-point chart:repeated="33"/>
          </chart:series>
          <chart:series chart:label-cell-address="Guariti.$E$1" chart:values-cell-range-address="Guariti.$E$3:.$E$35" chart:class="chart:scatter" chart:attached-axis="primary-y" chart:style-name="G0S2">
            <chart:domain table:cell-range-address="Guariti.$A$3:.$A$35"/>
            <chart:data-point chart:repeated="3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9.807244094488188pt" svg:y="10.26023622047244pt" svg:width="386.7351181102362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C$1" chart:values-cell-range-address="Deceduti.$C$3:.$C$35" chart:class="chart:scatter" chart:attached-axis="primary-y" chart:style-name="G0S0">
            <chart:domain table:cell-range-address="Deceduti.$A$3:.$A$35"/>
            <chart:data-point chart:repeated="33"/>
          </chart:series>
          <chart:series chart:label-cell-address="Deceduti.$D$1" chart:values-cell-range-address="Deceduti.$D$3:.$D$35" chart:class="chart:scatter" chart:attached-axis="primary-y" chart:style-name="G0S1">
            <chart:domain table:cell-range-address="Deceduti.$A$3:.$A$35"/>
            <chart:data-point chart:repeated="33"/>
          </chart:series>
          <chart:series chart:label-cell-address="Deceduti.$E$1" chart:values-cell-range-address="Deceduti.$E$3:.$E$35" chart:class="chart:scatter" chart:attached-axis="primary-y" chart:style-name="G0S2">
            <chart:domain table:cell-range-address="Deceduti.$A$3:.$A$35"/>
            <chart:data-point chart:repeated="3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9.98220472440945pt" svg:y="10.26023622047244pt" svg:width="360.5161417322835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B$1" chart:values-cell-range-address="Deceduti.$B$3:.$B$35" chart:class="chart:scatter" chart:attached-axis="primary-y" chart:style-name="G0S0">
            <chart:domain table:cell-range-address="Deceduti.$A$3:.$A$35"/>
            <chart:data-point chart:repeated="33"/>
          </chart:series>
          <chart:series chart:label-cell-address="Deceduti.$C$1" chart:values-cell-range-address="Deceduti.$C$3:.$C$35" chart:class="chart:scatter" chart:attached-axis="primary-y" chart:style-name="G0S1">
            <chart:domain table:cell-range-address="Deceduti.$A$3:.$A$35"/>
            <chart:data-point chart:repeated="33"/>
          </chart:series>
          <chart:series chart:label-cell-address="Deceduti.$D$1" chart:values-cell-range-address="Deceduti.$D$3:.$D$35" chart:class="chart:scatter" chart:attached-axis="primary-y" chart:style-name="G0S2">
            <chart:domain table:cell-range-address="Deceduti.$A$3:.$A$35"/>
            <chart:data-point chart:repeated="33"/>
          </chart:series>
          <chart:series chart:label-cell-address="Deceduti.$E$1" chart:values-cell-range-address="Deceduti.$E$3:.$E$35" chart:class="chart:scatter" chart:attached-axis="primary-y" chart:style-name="G0S3">
            <chart:domain table:cell-range-address="Deceduti.$A$3:.$A$35"/>
            <chart:data-point chart:repeated="3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313385826771pt" svg:width="453.2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B$1" chart:values-cell-range-address="Ospedalizzati.$B$3:.$B$41" chart:class="chart:scatter" chart:attached-axis="primary-y" chart:style-name="G0S0">
            <chart:domain table:cell-range-address="Ospedalizzati.$A$3:.$A$41"/>
            <chart:data-point chart:repeated="39"/>
          </chart:series>
          <chart:series chart:label-cell-address="Ospedalizzati.$C$1" chart:values-cell-range-address="Ospedalizzati.$C$3:.$C$41" chart:class="chart:scatter" chart:attached-axis="primary-y" chart:style-name="G0S1">
            <chart:domain table:cell-range-address="Ospedalizzati.$A$3:.$A$41"/>
            <chart:data-point chart:repeated="39"/>
          </chart:series>
          <chart:series chart:label-cell-address="Ospedalizzati.$D$1" chart:values-cell-range-address="Ospedalizzati.$D$3:.$D$41" chart:class="chart:scatter" chart:attached-axis="primary-y" chart:style-name="G0S2">
            <chart:domain table:cell-range-address="Ospedalizzati.$A$3:.$A$41"/>
            <chart:data-point chart:repeated="39"/>
          </chart:series>
          <chart:series chart:label-cell-address="Ospedalizzati.$E$1" chart:values-cell-range-address="Ospedalizzati.$E$3:.$E$41" chart:class="chart:scatter" chart:attached-axis="primary-y" chart:style-name="G0S3">
            <chart:domain table:cell-range-address="Ospedalizzati.$A$3:.$A$41"/>
            <chart:data-point chart:repeated="39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